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0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3" style:family="table-cell" style:parent-style-name="Default" style:data-style-name="N48">
      <style:text-properties fo:color="#000000"/>
    </style:style>
    <style:style style:name="ce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ackground-color="transparent"/>
      <style:text-properties fo:color="#000000"/>
    </style:style>
    <style:style style:name="ce4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Default" style:data-style-name="N4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46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8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51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Default" style:data-style-name="N48">
      <style:table-cell-properties style:vertical-align="middle"/>
      <style:text-properties fo:color="#000000"/>
    </style:style>
    <style:style style:name="ce57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58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63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5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69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2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3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4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80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81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4">
      <style:table-cell-properties fo:border-top="thin dotte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Default" style:data-style-name="N48">
      <style:text-properties fo:color="#000000"/>
    </style:style>
    <style:style style:name="ce107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8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109" style:family="table-cell" style:parent-style-name="Default" style:data-style-name="N49">
      <style:text-properties fo:color="#000000"/>
    </style:style>
    <style:style style:name="ce110" style:family="table-cell" style:parent-style-name="Default" style:data-style-name="N0">
      <style:text-properties fo:color="#000000"/>
    </style:style>
    <style:style style:name="ce11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3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2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5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7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1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" style:data-style-name="N54">
      <style:table-cell-properties style:vertical-align="automatic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19968__33324___36895__22577__34920_" style:data-style-name="N6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Default" style:data-style-name="N48">
      <style:text-properties fo:color="#000000" fo:font-weight="bold" style:font-weight-asian="bold" style:font-weight-complex="bold"/>
    </style:style>
    <style:style style:name="ce149" style:family="table-cell" style:parent-style-name="_21315__20998__20301__91_0_93_" style:data-style-name="N6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21315__20998__20301__91_0_93_" style:data-style-name="N75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64" style:family="table-cell" style:parent-style-name="_21315__20998__20301__91_0_93_" style:data-style-name="N56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8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21315__20998__20301__91_0_93_" style:data-style-name="N30">
      <style:table-cell-properties fo:border-top="thin dotte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1" style:family="table-cell" style:parent-style-name="_19968__33324___36895__22577__34920_" style:data-style-name="N0">
      <style:table-cell-properties style:vertical-align="middle" fo:background-color="transparent" style:cell-protect="none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7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76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7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/>
    </style:style>
    <style:style style:name="ce18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85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86" style:family="table-cell" style:parent-style-name="_21315__20998__20301__91_0_93_" style:data-style-name="N76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21315__20998__20301__91_0_93_" style:data-style-name="N6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9" style:family="table-cell" style:parent-style-name="_21315__20998__20301__91_0_93_" style:data-style-name="N54">
      <style:table-cell-properties fo:border-top="none" fo:border-bottom="thin solid #000000" fo:border-left="none" fo:border-right="none" style:vertical-align="automatic"/>
      <style:text-properties fo:color="#000000" style:font-name="新細明體" style:font-name-asian="新細明體" style:font-name-complex="新細明體" style:font-family-generic="roman"/>
    </style:style>
    <style:style style:name="ce190" style:family="table-cell" style:parent-style-name="_21315__20998__20301__91_0_93_" style:data-style-name="N61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1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2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21315__20998__20301_" style:data-style-name="N67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21315__20998__20301__91_0_93_" style:data-style-name="N65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32_3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7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8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9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3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4" style:family="table-cell" style:parent-style-name="_21315__20998__20301__91_0_93_" style:data-style-name="N7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5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6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9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1" style:family="table-cell" style:parent-style-name="_21315__20998__20301__91_0_93_" style:data-style-name="N6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3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21315__20998__20301__91_0_93_" style:data-style-name="N70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7" style:family="table-cell" style:parent-style-name="_21315__20998__20301__91_0_93_" style:data-style-name="N6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8" style:family="table-cell" style:parent-style-name="_21315__20998__20301__91_0_93_" style:data-style-name="N64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21315__20998__20301__91_0_93_" style:data-style-name="N6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21315__20998__20301__91_0_93_" style:data-style-name="N6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92.10_22806__31821__33287__22823__38520__37197__20598__35657__20214__21029__21450__22283__31821__21029_" style:data-style-name="N7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19968__33324__Book3" style:data-style-name="N73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92.10_22806__31821__33287__22823__38520__37197__20598__35657__20214__21029__21450__22283__31821__21029_" style:data-style-name="N7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Book3" style:data-style-name="N73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Book3" style:data-style-name="N7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Book2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Book2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30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1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2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3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4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5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6" style:family="table-cell" style:parent-style-name="_21315__20998__20301__91_0_93_" style:data-style-name="N30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37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38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24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4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6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4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9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/>
    </style:style>
    <style:style style:name="ce25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8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6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6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6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9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0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71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7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8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0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4" style:family="table-cell" style:parent-style-name="_19968__33324___36895__22577__34920_" style:data-style-name="N48">
      <style:table-cell-properties fo:border-top="thin dotted #000000" fo:border-bottom="thin dotte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85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8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89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 fo:font-size="11pt" style:font-size-asian="11pt" style:font-size-complex="11pt"/>
    </style:style>
    <style:style style:name="ce290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9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92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9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94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6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03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0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7" style:family="table-cell" style:parent-style-name="Default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0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0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1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5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5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6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7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8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41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2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3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7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8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9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3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54" style:family="table-cell" style:parent-style-name="_19968__33324___36895__22577__34920_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55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56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57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8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9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0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1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62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3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5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7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8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9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0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1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3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5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page" style:column-width="2.27541666666667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2.19604166666667cm" style:use-optimal-column-width="true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67229166666667cm" style:use-optimal-column-width="true"/>
    </style:style>
    <style:style style:name="co20" style:family="table-column">
      <style:table-column-properties fo:break-before="auto" style:column-width="2.69875cm" style:use-optimal-column-width="true"/>
    </style:style>
    <style:style style:name="co21" style:family="table-column">
      <style:table-column-properties fo:break-before="page" style:column-width="2.16958333333333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1.93145833333333cm"/>
    </style:style>
    <style:style style:name="co24" style:family="table-column">
      <style:table-column-properties fo:break-before="auto" style:column-width="2.01083333333333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1.87854166666667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1.825625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1.85208333333333cm"/>
    </style:style>
    <style:style style:name="co31" style:family="table-column">
      <style:table-column-properties fo:break-before="auto" style:column-width="2.11666666666667cm" style:use-optimal-column-width="true"/>
    </style:style>
    <style:style style:name="co32" style:family="table-column">
      <style:table-column-properties fo:break-before="auto" style:column-width="1.13770833333333cm"/>
    </style:style>
    <style:style style:name="co33" style:family="table-column">
      <style:table-column-properties fo:break-before="auto" style:column-width="1.37583333333333cm" style:use-optimal-column-width="true"/>
    </style:style>
    <style:style style:name="co34" style:family="table-column">
      <style:table-column-properties fo:break-before="auto" style:column-width="1.11125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1.77270833333333cm"/>
    </style:style>
    <style:style style:name="co37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28.9pt" style:use-optimal-row-height="false" fo:break-before="auto"/>
    </style:style>
    <style:style style:name="ro15" style:family="table-row">
      <style:table-row-properties style:row-height="42pt" style:use-optimal-row-height="false" fo:break-before="auto"/>
    </style:style>
    <style:style style:name="ro16" style:family="table-row">
      <style:table-row-properties style:row-height="22.15pt" style:use-optimal-row-height="false" fo:break-before="auto"/>
    </style:style>
    <style:style style:name="ro17" style:family="table-row">
      <style:table-row-properties style:row-height="55.5pt" style:use-optimal-row-height="false" fo:break-before="auto"/>
    </style:style>
    <style:style style:name="ro18" style:family="table-row">
      <style:table-row-properties style:row-height="14.65pt" style:use-optimal-row-height="false" fo:break-before="auto"/>
    </style:style>
    <style:style style:name="ro19" style:family="table-row">
      <style:table-row-properties style:row-height="13.9pt" style:use-optimal-row-height="false" fo:break-before="auto"/>
    </style:style>
    <style:style style:name="ro20" style:family="table-row">
      <style:table-row-properties style:row-height="14.85pt" style:use-optimal-row-height="false" fo:break-before="auto"/>
    </style:style>
    <style:style style:name="ro21" style:family="table-row">
      <style:table-row-properties style:row-height="15pt" style:use-optimal-row-height="true" fo:break-before="page"/>
    </style:style>
    <style:style style:name="ro22" style:family="table-row">
      <style:table-row-properties style:row-height="4.5pt" style:use-optimal-row-height="false" fo:break-before="auto"/>
    </style:style>
    <style:style style:name="ro23" style:family="table-row">
      <style:table-row-properties style:row-height="34.15pt" style:use-optimal-row-height="false" fo:break-before="auto"/>
    </style:style>
    <style:style style:name="ro24" style:family="table-row">
      <style:table-row-properties style:row-height="22.9pt" style:use-optimal-row-height="false" fo:break-before="auto"/>
    </style:style>
    <style:style style:name="ro25" style:family="table-row">
      <style:table-row-properties style:row-height="19.15pt" style:use-optimal-row-height="false" fo:break-before="auto"/>
    </style:style>
    <style:style style:name="ro26" style:family="table-row">
      <style:table-row-properties style:row-height="24.75pt" style:use-optimal-row-height="false" fo:break-before="auto"/>
    </style:style>
    <style:style style:name="ro27" style:family="table-row">
      <style:table-row-properties style:row-height="19.9pt" style:use-optimal-row-height="false" fo:break-before="auto"/>
    </style:style>
    <style:style style:name="ro28" style:family="table-row">
      <style:table-row-properties style:row-height="27pt" style:use-optimal-row-height="false" fo:break-before="auto"/>
    </style:style>
    <style:style style:name="ro29" style:family="table-row">
      <style:table-row-properties style:row-height="24.6pt" style:use-optimal-row-height="false" fo:break-before="auto"/>
    </style:style>
    <style:style style:name="ro30" style:family="table-row">
      <style:table-row-properties style:row-height="23.45pt" style:use-optimal-row-height="false" fo:break-before="auto"/>
    </style:style>
    <style:style style:name="ro31" style:family="table-row">
      <style:table-row-properties style:row-height="25.9pt" style:use-optimal-row-height="false" fo:break-before="auto"/>
    </style:style>
    <style:style style:name="ro32" style:family="table-row">
      <style:table-row-properties style:row-height="24pt" style:use-optimal-row-height="false" fo:break-before="auto"/>
    </style:style>
    <style:style style:name="ro33" style:family="table-row">
      <style:table-row-properties style:row-height="21.6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16.9pt" style:use-optimal-row-height="false" fo:break-before="auto"/>
    </style:style>
    <style:style style:name="ro36" style:family="table-row">
      <style:table-row-properties style:row-height="16.9pt" style:use-optimal-row-height="false" fo:break-before="page"/>
    </style:style>
    <style:style style:name="ro37" style:family="table-row">
      <style:table-row-properties style:row-height="23.25pt" style:use-optimal-row-height="false" fo:break-before="auto"/>
    </style:style>
    <style:style style:name="ro38" style:family="table-row">
      <style:table-row-properties style:row-height="14.45pt" style:use-optimal-row-height="false" fo:break-before="auto"/>
    </style:style>
    <style:style style:name="ro39" style:family="table-row">
      <style:table-row-properties style:row-height="8.25pt" style:use-optimal-row-height="false" fo:break-before="auto"/>
    </style:style>
    <style:style style:name="ro40" style:family="table-row">
      <style:table-row-properties style:row-height="30pt" style:use-optimal-row-height="false" fo:break-before="auto"/>
    </style:style>
    <style:style style:name="ro41" style:family="table-row">
      <style:table-row-properties style:row-height="25.15pt" style:use-optimal-row-height="false" fo:break-before="auto"/>
    </style:style>
    <style:style style:name="ro42" style:family="table-row">
      <style:table-row-properties style:row-height="26.45pt" style:use-optimal-row-height="false" fo:break-before="auto"/>
    </style:style>
    <style:style style:name="ro43" style:family="table-row">
      <style:table-row-properties style:row-height="22.5pt" style:use-optimal-row-height="false" fo:break-before="auto"/>
    </style:style>
    <style:style style:name="ro44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3" table:default-cell-style-name="ce33"/>
        <table:table-column table:style-name="co5" table:number-columns-repeated="10" table:default-cell-style-name="ce33"/>
        <table:table-column table:style-name="co6" table:default-cell-style-name="ce33"/>
        <table:table-column table:style-name="co7" table:default-cell-style-name="ce33"/>
        <table:table-column table:style-name="co8" table:number-columns-repeated="3" table:default-cell-style-name="ce33"/>
        <table:table-column table:style-name="co9" table:default-cell-style-name="ce33"/>
        <table:table-column table:style-name="co10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4" table:default-cell-style-name="ce33"/>
        <table:table-column table:style-name="co16" table:number-columns-repeated="16353" table:default-cell-style-name="ce33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247">
            <text:p>民 國 109 年 7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47">
            <text:p>民 國 109 年 7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61">
            <text:p>年月別</text:p>
          </table:table-cell>
          <table:covered-table-cell/>
          <table:table-cell table:style-name="ce202"/>
          <table:table-cell office:value-type="string" table:style-name="ce173">
            <text:p>人</text:p>
          </table:table-cell>
          <table:table-cell office:value-type="string" table:style-name="ce173">
            <text:p>口</text:p>
          </table:table-cell>
          <table:table-cell office:value-type="string" table:style-name="ce173">
            <text:p>數</text:p>
          </table:table-cell>
          <table:table-cell office:value-type="string" table:number-columns-spanned="4" table:number-rows-spanned="1" table:style-name="ce357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57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57">
            <text:p>自 然 增 加</text:p>
          </table:table-cell>
          <table:covered-table-cell/>
          <table:table-cell office:value-type="string" table:number-columns-spanned="6" table:number-rows-spanned="1" table:style-name="ce359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61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62">
            <text:p>遷入</text:p>
            <text:p>人數</text:p>
          </table:table-cell>
          <table:table-cell office:value-type="string" table:number-columns-spanned="1" table:number-rows-spanned="4" table:style-name="ce362">
            <text:p>遷出</text:p>
            <text:p>人數</text:p>
          </table:table-cell>
          <table:table-cell office:value-type="string" table:number-columns-spanned="1" table:number-rows-spanned="4" table:style-name="ce363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48">
            <text:p>戶　數</text:p>
          </table:table-cell>
          <table:table-cell office:value-type="string" table:number-columns-spanned="1" table:number-rows-spanned="2" table:style-name="ce245">
            <text:p>計</text:p>
          </table:table-cell>
          <table:table-cell office:value-type="string" table:number-columns-spanned="1" table:number-rows-spanned="2" table:style-name="ce245">
            <text:p>男</text:p>
          </table:table-cell>
          <table:table-cell office:value-type="string" table:number-columns-spanned="1" table:number-rows-spanned="2" table:style-name="ce245">
            <text:p>女</text:p>
          </table:table-cell>
          <table:table-cell office:value-type="string" table:number-columns-spanned="1" table:number-rows-spanned="3" table:style-name="ce357">
            <text:p>計</text:p>
          </table:table-cell>
          <table:table-cell office:value-type="string" table:number-columns-spanned="1" table:number-rows-spanned="3" table:style-name="ce357">
            <text:p>男</text:p>
          </table:table-cell>
          <table:table-cell office:value-type="string" table:number-columns-spanned="1" table:number-rows-spanned="3" table:style-name="ce357">
            <text:p>女</text:p>
          </table:table-cell>
          <table:table-cell office:value-type="string" table:style-name="ce174">
            <text:p>折合年</text:p>
          </table:table-cell>
          <table:table-cell office:value-type="string" table:number-columns-spanned="1" table:number-rows-spanned="3" table:style-name="ce357">
            <text:p>計</text:p>
          </table:table-cell>
          <table:table-cell office:value-type="string" table:number-columns-spanned="1" table:number-rows-spanned="3" table:style-name="ce357">
            <text:p>男</text:p>
          </table:table-cell>
          <table:table-cell office:value-type="string" table:number-columns-spanned="1" table:number-rows-spanned="3" table:style-name="ce357">
            <text:p>女</text:p>
          </table:table-cell>
          <table:table-cell office:value-type="string" table:style-name="ce175">
            <text:p>折合年</text:p>
          </table:table-cell>
          <table:table-cell office:value-type="string" table:number-columns-spanned="1" table:number-rows-spanned="2" table:style-name="ce245">
            <text:p>人 數</text:p>
          </table:table-cell>
          <table:table-cell office:value-type="string" table:style-name="ce176">
            <text:p>折合年自</text:p>
          </table:table-cell>
          <table:table-cell office:value-type="string" table:number-columns-spanned="1" table:number-rows-spanned="3" table:style-name="ce359">
            <text:p>合 計</text:p>
          </table:table-cell>
          <table:table-cell office:value-type="string" table:number-columns-spanned="1" table:number-rows-spanned="3" table:style-name="ce358">
            <text:p>不同性別</text:p>
          </table:table-cell>
          <table:table-cell office:value-type="string" table:number-columns-spanned="3" table:number-rows-spanned="1" table:style-name="ce359">
            <text:p>相同性別</text:p>
          </table:table-cell>
          <table:covered-table-cell table:number-columns-repeated="2"/>
          <table:table-cell office:value-type="string" table:style-name="ce177">
            <text:p>折合年</text:p>
          </table:table-cell>
          <table:table-cell office:value-type="string" table:number-columns-spanned="1" table:number-rows-spanned="3" table:style-name="ce359">
            <text:p>合 計</text:p>
          </table:table-cell>
          <table:table-cell office:value-type="string" table:number-columns-spanned="1" table:number-rows-spanned="3" table:style-name="ce358">
            <text:p>不同性別</text:p>
          </table:table-cell>
          <table:table-cell office:value-type="string" table:number-columns-spanned="3" table:number-rows-spanned="1" table:style-name="ce359">
            <text:p>相同性別</text:p>
          </table:table-cell>
          <table:covered-table-cell table:number-columns-repeated="2"/>
          <table:table-cell office:value-type="string" table:style-name="ce177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8">
            <text:p>粗出生率</text:p>
          </table:table-cell>
          <table:covered-table-cell/>
          <table:covered-table-cell/>
          <table:covered-table-cell/>
          <table:table-cell office:value-type="string" table:style-name="ce178">
            <text:p>粗死亡率</text:p>
          </table:table-cell>
          <table:covered-table-cell/>
          <table:table-cell office:value-type="string" table:style-name="ce17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59">
            <text:p>計</text:p>
          </table:table-cell>
          <table:table-cell office:value-type="string" table:number-columns-spanned="1" table:number-rows-spanned="2" table:style-name="ce359">
            <text:p>男</text:p>
          </table:table-cell>
          <table:table-cell office:value-type="string" table:number-columns-spanned="1" table:number-rows-spanned="2" table:style-name="ce360">
            <text:p>女</text:p>
          </table:table-cell>
          <table:table-cell office:value-type="string" table:style-name="ce179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59">
            <text:p>計</text:p>
          </table:table-cell>
          <table:table-cell office:value-type="string" table:number-columns-spanned="1" table:number-rows-spanned="2" table:style-name="ce359">
            <text:p>男</text:p>
          </table:table-cell>
          <table:table-cell office:value-type="string" table:number-columns-spanned="1" table:number-rows-spanned="2" table:style-name="ce360">
            <text:p>女</text:p>
          </table:table-cell>
          <table:table-cell office:value-type="string" table:style-name="ce179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table-cell table:style-name="ce239"/>
          <table:table-cell table:style-name="ce180"/>
          <table:table-cell table:number-columns-repeated="2" table:style-name="ce181"/>
          <table:covered-table-cell/>
          <table:covered-table-cell/>
          <table:covered-table-cell/>
          <table:table-cell office:value-type="string" table:style-name="ce182">
            <text:p>‰</text:p>
          </table:table-cell>
          <table:covered-table-cell/>
          <table:covered-table-cell/>
          <table:covered-table-cell/>
          <table:table-cell office:value-type="string" table:style-name="ce183">
            <text:p>‰</text:p>
          </table:table-cell>
          <table:table-cell table:style-name="ce181"/>
          <table:table-cell office:value-type="string" table:style-name="ce18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8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82">
            <text:p>‰</text:p>
          </table:table-cell>
          <table:covered-table-cell/>
          <table:covered-table-cell/>
          <table:covered-table-cell/>
          <table:table-cell table:number-columns-repeated="16353" table:style-name="ce42"/>
        </table:table-row>
        <table:table-row table:style-name="ro7">
          <table:table-cell table:style-name="ce43"/>
          <table:table-cell table:style-name="ce44"/>
          <table:table-cell table:style-name="ce240"/>
          <table:table-cell table:style-name="ce45"/>
          <table:table-cell table:number-columns-repeated="2" table:style-name="ce46"/>
          <table:table-cell table:number-columns-repeated="3" table:style-name="ce43"/>
          <table:table-cell table:style-name="ce47"/>
          <table:table-cell table:number-columns-repeated="3" table:style-name="ce43"/>
          <table:table-cell table:style-name="ce47"/>
          <table:table-cell table:style-name="ce46"/>
          <table:table-cell table:style-name="ce48"/>
          <table:table-cell table:style-name="ce43"/>
          <table:table-cell table:style-name="ce49"/>
          <table:table-cell table:number-columns-repeated="2" table:style-name="ce43"/>
          <table:table-cell table:style-name="ce46"/>
          <table:table-cell table:style-name="ce47"/>
          <table:table-cell table:style-name="ce43"/>
          <table:table-cell table:style-name="ce49"/>
          <table:table-cell table:number-columns-repeated="2" table:style-name="ce43"/>
          <table:table-cell table:style-name="ce46"/>
          <table:table-cell table:style-name="ce47"/>
          <table:table-cell table:number-columns-repeated="2" table:style-name="ce43"/>
          <table:table-cell table:style-name="ce50"/>
          <table:table-cell table:number-columns-repeated="16353" table:style-name="ce42"/>
        </table:table-row>
        <table:table-row table:style-name="ro8">
          <table:table-cell office:value-type="string" table:number-columns-spanned="2" table:number-rows-spanned="1" table:style-name="ce281">
            <text:p>40 年</text:p>
          </table:table-cell>
          <table:covered-table-cell/>
          <table:table-cell office:value-type="float" office:value="1440787" table:style-name="ce51">
            <text:p>1,440,787</text:p>
          </table:table-cell>
          <table:table-cell office:value-type="float" office:value="7869247" table:style-name="ce51">
            <text:p>7,869,247</text:p>
          </table:table-cell>
          <table:table-cell office:value-type="float" office:value="4016708" table:style-name="ce51">
            <text:p>4,016,708</text:p>
          </table:table-cell>
          <table:table-cell office:value-type="float" office:value="3852539" table:style-name="ce51">
            <text:p>3,852,539</text:p>
          </table:table-cell>
          <table:table-cell office:value-type="float" office:value="385383" table:style-name="ce51">
            <text:p>385,383</text:p>
          </table:table-cell>
          <table:table-cell office:value-type="float" office:value="197297" table:style-name="ce51">
            <text:p>197,297</text:p>
          </table:table-cell>
          <table:table-cell office:value-type="float" office:value="188086" table:style-name="ce51">
            <text:p>188,086</text:p>
          </table:table-cell>
          <table:table-cell office:value-type="float" office:value="49.97" table:style-name="ce52">
            <text:p>49.97</text:p>
          </table:table-cell>
          <table:table-cell office:value-type="float" office:value="89259" table:style-name="ce51">
            <text:p>89,259</text:p>
          </table:table-cell>
          <table:table-cell office:value-type="float" office:value="46225" table:style-name="ce51">
            <text:p>46,225</text:p>
          </table:table-cell>
          <table:table-cell office:value-type="float" office:value="43034" table:style-name="ce51">
            <text:p>43,034</text:p>
          </table:table-cell>
          <table:table-cell office:value-type="float" office:value="11.57" table:style-name="ce52">
            <text:p>11.57</text:p>
          </table:table-cell>
          <table:table-cell office:value-type="float" office:value="296124" table:style-name="ce164">
            <text:p>296,124</text:p>
          </table:table-cell>
          <table:table-cell office:value-type="float" office:value="38.4" table:style-name="ce53">
            <text:p>38.40</text:p>
          </table:table-cell>
          <table:table-cell table:style-name="ce51"/>
          <table:table-cell office:value-type="float" office:value="73676" table:style-name="ce51">
            <text:p>73,676</text:p>
          </table:table-cell>
          <table:table-cell table:number-columns-repeated="3" table:style-name="ce51"/>
          <table:table-cell office:value-type="float" office:value="9.5500000000000007" table:style-name="ce52">
            <text:p>9.55</text:p>
          </table:table-cell>
          <table:table-cell table:style-name="ce51"/>
          <table:table-cell office:value-type="float" office:value="3858" table:style-name="ce54">
            <text:p>3,858</text:p>
          </table:table-cell>
          <table:table-cell table:number-columns-repeated="3" table:style-name="ce52"/>
          <table:table-cell office:value-type="float" office:value="0.5" table:style-name="ce52">
            <text:p>0.50</text:p>
          </table:table-cell>
          <table:table-cell office:value-type="string" table:style-name="ce55">
            <text:p>…</text:p>
          </table:table-cell>
          <table:table-cell office:value-type="string" table:style-name="ce55">
            <text:p>…</text:p>
          </table:table-cell>
          <table:table-cell office:value-type="float" office:value="170729" table:style-name="ce55">
            <text:p>170,729</text:p>
          </table:table-cell>
          <table:table-cell table:number-columns-repeated="16353" table:style-name="ce56"/>
        </table:table-row>
        <table:table-row table:style-name="ro8">
          <table:table-cell office:value-type="string" table:number-columns-spanned="2" table:number-rows-spanned="1" table:style-name="ce281">
            <text:p>50 年</text:p>
          </table:table-cell>
          <table:covered-table-cell/>
          <table:table-cell office:value-type="float" office:value="2002493" table:style-name="ce51">
            <text:p>2,002,493</text:p>
          </table:table-cell>
          <table:table-cell office:value-type="float" office:value="11149139" table:style-name="ce51">
            <text:p>11,149,139</text:p>
          </table:table-cell>
          <table:table-cell office:value-type="float" office:value="5715463" table:style-name="ce51">
            <text:p>5,715,463</text:p>
          </table:table-cell>
          <table:table-cell office:value-type="float" office:value="5433676" table:style-name="ce51">
            <text:p>5,433,676</text:p>
          </table:table-cell>
          <table:table-cell office:value-type="float" office:value="420254" table:style-name="ce51">
            <text:p>420,254</text:p>
          </table:table-cell>
          <table:table-cell office:value-type="float" office:value="216728" table:style-name="ce51">
            <text:p>216,728</text:p>
          </table:table-cell>
          <table:table-cell office:value-type="float" office:value="203526" table:style-name="ce51">
            <text:p>203,526</text:p>
          </table:table-cell>
          <table:table-cell office:value-type="float" office:value="38.31" table:style-name="ce52">
            <text:p>38.31</text:p>
          </table:table-cell>
          <table:table-cell office:value-type="float" office:value="73823" table:style-name="ce51">
            <text:p>73,823</text:p>
          </table:table-cell>
          <table:table-cell office:value-type="float" office:value="40570" table:style-name="ce51">
            <text:p>40,570</text:p>
          </table:table-cell>
          <table:table-cell office:value-type="float" office:value="33253" table:style-name="ce51">
            <text:p>33,253</text:p>
          </table:table-cell>
          <table:table-cell office:value-type="float" office:value="6.73" table:style-name="ce52">
            <text:p>6.73</text:p>
          </table:table-cell>
          <table:table-cell office:value-type="float" office:value="346431" table:style-name="ce164">
            <text:p>346,431</text:p>
          </table:table-cell>
          <table:table-cell office:value-type="float" office:value="31.58" table:style-name="ce53">
            <text:p>31.58</text:p>
          </table:table-cell>
          <table:table-cell table:style-name="ce51"/>
          <table:table-cell office:value-type="float" office:value="83797" table:style-name="ce51">
            <text:p>83,797</text:p>
          </table:table-cell>
          <table:table-cell table:number-columns-repeated="3" table:style-name="ce51"/>
          <table:table-cell office:value-type="float" office:value="7.51" table:style-name="ce52">
            <text:p>7.51</text:p>
          </table:table-cell>
          <table:table-cell table:style-name="ce51"/>
          <table:table-cell office:value-type="float" office:value="4487" table:style-name="ce54">
            <text:p>4,487</text:p>
          </table:table-cell>
          <table:table-cell table:number-columns-repeated="3" table:style-name="ce52"/>
          <table:table-cell office:value-type="float" office:value="0.4" table:style-name="ce52">
            <text:p>0.40</text:p>
          </table:table-cell>
          <table:table-cell office:value-type="string" table:style-name="ce55">
            <text:p>…</text:p>
          </table:table-cell>
          <table:table-cell office:value-type="string" table:style-name="ce55">
            <text:p>…</text:p>
          </table:table-cell>
          <table:table-cell office:value-type="float" office:value="218098" table:style-name="ce55">
            <text:p>218,098</text:p>
          </table:table-cell>
          <table:table-cell table:number-columns-repeated="16353" table:style-name="ce56"/>
        </table:table-row>
        <table:table-row table:style-name="ro8">
          <table:table-cell office:value-type="string" table:number-columns-spanned="2" table:number-rows-spanned="1" table:style-name="ce281">
            <text:p>60 年</text:p>
          </table:table-cell>
          <table:covered-table-cell/>
          <table:table-cell office:value-type="float" office:value="2702792" table:style-name="ce51">
            <text:p>2,702,792</text:p>
          </table:table-cell>
          <table:table-cell office:value-type="float" office:value="14994823" table:style-name="ce51">
            <text:p>14,994,823</text:p>
          </table:table-cell>
          <table:table-cell office:value-type="float" office:value="7895140" table:style-name="ce51">
            <text:p>7,895,140</text:p>
          </table:table-cell>
          <table:table-cell office:value-type="float" office:value="7099683" table:style-name="ce51">
            <text:p>7,099,683</text:p>
          </table:table-cell>
          <table:table-cell office:value-type="float" office:value="380424" table:style-name="ce51">
            <text:p>380,424</text:p>
          </table:table-cell>
          <table:table-cell office:value-type="float" office:value="195938" table:style-name="ce51">
            <text:p>195,938</text:p>
          </table:table-cell>
          <table:table-cell office:value-type="float" office:value="184486" table:style-name="ce51">
            <text:p>184,486</text:p>
          </table:table-cell>
          <table:table-cell office:value-type="float" office:value="25.64" table:style-name="ce52">
            <text:p>25.64</text:p>
          </table:table-cell>
          <table:table-cell office:value-type="float" office:value="70954" table:style-name="ce51">
            <text:p>70,954</text:p>
          </table:table-cell>
          <table:table-cell office:value-type="float" office:value="41596" table:style-name="ce51">
            <text:p>41,596</text:p>
          </table:table-cell>
          <table:table-cell office:value-type="float" office:value="29358" table:style-name="ce51">
            <text:p>29,358</text:p>
          </table:table-cell>
          <table:table-cell office:value-type="float" office:value="4.78" table:style-name="ce52">
            <text:p>4.78</text:p>
          </table:table-cell>
          <table:table-cell office:value-type="float" office:value="309470" table:style-name="ce164">
            <text:p>309,470</text:p>
          </table:table-cell>
          <table:table-cell office:value-type="float" office:value="20.86" table:style-name="ce53">
            <text:p>20.86</text:p>
          </table:table-cell>
          <table:table-cell table:style-name="ce51"/>
          <table:table-cell office:value-type="float" office:value="106812" table:style-name="ce51">
            <text:p>106,812</text:p>
          </table:table-cell>
          <table:table-cell table:number-columns-repeated="3" table:style-name="ce51"/>
          <table:table-cell office:value-type="float" office:value="7.2" table:style-name="ce52">
            <text:p>7.20</text:p>
          </table:table-cell>
          <table:table-cell table:style-name="ce51"/>
          <table:table-cell office:value-type="float" office:value="5310" table:style-name="ce54">
            <text:p>5,310</text:p>
          </table:table-cell>
          <table:table-cell table:number-columns-repeated="3" table:style-name="ce52"/>
          <table:table-cell office:value-type="float" office:value="0.36" table:style-name="ce52">
            <text:p>0.36</text:p>
          </table:table-cell>
          <table:table-cell office:value-type="string" table:style-name="ce55">
            <text:p>…</text:p>
          </table:table-cell>
          <table:table-cell office:value-type="string" table:style-name="ce55">
            <text:p>…</text:p>
          </table:table-cell>
          <table:table-cell office:value-type="float" office:value="270905" table:style-name="ce51">
            <text:p>270,905</text:p>
          </table:table-cell>
          <table:table-cell table:number-columns-repeated="16353" table:style-name="ce56"/>
        </table:table-row>
        <table:table-row table:style-name="ro8">
          <table:table-cell office:value-type="string" table:number-columns-spanned="2" table:number-rows-spanned="1" table:style-name="ce281">
            <text:p>70 年</text:p>
          </table:table-cell>
          <table:covered-table-cell/>
          <table:table-cell office:value-type="float" office:value="3906015" table:style-name="ce51">
            <text:p>3,906,015</text:p>
          </table:table-cell>
          <table:table-cell office:value-type="float" office:value="18193955" table:style-name="ce51">
            <text:p>18,193,955</text:p>
          </table:table-cell>
          <table:table-cell office:value-type="float" office:value="9479508" table:style-name="ce51">
            <text:p>9,479,508</text:p>
          </table:table-cell>
          <table:table-cell office:value-type="float" office:value="8714447" table:style-name="ce51">
            <text:p>8,714,447</text:p>
          </table:table-cell>
          <table:table-cell office:value-type="float" office:value="412779" table:style-name="ce51">
            <text:p>412,779</text:p>
          </table:table-cell>
          <table:table-cell office:value-type="float" office:value="213273" table:style-name="ce51">
            <text:p>213,273</text:p>
          </table:table-cell>
          <table:table-cell office:value-type="float" office:value="199506" table:style-name="ce51">
            <text:p>199,506</text:p>
          </table:table-cell>
          <table:table-cell office:value-type="float" office:value="22.97" table:style-name="ce52">
            <text:p>22.97</text:p>
          </table:table-cell>
          <table:table-cell office:value-type="float" office:value="86848" table:style-name="ce51">
            <text:p>86,848</text:p>
          </table:table-cell>
          <table:table-cell office:value-type="float" office:value="52627" table:style-name="ce51">
            <text:p>52,627</text:p>
          </table:table-cell>
          <table:table-cell office:value-type="float" office:value="34221" table:style-name="ce51">
            <text:p>34,221</text:p>
          </table:table-cell>
          <table:table-cell office:value-type="float" office:value="4.83" table:style-name="ce52">
            <text:p>4.83</text:p>
          </table:table-cell>
          <table:table-cell office:value-type="float" office:value="325931" table:style-name="ce164">
            <text:p>325,931</text:p>
          </table:table-cell>
          <table:table-cell office:value-type="float" office:value="18.14" table:style-name="ce53">
            <text:p>18.14</text:p>
          </table:table-cell>
          <table:table-cell table:style-name="ce51"/>
          <table:table-cell office:value-type="float" office:value="167496" table:style-name="ce51">
            <text:p>167,496</text:p>
          </table:table-cell>
          <table:table-cell table:number-columns-repeated="3" table:style-name="ce51"/>
          <table:table-cell office:value-type="float" office:value="9.2899999999999991" table:style-name="ce52">
            <text:p>9.29</text:p>
          </table:table-cell>
          <table:table-cell table:style-name="ce51"/>
          <table:table-cell office:value-type="float" office:value="14875" table:style-name="ce54">
            <text:p>14,875</text:p>
          </table:table-cell>
          <table:table-cell table:number-columns-repeated="3" table:style-name="ce52"/>
          <table:table-cell office:value-type="float" office:value="0.83" table:style-name="ce52">
            <text:p>0.83</text:p>
          </table:table-cell>
          <table:table-cell office:value-type="string" table:style-name="ce55">
            <text:p>…</text:p>
          </table:table-cell>
          <table:table-cell office:value-type="string" table:style-name="ce55">
            <text:p>…</text:p>
          </table:table-cell>
          <table:table-cell office:value-type="float" office:value="310116" table:style-name="ce51">
            <text:p>310,116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1">
            <text:p>80 年</text:p>
          </table:table-cell>
          <table:covered-table-cell/>
          <table:table-cell office:value-type="float" office:value="5227185" table:style-name="ce51">
            <text:p>5,227,185</text:p>
          </table:table-cell>
          <table:table-cell office:value-type="float" office:value="20605831" table:style-name="ce51">
            <text:p>20,605,831</text:p>
          </table:table-cell>
          <table:table-cell office:value-type="float" office:value="10640276" table:style-name="ce51">
            <text:p>10,640,276</text:p>
          </table:table-cell>
          <table:table-cell office:value-type="float" office:value="9965555" table:style-name="ce51">
            <text:p>9,965,555</text:p>
          </table:table-cell>
          <table:table-cell office:value-type="float" office:value="321932" table:style-name="ce51">
            <text:p>321,932</text:p>
          </table:table-cell>
          <table:table-cell office:value-type="float" office:value="168865" table:style-name="ce51">
            <text:p>168,865</text:p>
          </table:table-cell>
          <table:table-cell office:value-type="float" office:value="153067" table:style-name="ce51">
            <text:p>153,067</text:p>
          </table:table-cell>
          <table:table-cell office:value-type="float" office:value="15.7" table:style-name="ce52">
            <text:p>15.70</text:p>
          </table:table-cell>
          <table:table-cell office:value-type="float" office:value="106284" table:style-name="ce51">
            <text:p>106,284</text:p>
          </table:table-cell>
          <table:table-cell office:value-type="float" office:value="65386" table:style-name="ce51">
            <text:p>65,386</text:p>
          </table:table-cell>
          <table:table-cell office:value-type="float" office:value="40898" table:style-name="ce51">
            <text:p>40,898</text:p>
          </table:table-cell>
          <table:table-cell office:value-type="float" office:value="5.18" table:style-name="ce52">
            <text:p>5.18</text:p>
          </table:table-cell>
          <table:table-cell office:value-type="float" office:value="215648" table:style-name="ce164">
            <text:p>215,648</text:p>
          </table:table-cell>
          <table:table-cell office:value-type="float" office:value="10.52" table:style-name="ce53">
            <text:p>10.52</text:p>
          </table:table-cell>
          <table:table-cell table:style-name="ce51"/>
          <table:table-cell office:value-type="float" office:value="162972" table:style-name="ce51">
            <text:p>162,972</text:p>
          </table:table-cell>
          <table:table-cell table:number-columns-repeated="3" table:style-name="ce51"/>
          <table:table-cell office:value-type="float" office:value="7.95" table:style-name="ce52">
            <text:p>7.95</text:p>
          </table:table-cell>
          <table:table-cell table:style-name="ce51"/>
          <table:table-cell office:value-type="float" office:value="28298" table:style-name="ce54">
            <text:p>28,298</text:p>
          </table:table-cell>
          <table:table-cell table:number-columns-repeated="3" table:style-name="ce52"/>
          <table:table-cell office:value-type="float" office:value="1.38" table:style-name="ce52">
            <text:p>1.38</text:p>
          </table:table-cell>
          <table:table-cell office:value-type="float" office:value="1477764" table:style-name="ce51">
            <text:p>1,477,764</text:p>
          </table:table-cell>
          <table:table-cell office:value-type="float" office:value="1489892" table:style-name="ce51">
            <text:p>1,489,892</text:p>
          </table:table-cell>
          <table:table-cell office:value-type="float" office:value="345523" table:style-name="ce51">
            <text:p>345,523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1">
            <text:p>90 年</text:p>
          </table:table-cell>
          <table:covered-table-cell/>
          <table:table-cell office:value-type="float" office:value="6802281" table:style-name="ce51">
            <text:p>6,802,281</text:p>
          </table:table-cell>
          <table:table-cell office:value-type="float" office:value="22405568" table:style-name="ce51">
            <text:p>22,405,568</text:p>
          </table:table-cell>
          <table:table-cell office:value-type="float" office:value="11441651" table:style-name="ce51">
            <text:p>11,441,651</text:p>
          </table:table-cell>
          <table:table-cell office:value-type="float" office:value="10963917" table:style-name="ce51">
            <text:p>10,963,917</text:p>
          </table:table-cell>
          <table:table-cell office:value-type="float" office:value="260354" table:style-name="ce51">
            <text:p>260,354</text:p>
          </table:table-cell>
          <table:table-cell office:value-type="float" office:value="135596" table:style-name="ce51">
            <text:p>135,596</text:p>
          </table:table-cell>
          <table:table-cell office:value-type="float" office:value="124758" table:style-name="ce51">
            <text:p>124,758</text:p>
          </table:table-cell>
          <table:table-cell office:value-type="float" office:value="11.65" table:style-name="ce52">
            <text:p>11.65</text:p>
          </table:table-cell>
          <table:table-cell office:value-type="float" office:value="127647" table:style-name="ce51">
            <text:p>127,647</text:p>
          </table:table-cell>
          <table:table-cell office:value-type="float" office:value="79319" table:style-name="ce51">
            <text:p>79,319</text:p>
          </table:table-cell>
          <table:table-cell office:value-type="float" office:value="48328" table:style-name="ce51">
            <text:p>48,328</text:p>
          </table:table-cell>
          <table:table-cell office:value-type="float" office:value="5.71" table:style-name="ce52">
            <text:p>5.71</text:p>
          </table:table-cell>
          <table:table-cell office:value-type="float" office:value="132707" table:style-name="ce165">
            <text:p>132,707</text:p>
          </table:table-cell>
          <table:table-cell office:value-type="float" office:value="5.94" table:style-name="ce53">
            <text:p>5.94</text:p>
          </table:table-cell>
          <table:table-cell table:style-name="ce51"/>
          <table:table-cell office:value-type="float" office:value="170515" table:style-name="ce51">
            <text:p>170,515</text:p>
          </table:table-cell>
          <table:table-cell table:number-columns-repeated="3" table:style-name="ce51"/>
          <table:table-cell office:value-type="float" office:value="7.63" table:style-name="ce52">
            <text:p>7.63</text:p>
          </table:table-cell>
          <table:table-cell table:style-name="ce51"/>
          <table:table-cell office:value-type="float" office:value="56538" table:style-name="ce54">
            <text:p>56,538</text:p>
          </table:table-cell>
          <table:table-cell table:number-columns-repeated="3" table:style-name="ce52"/>
          <table:table-cell office:value-type="float" office:value="2.5299999999999998" table:style-name="ce52">
            <text:p>2.53</text:p>
          </table:table-cell>
          <table:table-cell office:value-type="float" office:value="1373363" table:style-name="ce51">
            <text:p>1,373,363</text:p>
          </table:table-cell>
          <table:table-cell office:value-type="float" office:value="1377174" table:style-name="ce51">
            <text:p>1,377,174</text:p>
          </table:table-cell>
          <table:table-cell office:value-type="float" office:value="420892" table:style-name="ce51">
            <text:p>420,892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1">
            <text:p>95 年</text:p>
          </table:table-cell>
          <table:covered-table-cell/>
          <table:table-cell office:value-type="float" office:value="7394758" table:style-name="ce51">
            <text:p>7,394,758</text:p>
          </table:table-cell>
          <table:table-cell office:value-type="float" office:value="22876527" table:style-name="ce51">
            <text:p>22,876,527</text:p>
          </table:table-cell>
          <table:table-cell office:value-type="float" office:value="11591707" table:style-name="ce51">
            <text:p>11,591,707</text:p>
          </table:table-cell>
          <table:table-cell office:value-type="float" office:value="11284820" table:style-name="ce51">
            <text:p>11,284,820</text:p>
          </table:table-cell>
          <table:table-cell office:value-type="float" office:value="204459" table:style-name="ce51">
            <text:p>204,459</text:p>
          </table:table-cell>
          <table:table-cell office:value-type="float" office:value="106936" table:style-name="ce51">
            <text:p>106,936</text:p>
          </table:table-cell>
          <table:table-cell office:value-type="float" office:value="97523" table:style-name="ce51">
            <text:p>97,523</text:p>
          </table:table-cell>
          <table:table-cell office:value-type="float" office:value="8.9600000000000009" table:style-name="ce52">
            <text:p>8.96</text:p>
          </table:table-cell>
          <table:table-cell office:value-type="float" office:value="135839" table:style-name="ce51">
            <text:p>135,839</text:p>
          </table:table-cell>
          <table:table-cell office:value-type="float" office:value="84800" table:style-name="ce51">
            <text:p>84,800</text:p>
          </table:table-cell>
          <table:table-cell office:value-type="float" office:value="51039" table:style-name="ce51">
            <text:p>51,039</text:p>
          </table:table-cell>
          <table:table-cell office:value-type="float" office:value="5.95" table:style-name="ce52">
            <text:p>5.95</text:p>
          </table:table-cell>
          <table:table-cell office:value-type="float" office:value="68620" table:style-name="ce165">
            <text:p>68,620</text:p>
          </table:table-cell>
          <table:table-cell office:value-type="float" office:value="3.01" table:style-name="ce53">
            <text:p>3.01</text:p>
          </table:table-cell>
          <table:table-cell table:style-name="ce51"/>
          <table:table-cell office:value-type="float" office:value="142669" table:style-name="ce51">
            <text:p>142,669</text:p>
          </table:table-cell>
          <table:table-cell table:number-columns-repeated="3" table:style-name="ce51"/>
          <table:table-cell office:value-type="float" office:value="6.25" table:style-name="ce52">
            <text:p>6.25</text:p>
          </table:table-cell>
          <table:table-cell table:style-name="ce51"/>
          <table:table-cell office:value-type="float" office:value="64540" table:style-name="ce54">
            <text:p>64,540</text:p>
          </table:table-cell>
          <table:table-cell table:number-columns-repeated="3" table:style-name="ce52"/>
          <table:table-cell office:value-type="float" office:value="2.83" table:style-name="ce52">
            <text:p>2.83</text:p>
          </table:table-cell>
          <table:table-cell office:value-type="float" office:value="1414340" table:style-name="ce51">
            <text:p>1,414,340</text:p>
          </table:table-cell>
          <table:table-cell office:value-type="float" office:value="1376816" table:style-name="ce51">
            <text:p>1,376,816</text:p>
          </table:table-cell>
          <table:table-cell office:value-type="float" office:value="474919" table:style-name="ce51">
            <text:p>474,919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1">
            <text:p>96 年</text:p>
          </table:table-cell>
          <table:covered-table-cell/>
          <table:table-cell office:value-type="float" office:value="7512449" table:style-name="ce51">
            <text:p>7,512,449</text:p>
          </table:table-cell>
          <table:table-cell office:value-type="float" office:value="22958360" table:style-name="ce51">
            <text:p>22,958,360</text:p>
          </table:table-cell>
          <table:table-cell office:value-type="float" office:value="11608767" table:style-name="ce51">
            <text:p>11,608,767</text:p>
          </table:table-cell>
          <table:table-cell office:value-type="float" office:value="11349593" table:style-name="ce51">
            <text:p>11,349,593</text:p>
          </table:table-cell>
          <table:table-cell office:value-type="float" office:value="204414" table:style-name="ce51">
            <text:p>204,414</text:p>
          </table:table-cell>
          <table:table-cell office:value-type="float" office:value="106898" table:style-name="ce51">
            <text:p>106,898</text:p>
          </table:table-cell>
          <table:table-cell office:value-type="float" office:value="97516" table:style-name="ce51">
            <text:p>97,516</text:p>
          </table:table-cell>
          <table:table-cell office:value-type="float" office:value="8.92" table:style-name="ce58">
            <text:p>8.92</text:p>
          </table:table-cell>
          <table:table-cell office:value-type="float" office:value="141111" table:style-name="ce51">
            <text:p>141,111</text:p>
          </table:table-cell>
          <table:table-cell office:value-type="float" office:value="87029" table:style-name="ce51">
            <text:p>87,029</text:p>
          </table:table-cell>
          <table:table-cell office:value-type="float" office:value="54082" table:style-name="ce51">
            <text:p>54,082</text:p>
          </table:table-cell>
          <table:table-cell office:value-type="float" office:value="6.16" table:style-name="ce52">
            <text:p>6.16</text:p>
          </table:table-cell>
          <table:table-cell office:value-type="float" office:value="63303" table:style-name="ce165">
            <text:p>63,303</text:p>
          </table:table-cell>
          <table:table-cell office:value-type="float" office:value="2.76" table:style-name="ce53">
            <text:p>2.76</text:p>
          </table:table-cell>
          <table:table-cell table:style-name="ce51"/>
          <table:table-cell office:value-type="float" office:value="135041" table:style-name="ce51">
            <text:p>135,041</text:p>
          </table:table-cell>
          <table:table-cell table:number-columns-repeated="3" table:style-name="ce51"/>
          <table:table-cell office:value-type="float" office:value="5.89" table:style-name="ce52">
            <text:p>5.89</text:p>
          </table:table-cell>
          <table:table-cell table:style-name="ce51"/>
          <table:table-cell office:value-type="float" office:value="58518" table:style-name="ce54">
            <text:p>58,518</text:p>
          </table:table-cell>
          <table:table-cell table:number-columns-repeated="3" table:style-name="ce52"/>
          <table:table-cell office:value-type="float" office:value="2.5499999999999998" table:style-name="ce52">
            <text:p>2.55</text:p>
          </table:table-cell>
          <table:table-cell office:value-type="float" office:value="1173040" table:style-name="ce51">
            <text:p>1,173,040</text:p>
          </table:table-cell>
          <table:table-cell office:value-type="float" office:value="1154510" table:style-name="ce51">
            <text:p>1,154,510</text:p>
          </table:table-cell>
          <table:table-cell office:value-type="float" office:value="484174" table:style-name="ce51">
            <text:p>484,174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1">
            <text:p>97 年</text:p>
          </table:table-cell>
          <table:covered-table-cell/>
          <table:table-cell office:value-type="float" office:value="7655772" table:style-name="ce51">
            <text:p>7,655,772</text:p>
          </table:table-cell>
          <table:table-cell office:value-type="float" office:value="23037031" table:style-name="ce51">
            <text:p>23,037,031</text:p>
          </table:table-cell>
          <table:table-cell office:value-type="float" office:value="11626351" table:style-name="ce51">
            <text:p>11,626,351</text:p>
          </table:table-cell>
          <table:table-cell office:value-type="float" office:value="11410680" table:style-name="ce51">
            <text:p>11,410,680</text:p>
          </table:table-cell>
          <table:table-cell office:value-type="float" office:value="198733" table:style-name="ce51">
            <text:p>198,733</text:p>
          </table:table-cell>
          <table:table-cell office:value-type="float" office:value="103937" table:style-name="ce51">
            <text:p>103,937</text:p>
          </table:table-cell>
          <table:table-cell office:value-type="float" office:value="94796" table:style-name="ce51">
            <text:p>94,796</text:p>
          </table:table-cell>
          <table:table-cell office:value-type="float" office:value="8.64" table:style-name="ce52">
            <text:p>8.64</text:p>
          </table:table-cell>
          <table:table-cell office:value-type="float" office:value="143624" table:style-name="ce51">
            <text:p>143,624</text:p>
          </table:table-cell>
          <table:table-cell office:value-type="float" office:value="88541" table:style-name="ce51">
            <text:p>88,541</text:p>
          </table:table-cell>
          <table:table-cell office:value-type="float" office:value="55083" table:style-name="ce51">
            <text:p>55,083</text:p>
          </table:table-cell>
          <table:table-cell office:value-type="float" office:value="6.25" table:style-name="ce52">
            <text:p>6.25</text:p>
          </table:table-cell>
          <table:table-cell office:value-type="float" office:value="55109" table:style-name="ce165">
            <text:p>55,109</text:p>
          </table:table-cell>
          <table:table-cell office:value-type="float" office:value="2.4" table:style-name="ce53">
            <text:p>2.40</text:p>
          </table:table-cell>
          <table:table-cell table:style-name="ce51"/>
          <table:table-cell office:value-type="float" office:value="154866" table:style-name="ce51">
            <text:p>154,866</text:p>
          </table:table-cell>
          <table:table-cell table:number-columns-repeated="3" table:style-name="ce51"/>
          <table:table-cell office:value-type="float" office:value="6.73" table:style-name="ce52">
            <text:p>6.73</text:p>
          </table:table-cell>
          <table:table-cell table:style-name="ce51"/>
          <table:table-cell office:value-type="float" office:value="55995" table:style-name="ce54">
            <text:p>55,995</text:p>
          </table:table-cell>
          <table:table-cell table:number-columns-repeated="3" table:style-name="ce52"/>
          <table:table-cell office:value-type="float" office:value="2.4300000000000002" table:style-name="ce52">
            <text:p>2.43</text:p>
          </table:table-cell>
          <table:table-cell office:value-type="float" office:value="1196407" table:style-name="ce51">
            <text:p>1,196,407</text:p>
          </table:table-cell>
          <table:table-cell office:value-type="float" office:value="1172845" table:style-name="ce51">
            <text:p>1,172,845</text:p>
          </table:table-cell>
          <table:table-cell office:value-type="float" office:value="494107" table:style-name="ce51">
            <text:p>494,107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1">
            <text:p>98 年</text:p>
          </table:table-cell>
          <table:covered-table-cell/>
          <table:table-cell office:value-type="float" office:value="7805834" table:style-name="ce51">
            <text:p>7,805,834</text:p>
          </table:table-cell>
          <table:table-cell office:value-type="float" office:value="23119772" table:style-name="ce51">
            <text:p>23,119,772</text:p>
          </table:table-cell>
          <table:table-cell office:value-type="float" office:value="11636734" table:style-name="ce51">
            <text:p>11,636,734</text:p>
          </table:table-cell>
          <table:table-cell office:value-type="float" office:value="11483038" table:style-name="ce51">
            <text:p>11,483,038</text:p>
          </table:table-cell>
          <table:table-cell office:value-type="float" office:value="191310" table:style-name="ce51">
            <text:p>191,310</text:p>
          </table:table-cell>
          <table:table-cell office:value-type="float" office:value="99492" table:style-name="ce51">
            <text:p>99,492</text:p>
          </table:table-cell>
          <table:table-cell office:value-type="float" office:value="91818" table:style-name="ce51">
            <text:p>91,818</text:p>
          </table:table-cell>
          <table:table-cell office:value-type="float" office:value="8.2899999999999991" table:style-name="ce52">
            <text:p>8.29</text:p>
          </table:table-cell>
          <table:table-cell office:value-type="float" office:value="143582" table:style-name="ce51">
            <text:p>143,582</text:p>
          </table:table-cell>
          <table:table-cell office:value-type="float" office:value="88088" table:style-name="ce51">
            <text:p>88,088</text:p>
          </table:table-cell>
          <table:table-cell office:value-type="float" office:value="55494" table:style-name="ce51">
            <text:p>55,494</text:p>
          </table:table-cell>
          <table:table-cell office:value-type="float" office:value="6.22" table:style-name="ce52">
            <text:p>6.22</text:p>
          </table:table-cell>
          <table:table-cell office:value-type="float" office:value="47728" table:style-name="ce165">
            <text:p>47,728</text:p>
          </table:table-cell>
          <table:table-cell office:value-type="float" office:value="2.0699999999999998" table:style-name="ce53">
            <text:p>2.07</text:p>
          </table:table-cell>
          <table:table-cell table:style-name="ce51"/>
          <table:table-cell office:value-type="float" office:value="117099" table:style-name="ce51">
            <text:p>117,099</text:p>
          </table:table-cell>
          <table:table-cell table:number-columns-repeated="3" table:style-name="ce51"/>
          <table:table-cell office:value-type="float" office:value="5.07" table:style-name="ce52">
            <text:p>5.07</text:p>
          </table:table-cell>
          <table:table-cell table:style-name="ce51"/>
          <table:table-cell office:value-type="float" office:value="57223" table:style-name="ce54">
            <text:p>57,223</text:p>
          </table:table-cell>
          <table:table-cell table:number-columns-repeated="3" table:style-name="ce52"/>
          <table:table-cell office:value-type="float" office:value="2.48" table:style-name="ce52">
            <text:p>2.48</text:p>
          </table:table-cell>
          <table:table-cell office:value-type="float" office:value="1198561" table:style-name="ce51">
            <text:p>1,198,561</text:p>
          </table:table-cell>
          <table:table-cell office:value-type="float" office:value="1163548" table:style-name="ce51">
            <text:p>1,163,548</text:p>
          </table:table-cell>
          <table:table-cell office:value-type="float" office:value="504531" table:style-name="ce51">
            <text:p>504,531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1">
            <text:p>99 年</text:p>
          </table:table-cell>
          <table:covered-table-cell/>
          <table:table-cell office:value-type="float" office:value="7937024" table:style-name="ce51">
            <text:p>7,937,024</text:p>
          </table:table-cell>
          <table:table-cell office:value-type="float" office:value="23162123" table:style-name="ce51">
            <text:p>23,162,123</text:p>
          </table:table-cell>
          <table:table-cell office:value-type="float" office:value="11635225" table:style-name="ce51">
            <text:p>11,635,225</text:p>
          </table:table-cell>
          <table:table-cell office:value-type="float" office:value="11526898" table:style-name="ce51">
            <text:p>11,526,898</text:p>
          </table:table-cell>
          <table:table-cell office:value-type="float" office:value="166886" table:style-name="ce51">
            <text:p>166,886</text:p>
          </table:table-cell>
          <table:table-cell office:value-type="float" office:value="87213" table:style-name="ce51">
            <text:p>87,213</text:p>
          </table:table-cell>
          <table:table-cell office:value-type="float" office:value="79673" table:style-name="ce51">
            <text:p>79,673</text:p>
          </table:table-cell>
          <table:table-cell office:value-type="float" office:value="7.21" table:style-name="ce52">
            <text:p>7.21</text:p>
          </table:table-cell>
          <table:table-cell office:value-type="float" office:value="145772" table:style-name="ce51">
            <text:p>145,772</text:p>
          </table:table-cell>
          <table:table-cell office:value-type="float" office:value="89152" table:style-name="ce51">
            <text:p>89,152</text:p>
          </table:table-cell>
          <table:table-cell office:value-type="float" office:value="56620" table:style-name="ce51">
            <text:p>56,620</text:p>
          </table:table-cell>
          <table:table-cell office:value-type="float" office:value="6.3" table:style-name="ce52">
            <text:p>6.30</text:p>
          </table:table-cell>
          <table:table-cell office:value-type="float" office:value="21114" table:style-name="ce165">
            <text:p>21,114</text:p>
          </table:table-cell>
          <table:table-cell office:value-type="float" office:value="0.91" table:style-name="ce53">
            <text:p>0.91</text:p>
          </table:table-cell>
          <table:table-cell table:style-name="ce51"/>
          <table:table-cell office:value-type="float" office:value="138819" table:style-name="ce51">
            <text:p>138,819</text:p>
          </table:table-cell>
          <table:table-cell table:number-columns-repeated="3" table:style-name="ce51"/>
          <table:table-cell office:value-type="float" office:value="6" table:style-name="ce52">
            <text:p>6.00</text:p>
          </table:table-cell>
          <table:table-cell table:style-name="ce51"/>
          <table:table-cell office:value-type="float" office:value="58115" table:style-name="ce54">
            <text:p>58,115</text:p>
          </table:table-cell>
          <table:table-cell table:number-columns-repeated="3" table:style-name="ce52"/>
          <table:table-cell office:value-type="float" office:value="2.5099999999999998" table:style-name="ce52">
            <text:p>2.51</text:p>
          </table:table-cell>
          <table:table-cell office:value-type="float" office:value="1213899" table:style-name="ce51">
            <text:p>1,213,899</text:p>
          </table:table-cell>
          <table:table-cell office:value-type="float" office:value="1192662" table:style-name="ce51">
            <text:p>1,192,662</text:p>
          </table:table-cell>
          <table:table-cell office:value-type="float" office:value="512701" table:style-name="ce51">
            <text:p>512,701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3">
            <text:p>100年</text:p>
          </table:table-cell>
          <table:covered-table-cell/>
          <table:table-cell office:value-type="float" office:value="8057761" table:style-name="ce51">
            <text:p>8,057,761</text:p>
          </table:table-cell>
          <table:table-cell office:value-type="float" office:value="23224912" table:style-name="ce51">
            <text:p>23,224,912</text:p>
          </table:table-cell>
          <table:table-cell office:value-type="float" office:value="11645674" table:style-name="ce51">
            <text:p>11,645,674</text:p>
          </table:table-cell>
          <table:table-cell office:value-type="float" office:value="11579238" table:style-name="ce51">
            <text:p>11,579,238</text:p>
          </table:table-cell>
          <table:table-cell office:value-type="float" office:value="196627" table:style-name="ce51">
            <text:p>196,627</text:p>
          </table:table-cell>
          <table:table-cell office:value-type="float" office:value="101943" table:style-name="ce51">
            <text:p>101,943</text:p>
          </table:table-cell>
          <table:table-cell office:value-type="float" office:value="94684" table:style-name="ce51">
            <text:p>94,684</text:p>
          </table:table-cell>
          <table:table-cell office:value-type="float" office:value="8.48" table:style-name="ce59">
            <text:p><text:s text:c="3"/>8.48</text:p>
          </table:table-cell>
          <table:table-cell office:value-type="float" office:value="152915" table:style-name="ce51">
            <text:p>152,915</text:p>
          </table:table-cell>
          <table:table-cell office:value-type="float" office:value="93810" table:style-name="ce51">
            <text:p>93,810</text:p>
          </table:table-cell>
          <table:table-cell office:value-type="float" office:value="59105" table:style-name="ce51">
            <text:p>59,105</text:p>
          </table:table-cell>
          <table:table-cell office:value-type="float" office:value="6.59" table:style-name="ce59">
            <text:p><text:s text:c="3"/>6.59</text:p>
          </table:table-cell>
          <table:table-cell office:value-type="float" office:value="43712" table:style-name="ce55">
            <text:p>43,712</text:p>
          </table:table-cell>
          <table:table-cell office:value-type="float" office:value="1.88" table:style-name="ce60">
            <text:p><text:s text:c="3"/>1.88</text:p>
          </table:table-cell>
          <table:table-cell table:style-name="ce51"/>
          <table:table-cell office:value-type="float" office:value="165327" table:style-name="ce51">
            <text:p>165,327</text:p>
          </table:table-cell>
          <table:table-cell table:number-columns-repeated="3" table:style-name="ce51"/>
          <table:table-cell office:value-type="float" office:value="7.13" table:style-name="ce59">
            <text:p><text:s text:c="3"/>7.13</text:p>
          </table:table-cell>
          <table:table-cell table:style-name="ce51"/>
          <table:table-cell office:value-type="float" office:value="57008" table:style-name="ce54">
            <text:p>57,008</text:p>
          </table:table-cell>
          <table:table-cell table:number-columns-repeated="3" table:style-name="ce59"/>
          <table:table-cell office:value-type="float" office:value="2.46" table:style-name="ce59">
            <text:p><text:s text:c="3"/>2.46</text:p>
          </table:table-cell>
          <table:table-cell office:value-type="float" office:value="1128449" table:style-name="ce51">
            <text:p>1,128,449</text:p>
          </table:table-cell>
          <table:table-cell office:value-type="float" office:value="1109372" table:style-name="ce51">
            <text:p>1,109,372</text:p>
          </table:table-cell>
          <table:table-cell office:value-type="float" office:value="519984" table:style-name="ce51">
            <text:p>519,984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3">
            <text:p>101年</text:p>
          </table:table-cell>
          <table:covered-table-cell/>
          <table:table-cell office:value-type="float" office:value="8186432" table:style-name="ce51">
            <text:p>8,186,432</text:p>
          </table:table-cell>
          <table:table-cell office:value-type="float" office:value="23315822" table:style-name="ce51">
            <text:p>23,315,822</text:p>
          </table:table-cell>
          <table:table-cell office:value-type="float" office:value="11673319" table:style-name="ce51">
            <text:p>11,673,319</text:p>
          </table:table-cell>
          <table:table-cell office:value-type="float" office:value="11642503" table:style-name="ce51">
            <text:p>11,642,503</text:p>
          </table:table-cell>
          <table:table-cell office:value-type="float" office:value="229481" table:style-name="ce51">
            <text:p>229,481</text:p>
          </table:table-cell>
          <table:table-cell office:value-type="float" office:value="118848" table:style-name="ce51">
            <text:p>118,848</text:p>
          </table:table-cell>
          <table:table-cell office:value-type="float" office:value="110633" table:style-name="ce51">
            <text:p>110,633</text:p>
          </table:table-cell>
          <table:table-cell office:value-type="float" office:value="9.86" table:style-name="ce61">
            <text:p><text:s text:c="3"/>9.86</text:p>
          </table:table-cell>
          <table:table-cell office:value-type="float" office:value="154251" table:style-name="ce51">
            <text:p>154,251</text:p>
          </table:table-cell>
          <table:table-cell office:value-type="float" office:value="93618" table:style-name="ce51">
            <text:p>93,618</text:p>
          </table:table-cell>
          <table:table-cell office:value-type="float" office:value="60633" table:style-name="ce51">
            <text:p>60,633</text:p>
          </table:table-cell>
          <table:table-cell office:value-type="float" office:value="6.63" table:style-name="ce59">
            <text:p><text:s text:c="3"/>6.63</text:p>
          </table:table-cell>
          <table:table-cell office:value-type="float" office:value="75230" table:style-name="ce55">
            <text:p>75,230</text:p>
          </table:table-cell>
          <table:table-cell office:value-type="float" office:value="3.23" table:style-name="ce60">
            <text:p><text:s text:c="3"/>3.23</text:p>
          </table:table-cell>
          <table:table-cell table:style-name="ce51"/>
          <table:table-cell office:value-type="float" office:value="143384" table:style-name="ce51">
            <text:p>143,384</text:p>
          </table:table-cell>
          <table:table-cell table:number-columns-repeated="3" table:style-name="ce51"/>
          <table:table-cell office:value-type="float" office:value="6.16" table:style-name="ce59">
            <text:p><text:s text:c="3"/>6.16</text:p>
          </table:table-cell>
          <table:table-cell table:style-name="ce51"/>
          <table:table-cell office:value-type="float" office:value="55980" table:style-name="ce54">
            <text:p>55,980</text:p>
          </table:table-cell>
          <table:table-cell table:number-columns-repeated="3" table:style-name="ce59"/>
          <table:table-cell office:value-type="float" office:value="2.41" table:style-name="ce59">
            <text:p><text:s text:c="3"/>2.41</text:p>
          </table:table-cell>
          <table:table-cell office:value-type="float" office:value="1118006" table:style-name="ce51">
            <text:p>1,118,006</text:p>
          </table:table-cell>
          <table:table-cell office:value-type="float" office:value="1102326" table:style-name="ce51">
            <text:p>1,102,326</text:p>
          </table:table-cell>
          <table:table-cell office:value-type="float" office:value="527250" table:style-name="ce51">
            <text:p>527,250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1">
            <text:p>102年</text:p>
          </table:table-cell>
          <table:covered-table-cell/>
          <table:table-cell office:value-type="float" office:value="8286260" table:style-name="ce51">
            <text:p>8,286,260</text:p>
          </table:table-cell>
          <table:table-cell office:value-type="float" office:value="23373517" table:style-name="ce51">
            <text:p>23,373,517</text:p>
          </table:table-cell>
          <table:table-cell office:value-type="float" office:value="11684674" table:style-name="ce51">
            <text:p>11,684,674</text:p>
          </table:table-cell>
          <table:table-cell office:value-type="float" office:value="11688843" table:style-name="ce51">
            <text:p>11,688,843</text:p>
          </table:table-cell>
          <table:table-cell office:value-type="float" office:value="199113" table:style-name="ce51">
            <text:p>199,113</text:p>
          </table:table-cell>
          <table:table-cell office:value-type="float" office:value="103120" table:style-name="ce51">
            <text:p>103,120</text:p>
          </table:table-cell>
          <table:table-cell office:value-type="float" office:value="95993" table:style-name="ce51">
            <text:p>95,993</text:p>
          </table:table-cell>
          <table:table-cell office:value-type="float" office:value="8.5299999999999994" table:style-name="ce59">
            <text:p><text:s text:c="3"/>8.53</text:p>
          </table:table-cell>
          <table:table-cell office:value-type="float" office:value="155908" table:style-name="ce51">
            <text:p>155,908</text:p>
          </table:table-cell>
          <table:table-cell office:value-type="float" office:value="94505" table:style-name="ce51">
            <text:p>94,505</text:p>
          </table:table-cell>
          <table:table-cell office:value-type="float" office:value="61403" table:style-name="ce51">
            <text:p>61,403</text:p>
          </table:table-cell>
          <table:table-cell office:value-type="float" office:value="6.68" table:style-name="ce59">
            <text:p><text:s text:c="3"/>6.68</text:p>
          </table:table-cell>
          <table:table-cell office:value-type="float" office:value="43205" table:style-name="ce55">
            <text:p>43,205</text:p>
          </table:table-cell>
          <table:table-cell office:value-type="float" office:value="1.85" table:style-name="ce60">
            <text:p><text:s text:c="3"/>1.85</text:p>
          </table:table-cell>
          <table:table-cell table:style-name="ce51"/>
          <table:table-cell office:value-type="float" office:value="147636" table:style-name="ce51">
            <text:p>147,636</text:p>
          </table:table-cell>
          <table:table-cell table:number-columns-repeated="3" table:style-name="ce51"/>
          <table:table-cell office:value-type="float" office:value="6.32" table:style-name="ce59">
            <text:p><text:s text:c="3"/>6.32</text:p>
          </table:table-cell>
          <table:table-cell table:style-name="ce51"/>
          <table:table-cell office:value-type="float" office:value="53604" table:style-name="ce54">
            <text:p>53,604</text:p>
          </table:table-cell>
          <table:table-cell table:number-columns-repeated="3" table:style-name="ce59"/>
          <table:table-cell office:value-type="float" office:value="2.2999999999999998" table:style-name="ce59">
            <text:p><text:s text:c="3"/>2.30</text:p>
          </table:table-cell>
          <table:table-cell office:value-type="float" office:value="1079702" table:style-name="ce51">
            <text:p>1,079,702</text:p>
          </table:table-cell>
          <table:table-cell office:value-type="float" office:value="1065212" table:style-name="ce51">
            <text:p>1,065,212</text:p>
          </table:table-cell>
          <table:table-cell office:value-type="float" office:value="533601" table:style-name="ce51">
            <text:p>533,601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1">
            <text:p>103年</text:p>
          </table:table-cell>
          <table:covered-table-cell/>
          <table:table-cell office:value-type="float" office:value="8382699" table:style-name="ce51">
            <text:p>8,382,699</text:p>
          </table:table-cell>
          <table:table-cell office:value-type="float" office:value="23433753" table:style-name="ce51">
            <text:p>23,433,753</text:p>
          </table:table-cell>
          <table:table-cell office:value-type="float" office:value="11697971" table:style-name="ce51">
            <text:p>11,697,971</text:p>
          </table:table-cell>
          <table:table-cell office:value-type="float" office:value="11735782" table:style-name="ce51">
            <text:p>11,735,782</text:p>
          </table:table-cell>
          <table:table-cell office:value-type="float" office:value="210383" table:style-name="ce51">
            <text:p>210,383</text:p>
          </table:table-cell>
          <table:table-cell office:value-type="float" office:value="108817" table:style-name="ce51">
            <text:p>108,817</text:p>
          </table:table-cell>
          <table:table-cell office:value-type="float" office:value="101566" table:style-name="ce51">
            <text:p>101,566</text:p>
          </table:table-cell>
          <table:table-cell office:value-type="float" office:value="8.99" table:style-name="ce59">
            <text:p><text:s text:c="3"/>8.99</text:p>
          </table:table-cell>
          <table:table-cell office:value-type="float" office:value="163929" table:style-name="ce51">
            <text:p>163,929</text:p>
          </table:table-cell>
          <table:table-cell office:value-type="float" office:value="98733" table:style-name="ce51">
            <text:p>98,733</text:p>
          </table:table-cell>
          <table:table-cell office:value-type="float" office:value="65196" table:style-name="ce51">
            <text:p>65,196</text:p>
          </table:table-cell>
          <table:table-cell office:value-type="float" office:value="7" table:style-name="ce59">
            <text:p><text:s text:c="3"/>7.00</text:p>
          </table:table-cell>
          <table:table-cell office:value-type="float" office:value="46454" table:style-name="ce55">
            <text:p>46,454</text:p>
          </table:table-cell>
          <table:table-cell office:value-type="float" office:value="1.98" table:style-name="ce60">
            <text:p><text:s text:c="3"/>1.98</text:p>
          </table:table-cell>
          <table:table-cell table:style-name="ce51"/>
          <table:table-cell office:value-type="float" office:value="149287" table:style-name="ce51">
            <text:p>149,287</text:p>
          </table:table-cell>
          <table:table-cell table:number-columns-repeated="3" table:style-name="ce51"/>
          <table:table-cell office:value-type="float" office:value="6.38" table:style-name="ce59">
            <text:p><text:s text:c="3"/>6.38</text:p>
          </table:table-cell>
          <table:table-cell table:style-name="ce51"/>
          <table:table-cell office:value-type="float" office:value="53190" table:style-name="ce54">
            <text:p>53,190</text:p>
          </table:table-cell>
          <table:table-cell table:number-columns-repeated="3" table:style-name="ce59"/>
          <table:table-cell office:value-type="float" office:value="2.27" table:style-name="ce59">
            <text:p><text:s text:c="3"/>2.27</text:p>
          </table:table-cell>
          <table:table-cell office:value-type="float" office:value="1073783" table:style-name="ce51">
            <text:p>1,073,783</text:p>
          </table:table-cell>
          <table:table-cell office:value-type="float" office:value="1060001" table:style-name="ce51">
            <text:p>1,060,001</text:p>
          </table:table-cell>
          <table:table-cell office:value-type="float" office:value="540023" table:style-name="ce51">
            <text:p>540,023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1">
            <text:p>104年</text:p>
          </table:table-cell>
          <table:covered-table-cell/>
          <table:table-cell office:value-type="float" office:value="8468978" table:style-name="ce51">
            <text:p>8,468,978</text:p>
          </table:table-cell>
          <table:table-cell office:value-type="float" office:value="23492074" table:style-name="ce51">
            <text:p>23,492,074</text:p>
          </table:table-cell>
          <table:table-cell office:value-type="float" office:value="11712047" table:style-name="ce51">
            <text:p>11,712,047</text:p>
          </table:table-cell>
          <table:table-cell office:value-type="float" office:value="11780027" table:style-name="ce51">
            <text:p>11,780,027</text:p>
          </table:table-cell>
          <table:table-cell office:value-type="float" office:value="213598" table:style-name="ce51">
            <text:p>213,598</text:p>
          </table:table-cell>
          <table:table-cell office:value-type="float" office:value="111041" table:style-name="ce51">
            <text:p>111,041</text:p>
          </table:table-cell>
          <table:table-cell office:value-type="float" office:value="102557" table:style-name="ce51">
            <text:p>102,557</text:p>
          </table:table-cell>
          <table:table-cell office:value-type="float" office:value="9.1" table:style-name="ce59">
            <text:p><text:s text:c="3"/>9.10</text:p>
          </table:table-cell>
          <table:table-cell office:value-type="float" office:value="163858" table:style-name="ce51">
            <text:p>163,858</text:p>
          </table:table-cell>
          <table:table-cell office:value-type="float" office:value="98580" table:style-name="ce51">
            <text:p>98,580</text:p>
          </table:table-cell>
          <table:table-cell office:value-type="float" office:value="65278" table:style-name="ce51">
            <text:p>65,278</text:p>
          </table:table-cell>
          <table:table-cell office:value-type="float" office:value="6.98" table:style-name="ce59">
            <text:p><text:s text:c="3"/>6.98</text:p>
          </table:table-cell>
          <table:table-cell office:value-type="float" office:value="49740" table:style-name="ce55">
            <text:p>49,740</text:p>
          </table:table-cell>
          <table:table-cell office:value-type="float" office:value="2.12" table:style-name="ce60">
            <text:p><text:s text:c="3"/>2.12</text:p>
          </table:table-cell>
          <table:table-cell table:style-name="ce51"/>
          <table:table-cell office:value-type="float" office:value="154346" table:style-name="ce51">
            <text:p>154,346</text:p>
          </table:table-cell>
          <table:table-cell table:number-columns-repeated="3" table:style-name="ce51"/>
          <table:table-cell office:value-type="float" office:value="6.58" table:style-name="ce59">
            <text:p><text:s text:c="3"/>6.58</text:p>
          </table:table-cell>
          <table:table-cell table:style-name="ce51"/>
          <table:table-cell office:value-type="float" office:value="53459" table:style-name="ce54">
            <text:p>53,459</text:p>
          </table:table-cell>
          <table:table-cell table:number-columns-repeated="3" table:style-name="ce59"/>
          <table:table-cell office:value-type="float" office:value="2.2799999999999998" table:style-name="ce59">
            <text:p><text:s text:c="3"/>2.28</text:p>
          </table:table-cell>
          <table:table-cell office:value-type="float" office:value="1004108" table:style-name="ce51">
            <text:p>1,004,108</text:p>
          </table:table-cell>
          <table:table-cell office:value-type="float" office:value="995527" table:style-name="ce51">
            <text:p>995,527</text:p>
          </table:table-cell>
          <table:table-cell office:value-type="float" office:value="546698" table:style-name="ce51">
            <text:p>546,698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1">
            <text:p>105年</text:p>
          </table:table-cell>
          <table:covered-table-cell/>
          <table:table-cell office:value-type="float" office:value="8561383" table:style-name="ce51">
            <text:p>8,561,383</text:p>
          </table:table-cell>
          <table:table-cell office:value-type="float" office:value="23539816" table:style-name="ce51">
            <text:p>23,539,816</text:p>
          </table:table-cell>
          <table:table-cell office:value-type="float" office:value="11719270" table:style-name="ce51">
            <text:p>11,719,270</text:p>
          </table:table-cell>
          <table:table-cell office:value-type="float" office:value="11820546" table:style-name="ce51">
            <text:p>11,820,546</text:p>
          </table:table-cell>
          <table:table-cell office:value-type="float" office:value="208440" table:style-name="ce51">
            <text:p>208,440</text:p>
          </table:table-cell>
          <table:table-cell office:value-type="float" office:value="108133" table:style-name="ce51">
            <text:p>108,133</text:p>
          </table:table-cell>
          <table:table-cell office:value-type="float" office:value="100307" table:style-name="ce51">
            <text:p>100,307</text:p>
          </table:table-cell>
          <table:table-cell office:value-type="float" office:value="8.86" table:style-name="ce59">
            <text:p><text:s text:c="3"/>8.86</text:p>
          </table:table-cell>
          <table:table-cell office:value-type="float" office:value="172405" table:style-name="ce51">
            <text:p>172,405</text:p>
          </table:table-cell>
          <table:table-cell office:value-type="float" office:value="103144" table:style-name="ce51">
            <text:p>103,144</text:p>
          </table:table-cell>
          <table:table-cell office:value-type="float" office:value="69261" table:style-name="ce51">
            <text:p>69,261</text:p>
          </table:table-cell>
          <table:table-cell office:value-type="float" office:value="7.33" table:style-name="ce59">
            <text:p><text:s text:c="3"/>7.33</text:p>
          </table:table-cell>
          <table:table-cell office:value-type="float" office:value="36035" table:style-name="ce55">
            <text:p>36,035</text:p>
          </table:table-cell>
          <table:table-cell office:value-type="float" office:value="1.53" table:style-name="ce60">
            <text:p><text:s text:c="3"/>1.53</text:p>
          </table:table-cell>
          <table:table-cell table:style-name="ce51"/>
          <table:table-cell office:value-type="float" office:value="147861" table:style-name="ce51">
            <text:p>147,861</text:p>
          </table:table-cell>
          <table:table-cell table:number-columns-repeated="3" table:style-name="ce51"/>
          <table:table-cell office:value-type="float" office:value="6.29" table:style-name="ce59">
            <text:p><text:s text:c="3"/>6.29</text:p>
          </table:table-cell>
          <table:table-cell table:style-name="ce51"/>
          <table:table-cell office:value-type="float" office:value="53837" table:style-name="ce54">
            <text:p>53,837</text:p>
          </table:table-cell>
          <table:table-cell table:number-columns-repeated="3" table:style-name="ce59"/>
          <table:table-cell office:value-type="float" office:value="2.29" table:style-name="ce59">
            <text:p><text:s text:c="3"/>2.29</text:p>
          </table:table-cell>
          <table:table-cell office:value-type="float" office:value="964536" table:style-name="ce51">
            <text:p>964,536</text:p>
          </table:table-cell>
          <table:table-cell office:value-type="float" office:value="952829" table:style-name="ce51">
            <text:p>952,829</text:p>
          </table:table-cell>
          <table:table-cell office:value-type="float" office:value="553228" table:style-name="ce51">
            <text:p>553,228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1">
            <text:p>106年</text:p>
          </table:table-cell>
          <table:covered-table-cell/>
          <table:table-cell office:value-type="float" office:value="8649000" table:style-name="ce51">
            <text:p>8,649,000</text:p>
          </table:table-cell>
          <table:table-cell office:value-type="float" office:value="23571227" table:style-name="ce51">
            <text:p>23,571,227</text:p>
          </table:table-cell>
          <table:table-cell office:value-type="float" office:value="11719580" table:style-name="ce51">
            <text:p>11,719,580</text:p>
          </table:table-cell>
          <table:table-cell office:value-type="float" office:value="11851647" table:style-name="ce51">
            <text:p>11,851,647</text:p>
          </table:table-cell>
          <table:table-cell office:value-type="float" office:value="193844" table:style-name="ce51">
            <text:p>193,844</text:p>
          </table:table-cell>
          <table:table-cell office:value-type="float" office:value="100477" table:style-name="ce51">
            <text:p>100,477</text:p>
          </table:table-cell>
          <table:table-cell office:value-type="float" office:value="93367" table:style-name="ce51">
            <text:p>93,367</text:p>
          </table:table-cell>
          <table:table-cell office:value-type="float" office:value="8.23" table:style-name="ce59">
            <text:p><text:s text:c="3"/>8.23</text:p>
          </table:table-cell>
          <table:table-cell office:value-type="float" office:value="171242" table:style-name="ce51">
            <text:p>171,242</text:p>
          </table:table-cell>
          <table:table-cell office:value-type="float" office:value="101555" table:style-name="ce51">
            <text:p>101,555</text:p>
          </table:table-cell>
          <table:table-cell office:value-type="float" office:value="69687" table:style-name="ce51">
            <text:p>69,687</text:p>
          </table:table-cell>
          <table:table-cell office:value-type="float" office:value="7.27" table:style-name="ce59">
            <text:p><text:s text:c="3"/>7.27</text:p>
          </table:table-cell>
          <table:table-cell office:value-type="float" office:value="22602" table:style-name="ce55">
            <text:p>22,602</text:p>
          </table:table-cell>
          <table:table-cell office:value-type="float" office:value="0.96" table:style-name="ce60">
            <text:p><text:s text:c="3"/>0.96</text:p>
          </table:table-cell>
          <table:table-cell table:style-name="ce51"/>
          <table:table-cell office:value-type="float" office:value="138034" table:style-name="ce51">
            <text:p>138,034</text:p>
          </table:table-cell>
          <table:table-cell table:number-columns-repeated="3" table:style-name="ce51"/>
          <table:table-cell office:value-type="float" office:value="5.86" table:style-name="ce59">
            <text:p><text:s text:c="3"/>5.86</text:p>
          </table:table-cell>
          <table:table-cell table:style-name="ce51"/>
          <table:table-cell office:value-type="float" office:value="54412" table:style-name="ce54">
            <text:p>54,412</text:p>
          </table:table-cell>
          <table:table-cell table:number-columns-repeated="3" table:style-name="ce59"/>
          <table:table-cell office:value-type="float" office:value="2.31" table:style-name="ce59">
            <text:p><text:s text:c="3"/>2.31</text:p>
          </table:table-cell>
          <table:table-cell office:value-type="float" office:value="948049" table:style-name="ce51">
            <text:p>948,049</text:p>
          </table:table-cell>
          <table:table-cell office:value-type="float" office:value="939240" table:style-name="ce51">
            <text:p>939,240</text:p>
          </table:table-cell>
          <table:table-cell office:value-type="float" office:value="559426" table:style-name="ce51">
            <text:p>559,426</text:p>
          </table:table-cell>
          <table:table-cell table:number-columns-repeated="16353" table:style-name="ce62"/>
        </table:table-row>
        <table:table-row table:style-name="ro9">
          <table:table-cell office:value-type="string" table:number-columns-spanned="2" table:number-rows-spanned="1" table:style-name="ce281">
            <text:p>107年</text:p>
          </table:table-cell>
          <table:covered-table-cell/>
          <table:table-cell office:value-type="float" office:value="8734477" table:style-name="ce51">
            <text:p>8,734,477</text:p>
          </table:table-cell>
          <table:table-cell office:value-type="float" office:value="23588932" table:style-name="ce51">
            <text:p>23,588,932</text:p>
          </table:table-cell>
          <table:table-cell office:value-type="float" office:value="11712913" table:style-name="ce51">
            <text:p>11,712,913</text:p>
          </table:table-cell>
          <table:table-cell office:value-type="float" office:value="11876019" table:style-name="ce51">
            <text:p>11,876,019</text:p>
          </table:table-cell>
          <table:table-cell office:value-type="float" office:value="181601" table:style-name="ce51">
            <text:p>181,601</text:p>
          </table:table-cell>
          <table:table-cell office:value-type="float" office:value="93876" table:style-name="ce51">
            <text:p>93,876</text:p>
          </table:table-cell>
          <table:table-cell office:value-type="float" office:value="87725" table:style-name="ce51">
            <text:p>87,725</text:p>
          </table:table-cell>
          <table:table-cell office:value-type="float" office:value="7.7" table:style-name="ce59">
            <text:p><text:s text:c="3"/>7.70</text:p>
          </table:table-cell>
          <table:table-cell office:value-type="float" office:value="172784" table:style-name="ce51">
            <text:p>172,784</text:p>
          </table:table-cell>
          <table:table-cell office:value-type="float" office:value="101931" table:style-name="ce51">
            <text:p>101,931</text:p>
          </table:table-cell>
          <table:table-cell office:value-type="float" office:value="70853" table:style-name="ce51">
            <text:p>70,853</text:p>
          </table:table-cell>
          <table:table-cell office:value-type="float" office:value="7.33" table:style-name="ce59">
            <text:p><text:s text:c="3"/>7.33</text:p>
          </table:table-cell>
          <table:table-cell office:value-type="float" office:value="8817" table:style-name="ce145">
            <text:p><text:s text:c="3"/>8,817</text:p>
          </table:table-cell>
          <table:table-cell office:value-type="float" office:value="0.37" table:style-name="ce60">
            <text:p><text:s text:c="3"/>0.37</text:p>
          </table:table-cell>
          <table:table-cell table:style-name="ce51"/>
          <table:table-cell office:value-type="float" office:value="135403" table:style-name="ce51">
            <text:p>135,403</text:p>
          </table:table-cell>
          <table:table-cell table:number-columns-repeated="3" table:style-name="ce51"/>
          <table:table-cell office:value-type="float" office:value="5.74" table:style-name="ce59">
            <text:p><text:s text:c="3"/>5.74</text:p>
          </table:table-cell>
          <table:table-cell table:style-name="ce51"/>
          <table:table-cell office:value-type="float" office:value="54443" table:style-name="ce54">
            <text:p>54,443</text:p>
          </table:table-cell>
          <table:table-cell table:number-columns-repeated="3" table:style-name="ce59"/>
          <table:table-cell office:value-type="float" office:value="2.31" table:style-name="ce59">
            <text:p><text:s text:c="3"/>2.31</text:p>
          </table:table-cell>
          <table:table-cell office:value-type="float" office:value="984815" table:style-name="ce51">
            <text:p>984,815</text:p>
          </table:table-cell>
          <table:table-cell office:value-type="float" office:value="975927" table:style-name="ce51">
            <text:p>975,927</text:p>
          </table:table-cell>
          <table:table-cell office:value-type="float" office:value="565561" table:style-name="ce51">
            <text:p>565,561</text:p>
          </table:table-cell>
          <table:table-cell table:number-columns-repeated="16353" table:style-name="ce62"/>
        </table:table-row>
        <table:table-row table:style-name="ro10">
          <table:table-cell office:value-type="string" table:number-columns-spanned="2" table:number-rows-spanned="1" table:style-name="ce295">
            <text:p>108年</text:p>
          </table:table-cell>
          <table:covered-table-cell/>
          <table:table-cell office:value-type="float" office:value="8832745" table:style-name="ce158">
            <text:p>8,832,745</text:p>
          </table:table-cell>
          <table:table-cell office:value-type="float" office:value="23603121" table:style-name="ce159">
            <text:p>23,603,121</text:p>
          </table:table-cell>
          <table:table-cell office:value-type="float" office:value="11705186" table:style-name="ce159">
            <text:p>11,705,186</text:p>
          </table:table-cell>
          <table:table-cell office:value-type="float" office:value="11897935" table:style-name="ce159">
            <text:p>11,897,935</text:p>
          </table:table-cell>
          <table:table-cell office:value-type="float" office:value="177767" table:style-name="ce159">
            <text:p>177,767</text:p>
          </table:table-cell>
          <table:table-cell office:value-type="float" office:value="92237" table:style-name="ce159">
            <text:p>92,237</text:p>
          </table:table-cell>
          <table:table-cell office:value-type="float" office:value="85530" table:style-name="ce159">
            <text:p>85,530</text:p>
          </table:table-cell>
          <table:table-cell office:value-type="float" office:value="7.53" table:style-name="ce160">
            <text:p><text:s text:c="3"/>7.53</text:p>
          </table:table-cell>
          <table:table-cell office:value-type="float" office:value="176296" table:style-name="ce159">
            <text:p>176,296</text:p>
          </table:table-cell>
          <table:table-cell office:value-type="float" office:value="103720" table:style-name="ce159">
            <text:p>103,720</text:p>
          </table:table-cell>
          <table:table-cell office:value-type="float" office:value="72576" table:style-name="ce159">
            <text:p>72,576</text:p>
          </table:table-cell>
          <table:table-cell office:value-type="float" office:value="7.47" table:style-name="ce160">
            <text:p><text:s text:c="3"/>7.47</text:p>
          </table:table-cell>
          <table:table-cell office:value-type="float" office:value="1471" table:style-name="ce166">
            <text:p><text:s text:c="3"/>1,471</text:p>
          </table:table-cell>
          <table:table-cell office:value-type="float" office:value="6.2E-2" table:style-name="ce60">
            <text:p><text:s text:c="3"/>0.06</text:p>
          </table:table-cell>
          <table:table-cell office:value-type="float" office:value="134524" table:style-name="ce161">
            <text:p>134,524</text:p>
          </table:table-cell>
          <table:table-cell office:value-type="float" office:value="131585" table:style-name="ce161">
            <text:p>131,585</text:p>
          </table:table-cell>
          <table:table-cell office:value-type="float" office:value="2939" table:style-name="ce161">
            <text:p>2,939</text:p>
          </table:table-cell>
          <table:table-cell office:value-type="float" office:value="928" table:style-name="ce161">
            <text:p>928</text:p>
          </table:table-cell>
          <table:table-cell office:value-type="float" office:value="2011" table:style-name="ce161">
            <text:p>2,011</text:p>
          </table:table-cell>
          <table:table-cell office:value-type="float" office:value="5.7" table:style-name="ce162">
            <text:p><text:s text:c="3"/>5.70</text:p>
          </table:table-cell>
          <table:table-cell office:value-type="float" office:value="54473" table:style-name="ce161">
            <text:p>54,473</text:p>
          </table:table-cell>
          <table:table-cell office:value-type="float" office:value="54363" table:style-name="ce161">
            <text:p>54,363</text:p>
          </table:table-cell>
          <table:table-cell office:value-type="float" office:value="110" table:style-name="ce161">
            <text:p>110</text:p>
          </table:table-cell>
          <table:table-cell office:value-type="float" office:value="50" table:style-name="ce161">
            <text:p>50</text:p>
          </table:table-cell>
          <table:table-cell office:value-type="float" office:value="60" table:style-name="ce161">
            <text:p>60</text:p>
          </table:table-cell>
          <table:table-cell office:value-type="float" office:value="2.31" table:style-name="ce162">
            <text:p><text:s text:c="3"/>2.31</text:p>
          </table:table-cell>
          <table:table-cell office:value-type="float" office:value="972043" table:style-name="ce159">
            <text:p>972,043</text:p>
          </table:table-cell>
          <table:table-cell office:value-type="float" office:value="959325" table:style-name="ce159">
            <text:p>959,325</text:p>
          </table:table-cell>
          <table:table-cell office:value-type="float" office:value="571427" table:style-name="ce158">
            <text:p>571,427</text:p>
          </table:table-cell>
          <table:table-cell table:number-columns-repeated="16353" table:style-name="ce163"/>
        </table:table-row>
        <table:table-row table:style-name="ro9">
          <table:table-cell office:value-type="string" table:number-columns-spanned="2" table:number-rows-spanned="1" table:style-name="ce242">
            <text:p>1 月</text:p>
          </table:table-cell>
          <table:covered-table-cell/>
          <table:table-cell office:value-type="float" office:value="8740977" table:style-name="ce64">
            <text:p>8,740,977</text:p>
          </table:table-cell>
          <table:table-cell office:value-type="float" office:value="23590744" table:style-name="ce64">
            <text:p>23,590,744</text:p>
          </table:table-cell>
          <table:table-cell office:value-type="float" office:value="11712236" table:style-name="ce64">
            <text:p>11,712,236</text:p>
          </table:table-cell>
          <table:table-cell office:value-type="float" office:value="11878508" table:style-name="ce64">
            <text:p>11,878,508</text:p>
          </table:table-cell>
          <table:table-cell office:value-type="float" office:value="17139" table:style-name="ce64">
            <text:p>17,139</text:p>
          </table:table-cell>
          <table:table-cell office:value-type="float" office:value="8762" table:style-name="ce64">
            <text:p>8,762</text:p>
          </table:table-cell>
          <table:table-cell office:value-type="float" office:value="8377" table:style-name="ce64">
            <text:p>8,377</text:p>
          </table:table-cell>
          <table:table-cell office:value-type="float" office:value="8.5500000000000007" table:style-name="ce65">
            <text:p>8.55</text:p>
          </table:table-cell>
          <table:table-cell office:value-type="float" office:value="16622" table:style-name="ce64">
            <text:p>16,622</text:p>
          </table:table-cell>
          <table:table-cell office:value-type="float" office:value="9853" table:style-name="ce64">
            <text:p>9,853</text:p>
          </table:table-cell>
          <table:table-cell office:value-type="float" office:value="6769" table:style-name="ce64">
            <text:p>6,769</text:p>
          </table:table-cell>
          <table:table-cell office:value-type="float" office:value="8.3000000000000007" table:style-name="ce65">
            <text:p>8.30</text:p>
          </table:table-cell>
          <table:table-cell office:value-type="float" office:value="517" table:style-name="ce167">
            <text:p><text:s text:c="3"/>517</text:p>
          </table:table-cell>
          <table:table-cell office:value-type="float" office:value="0.26" table:style-name="ce66">
            <text:p>0.26</text:p>
          </table:table-cell>
          <table:table-cell table:style-name="ce71"/>
          <table:table-cell office:value-type="float" office:value="13902" table:style-name="ce71">
            <text:p>13,902</text:p>
          </table:table-cell>
          <table:table-cell table:number-columns-repeated="3" table:style-name="ce71"/>
          <table:table-cell office:value-type="float" office:value="6.94" table:style-name="ce72">
            <text:p>6.94</text:p>
          </table:table-cell>
          <table:table-cell table:style-name="ce71"/>
          <table:table-cell office:value-type="float" office:value="4775" table:style-name="ce73">
            <text:p>4,775</text:p>
          </table:table-cell>
          <table:table-cell table:number-columns-repeated="3" table:style-name="ce72"/>
          <table:table-cell office:value-type="float" office:value="2.38" table:style-name="ce72">
            <text:p>2.38</text:p>
          </table:table-cell>
          <table:table-cell office:value-type="float" office:value="88882" table:style-name="ce71">
            <text:p>88,882</text:p>
          </table:table-cell>
          <table:table-cell office:value-type="float" office:value="87587" table:style-name="ce71">
            <text:p>87,587</text:p>
          </table:table-cell>
          <table:table-cell office:value-type="float" office:value="566129" table:style-name="ce64">
            <text:p>566,129</text:p>
          </table:table-cell>
          <table:table-cell table:number-columns-repeated="16353" table:style-name="ce62"/>
        </table:table-row>
        <table:table-row table:style-name="ro8">
          <table:table-cell office:value-type="string" table:number-columns-spanned="2" table:number-rows-spanned="1" table:style-name="ce242">
            <text:p>2 月</text:p>
          </table:table-cell>
          <table:covered-table-cell/>
          <table:table-cell office:value-type="float" office:value="8746680" table:style-name="ce64">
            <text:p>8,746,680</text:p>
          </table:table-cell>
          <table:table-cell office:value-type="float" office:value="23590004" table:style-name="ce64">
            <text:p>23,590,004</text:p>
          </table:table-cell>
          <table:table-cell office:value-type="float" office:value="11710952" table:style-name="ce64">
            <text:p>11,710,952</text:p>
          </table:table-cell>
          <table:table-cell office:value-type="float" office:value="11879052" table:style-name="ce64">
            <text:p>11,879,052</text:p>
          </table:table-cell>
          <table:table-cell office:value-type="float" office:value="12497" table:style-name="ce64">
            <text:p>12,497</text:p>
          </table:table-cell>
          <table:table-cell office:value-type="float" office:value="6475" table:style-name="ce64">
            <text:p>6,475</text:p>
          </table:table-cell>
          <table:table-cell office:value-type="float" office:value="6022" table:style-name="ce64">
            <text:p>6,022</text:p>
          </table:table-cell>
          <table:table-cell office:value-type="float" office:value="6.91" table:style-name="ce65">
            <text:p>6.91</text:p>
          </table:table-cell>
          <table:table-cell office:value-type="float" office:value="13352" table:style-name="ce64">
            <text:p>13,352</text:p>
          </table:table-cell>
          <table:table-cell office:value-type="float" office:value="7781" table:style-name="ce64">
            <text:p>7,781</text:p>
          </table:table-cell>
          <table:table-cell office:value-type="float" office:value="5571" table:style-name="ce64">
            <text:p>5,571</text:p>
          </table:table-cell>
          <table:table-cell office:value-type="float" office:value="7.38" table:style-name="ce65">
            <text:p>7.38</text:p>
          </table:table-cell>
          <table:table-cell office:value-type="float" office:value="-855" table:style-name="ce237">
            <text:p>－ 855</text:p>
          </table:table-cell>
          <table:table-cell office:value-type="float" office:value="-0.47" table:style-name="ce66">
            <text:p>－ <text:s/>0.47</text:p>
          </table:table-cell>
          <table:table-cell table:style-name="ce71"/>
          <table:table-cell office:value-type="float" office:value="9986" table:style-name="ce71">
            <text:p>9,986</text:p>
          </table:table-cell>
          <table:table-cell table:number-columns-repeated="3" table:style-name="ce71"/>
          <table:table-cell office:value-type="float" office:value="5.52" table:style-name="ce72">
            <text:p>5.52</text:p>
          </table:table-cell>
          <table:table-cell table:style-name="ce71"/>
          <table:table-cell office:value-type="float" office:value="3505" table:style-name="ce73">
            <text:p>3,505</text:p>
          </table:table-cell>
          <table:table-cell table:number-columns-repeated="3" table:style-name="ce72"/>
          <table:table-cell office:value-type="float" office:value="1.94" table:style-name="ce72">
            <text:p>1.94</text:p>
          </table:table-cell>
          <table:table-cell office:value-type="float" office:value="68557" table:style-name="ce71">
            <text:p>68,557</text:p>
          </table:table-cell>
          <table:table-cell office:value-type="float" office:value="68442" table:style-name="ce71">
            <text:p>68,442</text:p>
          </table:table-cell>
          <table:table-cell office:value-type="float" office:value="566565" table:style-name="ce64">
            <text:p>566,565</text:p>
          </table:table-cell>
          <table:table-cell table:number-columns-repeated="16353" table:style-name="ce62"/>
        </table:table-row>
        <table:table-row table:style-name="ro8">
          <table:table-cell office:value-type="string" table:number-columns-spanned="2" table:number-rows-spanned="1" table:style-name="ce242">
            <text:p>3 月</text:p>
          </table:table-cell>
          <table:covered-table-cell/>
          <table:table-cell office:value-type="float" office:value="8754384" table:style-name="ce64">
            <text:p>8,754,384</text:p>
          </table:table-cell>
          <table:table-cell office:value-type="float" office:value="23589192" table:style-name="ce64">
            <text:p>23,589,192</text:p>
          </table:table-cell>
          <table:table-cell office:value-type="float" office:value="11709344" table:style-name="ce64">
            <text:p>11,709,344</text:p>
          </table:table-cell>
          <table:table-cell office:value-type="float" office:value="11879848" table:style-name="ce64">
            <text:p>11,879,848</text:p>
          </table:table-cell>
          <table:table-cell office:value-type="float" office:value="14567" table:style-name="ce64">
            <text:p>14,567</text:p>
          </table:table-cell>
          <table:table-cell office:value-type="float" office:value="7632" table:style-name="ce64">
            <text:p>7,632</text:p>
          </table:table-cell>
          <table:table-cell office:value-type="float" office:value="6935" table:style-name="ce64">
            <text:p>6,935</text:p>
          </table:table-cell>
          <table:table-cell office:value-type="float" office:value="7.27" table:style-name="ce65">
            <text:p>7.27</text:p>
          </table:table-cell>
          <table:table-cell office:value-type="float" office:value="15171" table:style-name="ce64">
            <text:p>15,171</text:p>
          </table:table-cell>
          <table:table-cell office:value-type="float" office:value="8989" table:style-name="ce64">
            <text:p>8,989</text:p>
          </table:table-cell>
          <table:table-cell office:value-type="float" office:value="6182" table:style-name="ce64">
            <text:p>6,182</text:p>
          </table:table-cell>
          <table:table-cell office:value-type="float" office:value="7.57" table:style-name="ce65">
            <text:p>7.57</text:p>
          </table:table-cell>
          <table:table-cell office:value-type="float" office:value="-604" table:style-name="ce237">
            <text:p>－ 604</text:p>
          </table:table-cell>
          <table:table-cell office:value-type="float" office:value="-0.3" table:style-name="ce66">
            <text:p>－ <text:s/>0.30</text:p>
          </table:table-cell>
          <table:table-cell table:style-name="ce71"/>
          <table:table-cell office:value-type="float" office:value="11180" table:style-name="ce71">
            <text:p>11,180</text:p>
          </table:table-cell>
          <table:table-cell table:number-columns-repeated="3" table:style-name="ce71"/>
          <table:table-cell office:value-type="float" office:value="5.58" table:style-name="ce72">
            <text:p>5.58</text:p>
          </table:table-cell>
          <table:table-cell table:style-name="ce71"/>
          <table:table-cell office:value-type="float" office:value="4456" table:style-name="ce73">
            <text:p>4,456</text:p>
          </table:table-cell>
          <table:table-cell table:number-columns-repeated="3" table:style-name="ce72"/>
          <table:table-cell office:value-type="float" office:value="2.2200000000000002" table:style-name="ce72">
            <text:p>2.22</text:p>
          </table:table-cell>
          <table:table-cell office:value-type="float" office:value="84368" table:style-name="ce71">
            <text:p>84,368</text:p>
          </table:table-cell>
          <table:table-cell office:value-type="float" office:value="84576" table:style-name="ce71">
            <text:p>84,576</text:p>
          </table:table-cell>
          <table:table-cell office:value-type="float" office:value="567044" table:style-name="ce64">
            <text:p>567,044</text:p>
          </table:table-cell>
          <table:table-cell table:number-columns-repeated="16353" table:style-name="ce62"/>
        </table:table-row>
        <table:table-row table:style-name="ro10">
          <table:table-cell office:value-type="string" table:number-columns-spanned="2" table:number-rows-spanned="1" table:style-name="ce242">
            <text:p>4 月</text:p>
          </table:table-cell>
          <table:covered-table-cell/>
          <table:table-cell office:value-type="float" office:value="8762104" table:style-name="ce64">
            <text:p>8,762,104</text:p>
          </table:table-cell>
          <table:table-cell office:value-type="float" office:value="23589312" table:style-name="ce64">
            <text:p>23,589,312</text:p>
          </table:table-cell>
          <table:table-cell office:value-type="float" office:value="11708129" table:style-name="ce64">
            <text:p>11,708,129</text:p>
          </table:table-cell>
          <table:table-cell office:value-type="float" office:value="11881183" table:style-name="ce64">
            <text:p>11,881,183</text:p>
          </table:table-cell>
          <table:table-cell office:value-type="float" office:value="14285" table:style-name="ce64">
            <text:p>14,285</text:p>
          </table:table-cell>
          <table:table-cell office:value-type="float" office:value="7435" table:style-name="ce64">
            <text:p>7,435</text:p>
          </table:table-cell>
          <table:table-cell office:value-type="float" office:value="6850" table:style-name="ce64">
            <text:p>6,850</text:p>
          </table:table-cell>
          <table:table-cell office:value-type="float" office:value="7.37" table:style-name="ce65">
            <text:p>7.37</text:p>
          </table:table-cell>
          <table:table-cell office:value-type="float" office:value="14996" table:style-name="ce64">
            <text:p>14,996</text:p>
          </table:table-cell>
          <table:table-cell office:value-type="float" office:value="8806" table:style-name="ce64">
            <text:p>8,806</text:p>
          </table:table-cell>
          <table:table-cell office:value-type="float" office:value="6190" table:style-name="ce64">
            <text:p>6,190</text:p>
          </table:table-cell>
          <table:table-cell office:value-type="float" office:value="7.73" table:style-name="ce65">
            <text:p>7.73</text:p>
          </table:table-cell>
          <table:table-cell office:value-type="float" office:value="-711" table:style-name="ce237">
            <text:p>－ 711</text:p>
          </table:table-cell>
          <table:table-cell office:value-type="float" office:value="-0.37" table:style-name="ce66">
            <text:p>－ <text:s/>0.37</text:p>
          </table:table-cell>
          <table:table-cell table:style-name="ce71"/>
          <table:table-cell office:value-type="float" office:value="9387" table:style-name="ce71">
            <text:p>9,387</text:p>
          </table:table-cell>
          <table:table-cell table:number-columns-repeated="3" table:style-name="ce71"/>
          <table:table-cell office:value-type="float" office:value="4.84" table:style-name="ce72">
            <text:p>4.84</text:p>
          </table:table-cell>
          <table:table-cell table:style-name="ce71"/>
          <table:table-cell office:value-type="float" office:value="4627" table:style-name="ce73">
            <text:p>4,627</text:p>
          </table:table-cell>
          <table:table-cell table:number-columns-repeated="3" table:style-name="ce72"/>
          <table:table-cell office:value-type="float" office:value="2.39" table:style-name="ce72">
            <text:p>2.39</text:p>
          </table:table-cell>
          <table:table-cell office:value-type="float" office:value="84757" table:style-name="ce71">
            <text:p>84,757</text:p>
          </table:table-cell>
          <table:table-cell office:value-type="float" office:value="83926" table:style-name="ce71">
            <text:p>83,926</text:p>
          </table:table-cell>
          <table:table-cell office:value-type="float" office:value="567502" table:style-name="ce64">
            <text:p>567,502</text:p>
          </table:table-cell>
          <table:table-cell table:number-columns-repeated="16353" table:style-name="ce62"/>
        </table:table-row>
        <table:table-row table:style-name="ro8">
          <table:table-cell office:value-type="string" table:number-columns-spanned="2" table:number-rows-spanned="1" table:style-name="ce242">
            <text:p>5 月</text:p>
          </table:table-cell>
          <table:covered-table-cell/>
          <table:table-cell office:value-type="float" office:value="8771842" table:style-name="ce64">
            <text:p>8,771,842</text:p>
          </table:table-cell>
          <table:table-cell office:value-type="float" office:value="23589870" table:style-name="ce64">
            <text:p>23,589,870</text:p>
          </table:table-cell>
          <table:table-cell office:value-type="float" office:value="11707074" table:style-name="ce64">
            <text:p>11,707,074</text:p>
          </table:table-cell>
          <table:table-cell office:value-type="float" office:value="11882796" table:style-name="ce64">
            <text:p>11,882,796</text:p>
          </table:table-cell>
          <table:table-cell office:value-type="float" office:value="14587" table:style-name="ce64">
            <text:p>14,587</text:p>
          </table:table-cell>
          <table:table-cell office:value-type="float" office:value="7504" table:style-name="ce64">
            <text:p>7,504</text:p>
          </table:table-cell>
          <table:table-cell office:value-type="float" office:value="7083" table:style-name="ce64">
            <text:p>7,083</text:p>
          </table:table-cell>
          <table:table-cell office:value-type="float" office:value="7.28" table:style-name="ce65">
            <text:p>7.28</text:p>
          </table:table-cell>
          <table:table-cell office:value-type="float" office:value="14655" table:style-name="ce64">
            <text:p>14,655</text:p>
          </table:table-cell>
          <table:table-cell office:value-type="float" office:value="8655" table:style-name="ce64">
            <text:p>8,655</text:p>
          </table:table-cell>
          <table:table-cell office:value-type="float" office:value="6000" table:style-name="ce64">
            <text:p>6,000</text:p>
          </table:table-cell>
          <table:table-cell office:value-type="float" office:value="7.31" table:style-name="ce65">
            <text:p>7.31</text:p>
          </table:table-cell>
          <table:table-cell office:value-type="float" office:value="-68" table:style-name="ce237">
            <text:p>－ 68</text:p>
          </table:table-cell>
          <table:table-cell office:value-type="float" office:value="-0.03" table:style-name="ce66">
            <text:p>－ <text:s/>0.03</text:p>
          </table:table-cell>
          <table:table-cell office:value-type="float" office:value="13106" table:style-name="ce71">
            <text:p>13,106</text:p>
          </table:table-cell>
          <table:table-cell office:value-type="float" office:value="12332" table:style-name="ce71">
            <text:p>12,332</text:p>
          </table:table-cell>
          <table:table-cell office:value-type="float" office:value="774" table:style-name="ce71">
            <text:p>774</text:p>
          </table:table-cell>
          <table:table-cell office:value-type="float" office:value="265" table:style-name="ce71">
            <text:p>265</text:p>
          </table:table-cell>
          <table:table-cell office:value-type="float" office:value="509" table:style-name="ce71">
            <text:p>509</text:p>
          </table:table-cell>
          <table:table-cell office:value-type="float" office:value="6.54" table:style-name="ce72">
            <text:p>6.54</text:p>
          </table:table-cell>
          <table:table-cell office:value-type="float" office:value="4916" table:style-name="ce71">
            <text:p>4,916</text:p>
          </table:table-cell>
          <table:table-cell office:value-type="float" office:value="4916" table:style-name="ce73">
            <text:p>4,916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2.4500000000000002" table:style-name="ce72">
            <text:p>2.45</text:p>
          </table:table-cell>
          <table:table-cell office:value-type="float" office:value="92651" table:style-name="ce71">
            <text:p>92,651</text:p>
          </table:table-cell>
          <table:table-cell office:value-type="float" office:value="92025" table:style-name="ce71">
            <text:p>92,025</text:p>
          </table:table-cell>
          <table:table-cell office:value-type="float" office:value="567987" table:style-name="ce64">
            <text:p>567,987</text:p>
          </table:table-cell>
          <table:table-cell table:number-columns-repeated="16353" table:style-name="ce62"/>
        </table:table-row>
        <table:table-row table:style-name="ro8">
          <table:table-cell office:value-type="string" table:number-columns-spanned="2" table:number-rows-spanned="1" table:style-name="ce242">
            <text:p>6 月</text:p>
          </table:table-cell>
          <table:covered-table-cell/>
          <table:table-cell office:value-type="float" office:value="8778661" table:style-name="ce64">
            <text:p>8,778,661</text:p>
          </table:table-cell>
          <table:table-cell office:value-type="float" office:value="23591031" table:style-name="ce64">
            <text:p>23,591,031</text:p>
          </table:table-cell>
          <table:table-cell office:value-type="float" office:value="11706411" table:style-name="ce64">
            <text:p>11,706,411</text:p>
          </table:table-cell>
          <table:table-cell office:value-type="float" office:value="11884620" table:style-name="ce64">
            <text:p>11,884,620</text:p>
          </table:table-cell>
          <table:table-cell office:value-type="float" office:value="12886" table:style-name="ce64">
            <text:p>12,886</text:p>
          </table:table-cell>
          <table:table-cell office:value-type="float" office:value="6737" table:style-name="ce64">
            <text:p>6,737</text:p>
          </table:table-cell>
          <table:table-cell office:value-type="float" office:value="6149" table:style-name="ce64">
            <text:p>6,149</text:p>
          </table:table-cell>
          <table:table-cell office:value-type="float" office:value="6.65" table:style-name="ce65">
            <text:p>6.65</text:p>
          </table:table-cell>
          <table:table-cell office:value-type="float" office:value="13302" table:style-name="ce64">
            <text:p>13,302</text:p>
          </table:table-cell>
          <table:table-cell office:value-type="float" office:value="7888" table:style-name="ce64">
            <text:p>7,888</text:p>
          </table:table-cell>
          <table:table-cell office:value-type="float" office:value="5414" table:style-name="ce64">
            <text:p>5,414</text:p>
          </table:table-cell>
          <table:table-cell office:value-type="float" office:value="6.86" table:style-name="ce65">
            <text:p>6.86</text:p>
          </table:table-cell>
          <table:table-cell office:value-type="float" office:value="-416" table:style-name="ce237">
            <text:p>－ 416</text:p>
          </table:table-cell>
          <table:table-cell office:value-type="float" office:value="-0.21" table:style-name="ce66">
            <text:p>－ <text:s/>0.21</text:p>
          </table:table-cell>
          <table:table-cell office:value-type="float" office:value="11326" table:style-name="ce71">
            <text:p>11,326</text:p>
          </table:table-cell>
          <table:table-cell office:value-type="float" office:value="10810" table:style-name="ce71">
            <text:p>10,810</text:p>
          </table:table-cell>
          <table:table-cell office:value-type="float" office:value="516" table:style-name="ce71">
            <text:p>516</text:p>
          </table:table-cell>
          <table:table-cell office:value-type="float" office:value="150" table:style-name="ce71">
            <text:p>150</text:p>
          </table:table-cell>
          <table:table-cell office:value-type="float" office:value="366" table:style-name="ce71">
            <text:p>366</text:p>
          </table:table-cell>
          <table:table-cell office:value-type="float" office:value="5.84" table:style-name="ce72">
            <text:p>5.84</text:p>
          </table:table-cell>
          <table:table-cell office:value-type="float" office:value="4400" table:style-name="ce71">
            <text:p>4,400</text:p>
          </table:table-cell>
          <table:table-cell office:value-type="float" office:value="4398" table:style-name="ce73">
            <text:p>4,398</text:p>
          </table:table-cell>
          <table:table-cell office:value-type="float" office:value="2" table:style-name="ce73">
            <text:p>2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2.27" table:style-name="ce72">
            <text:p>2.27</text:p>
          </table:table-cell>
          <table:table-cell office:value-type="float" office:value="76443" table:style-name="ce71">
            <text:p>76,443</text:p>
          </table:table-cell>
          <table:table-cell office:value-type="float" office:value="74866" table:style-name="ce71">
            <text:p>74,866</text:p>
          </table:table-cell>
          <table:table-cell office:value-type="float" office:value="568465" table:style-name="ce64">
            <text:p>568,465</text:p>
          </table:table-cell>
          <table:table-cell table:number-columns-repeated="16353" table:style-name="ce62"/>
        </table:table-row>
        <table:table-row table:style-name="ro11">
          <table:table-cell office:value-type="string" table:number-columns-spanned="2" table:number-rows-spanned="1" table:style-name="ce242">
            <text:p>7 月</text:p>
          </table:table-cell>
          <table:covered-table-cell/>
          <table:table-cell office:value-type="float" office:value="8788954" table:style-name="ce64">
            <text:p>8,788,954</text:p>
          </table:table-cell>
          <table:table-cell office:value-type="float" office:value="23592598" table:style-name="ce64">
            <text:p>23,592,598</text:p>
          </table:table-cell>
          <table:table-cell office:value-type="float" office:value="11705811" table:style-name="ce64">
            <text:p>11,705,811</text:p>
          </table:table-cell>
          <table:table-cell office:value-type="float" office:value="11886787" table:style-name="ce64">
            <text:p>11,886,787</text:p>
          </table:table-cell>
          <table:table-cell office:value-type="float" office:value="15104" table:style-name="ce64">
            <text:p>15,104</text:p>
          </table:table-cell>
          <table:table-cell office:value-type="float" office:value="7803" table:style-name="ce64">
            <text:p>7,803</text:p>
          </table:table-cell>
          <table:table-cell office:value-type="float" office:value="7301" table:style-name="ce64">
            <text:p>7,301</text:p>
          </table:table-cell>
          <table:table-cell office:value-type="float" office:value="7.54" table:style-name="ce65">
            <text:p>7.54</text:p>
          </table:table-cell>
          <table:table-cell office:value-type="float" office:value="15854" table:style-name="ce64">
            <text:p>15,854</text:p>
          </table:table-cell>
          <table:table-cell office:value-type="float" office:value="9248" table:style-name="ce64">
            <text:p>9,248</text:p>
          </table:table-cell>
          <table:table-cell office:value-type="float" office:value="6606" table:style-name="ce64">
            <text:p>6,606</text:p>
          </table:table-cell>
          <table:table-cell office:value-type="float" office:value="7.91" table:style-name="ce65">
            <text:p>7.91</text:p>
          </table:table-cell>
          <table:table-cell office:value-type="float" office:value="-750" table:style-name="ce237">
            <text:p>－ 750</text:p>
          </table:table-cell>
          <table:table-cell office:value-type="float" office:value="-0.37" table:style-name="ce66">
            <text:p>－ <text:s/>0.37</text:p>
          </table:table-cell>
          <table:table-cell office:value-type="float" office:value="10432" table:style-name="ce71">
            <text:p>10,432</text:p>
          </table:table-cell>
          <table:table-cell office:value-type="float" office:value="10098" table:style-name="ce71">
            <text:p>10,098</text:p>
          </table:table-cell>
          <table:table-cell office:value-type="float" office:value="334" table:style-name="ce71">
            <text:p>334</text:p>
          </table:table-cell>
          <table:table-cell office:value-type="float" office:value="126" table:style-name="ce71">
            <text:p>126</text:p>
          </table:table-cell>
          <table:table-cell office:value-type="float" office:value="208" table:style-name="ce71">
            <text:p>208</text:p>
          </table:table-cell>
          <table:table-cell office:value-type="float" office:value="5.21" table:style-name="ce72">
            <text:p>5.21</text:p>
          </table:table-cell>
          <table:table-cell office:value-type="float" office:value="5035" table:style-name="ce71">
            <text:p>5,035</text:p>
          </table:table-cell>
          <table:table-cell office:value-type="float" office:value="5022" table:style-name="ce73">
            <text:p>5,022</text:p>
          </table:table-cell>
          <table:table-cell office:value-type="float" office:value="13" table:style-name="ce73">
            <text:p>13</text:p>
          </table:table-cell>
          <table:table-cell office:value-type="float" office:value="10" table:style-name="ce73">
            <text:p>10</text:p>
          </table:table-cell>
          <table:table-cell office:value-type="float" office:value="3" table:style-name="ce73">
            <text:p>3</text:p>
          </table:table-cell>
          <table:table-cell office:value-type="float" office:value="2.5099999999999998" table:style-name="ce72">
            <text:p>2.51</text:p>
          </table:table-cell>
          <table:table-cell office:value-type="float" office:value="98131" table:style-name="ce71">
            <text:p>98,131</text:p>
          </table:table-cell>
          <table:table-cell office:value-type="float" office:value="95814" table:style-name="ce71">
            <text:p>95,814</text:p>
          </table:table-cell>
          <table:table-cell office:value-type="float" office:value="569008" table:style-name="ce64">
            <text:p>569,008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2">
            <text:p>8 月</text:p>
          </table:table-cell>
          <table:covered-table-cell/>
          <table:table-cell office:value-type="float" office:value="8802401" table:style-name="ce67">
            <text:p>8,802,401</text:p>
          </table:table-cell>
          <table:table-cell office:value-type="float" office:value="23593794" table:style-name="ce67">
            <text:p>23,593,794</text:p>
          </table:table-cell>
          <table:table-cell office:value-type="float" office:value="11705234" table:style-name="ce67">
            <text:p>11,705,234</text:p>
          </table:table-cell>
          <table:table-cell office:value-type="float" office:value="11888560" table:style-name="ce67">
            <text:p>11,888,560</text:p>
          </table:table-cell>
          <table:table-cell office:value-type="float" office:value="14330" table:style-name="ce67">
            <text:p>14,330</text:p>
          </table:table-cell>
          <table:table-cell office:value-type="float" office:value="7427" table:style-name="ce67">
            <text:p>7,427</text:p>
          </table:table-cell>
          <table:table-cell office:value-type="float" office:value="6903" table:style-name="ce67">
            <text:p>6,903</text:p>
          </table:table-cell>
          <table:table-cell office:value-type="float" office:value="7.15" table:style-name="ce68">
            <text:p>7.15</text:p>
          </table:table-cell>
          <table:table-cell office:value-type="float" office:value="13983" table:style-name="ce67">
            <text:p>13,983</text:p>
          </table:table-cell>
          <table:table-cell office:value-type="float" office:value="8190" table:style-name="ce67">
            <text:p>8,190</text:p>
          </table:table-cell>
          <table:table-cell office:value-type="float" office:value="5793" table:style-name="ce67">
            <text:p>5,793</text:p>
          </table:table-cell>
          <table:table-cell office:value-type="float" office:value="6.98" table:style-name="ce68">
            <text:p>6.98</text:p>
          </table:table-cell>
          <table:table-cell office:value-type="float" office:value="347" table:style-name="ce237">
            <text:p>347</text:p>
          </table:table-cell>
          <table:table-cell office:value-type="float" office:value="0.17" table:style-name="ce66">
            <text:p>0.17</text:p>
          </table:table-cell>
          <table:table-cell office:value-type="float" office:value="5121" table:style-name="ce71">
            <text:p>5,121</text:p>
          </table:table-cell>
          <table:table-cell office:value-type="float" office:value="4918" table:style-name="ce74">
            <text:p>4,918</text:p>
          </table:table-cell>
          <table:table-cell office:value-type="float" office:value="203" table:style-name="ce74">
            <text:p>203</text:p>
          </table:table-cell>
          <table:table-cell office:value-type="float" office:value="64" table:style-name="ce74">
            <text:p>64</text:p>
          </table:table-cell>
          <table:table-cell office:value-type="float" office:value="139" table:style-name="ce74">
            <text:p>139</text:p>
          </table:table-cell>
          <table:table-cell office:value-type="float" office:value="2.56" table:style-name="ce75">
            <text:p>2.56</text:p>
          </table:table-cell>
          <table:table-cell office:value-type="float" office:value="4665" table:style-name="ce71">
            <text:p>4,665</text:p>
          </table:table-cell>
          <table:table-cell office:value-type="float" office:value="4646" table:style-name="ce76">
            <text:p>4,646</text:p>
          </table:table-cell>
          <table:table-cell office:value-type="float" office:value="19" table:style-name="ce76">
            <text:p>19</text:p>
          </table:table-cell>
          <table:table-cell office:value-type="float" office:value="7" table:style-name="ce76">
            <text:p>7</text:p>
          </table:table-cell>
          <table:table-cell office:value-type="float" office:value="12" table:style-name="ce76">
            <text:p>12</text:p>
          </table:table-cell>
          <table:table-cell office:value-type="float" office:value="2.33" table:style-name="ce75">
            <text:p>2.33</text:p>
          </table:table-cell>
          <table:table-cell office:value-type="float" office:value="92486" table:style-name="ce74">
            <text:p>92,486</text:p>
          </table:table-cell>
          <table:table-cell office:value-type="float" office:value="91637" table:style-name="ce74">
            <text:p>91,637</text:p>
          </table:table-cell>
          <table:table-cell office:value-type="float" office:value="569677" table:style-name="ce67">
            <text:p>569,677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2">
            <text:p>9 月</text:p>
          </table:table-cell>
          <table:covered-table-cell/>
          <table:table-cell office:value-type="float" office:value="8824319" table:style-name="ce67">
            <text:p>8,824,319</text:p>
          </table:table-cell>
          <table:table-cell office:value-type="float" office:value="23593783" table:style-name="ce67">
            <text:p>23,593,783</text:p>
          </table:table-cell>
          <table:table-cell office:value-type="float" office:value="11704227" table:style-name="ce67">
            <text:p>11,704,227</text:p>
          </table:table-cell>
          <table:table-cell office:value-type="float" office:value="11889556" table:style-name="ce67">
            <text:p>11,889,556</text:p>
          </table:table-cell>
          <table:table-cell office:value-type="float" office:value="14533" table:style-name="ce67">
            <text:p>14,533</text:p>
          </table:table-cell>
          <table:table-cell office:value-type="float" office:value="7515" table:style-name="ce67">
            <text:p>7,515</text:p>
          </table:table-cell>
          <table:table-cell office:value-type="float" office:value="7018" table:style-name="ce67">
            <text:p>7,018</text:p>
          </table:table-cell>
          <table:table-cell office:value-type="float" office:value="7.49" table:style-name="ce68">
            <text:p>7.49</text:p>
          </table:table-cell>
          <table:table-cell office:value-type="float" office:value="13866" table:style-name="ce67">
            <text:p>13,866</text:p>
          </table:table-cell>
          <table:table-cell office:value-type="float" office:value="8148" table:style-name="ce67">
            <text:p>8,148</text:p>
          </table:table-cell>
          <table:table-cell office:value-type="float" office:value="5718" table:style-name="ce67">
            <text:p>5,718</text:p>
          </table:table-cell>
          <table:table-cell office:value-type="float" office:value="7.15" table:style-name="ce68">
            <text:p>7.15</text:p>
          </table:table-cell>
          <table:table-cell office:value-type="float" office:value="667" table:style-name="ce168">
            <text:p>667</text:p>
          </table:table-cell>
          <table:table-cell office:value-type="float" office:value="0.34" table:style-name="ce66">
            <text:p>0.34</text:p>
          </table:table-cell>
          <table:table-cell office:value-type="float" office:value="11656" table:style-name="ce71">
            <text:p>11,656</text:p>
          </table:table-cell>
          <table:table-cell office:value-type="float" office:value="11328" table:style-name="ce74">
            <text:p>11,328</text:p>
          </table:table-cell>
          <table:table-cell office:value-type="float" office:value="328" table:style-name="ce74">
            <text:p>328</text:p>
          </table:table-cell>
          <table:table-cell office:value-type="float" office:value="89" table:style-name="ce74">
            <text:p>89</text:p>
          </table:table-cell>
          <table:table-cell office:value-type="float" office:value="239" table:style-name="ce74">
            <text:p>239</text:p>
          </table:table-cell>
          <table:table-cell office:value-type="float" office:value="6.01" table:style-name="ce75">
            <text:p>6.01</text:p>
          </table:table-cell>
          <table:table-cell office:value-type="float" office:value="4402" table:style-name="ce71">
            <text:p>4,402</text:p>
          </table:table-cell>
          <table:table-cell office:value-type="float" office:value="4386" table:style-name="ce76">
            <text:p>4,386</text:p>
          </table:table-cell>
          <table:table-cell office:value-type="float" office:value="16" table:style-name="ce76">
            <text:p>16</text:p>
          </table:table-cell>
          <table:table-cell office:value-type="float" office:value="10" table:style-name="ce76">
            <text:p>10</text:p>
          </table:table-cell>
          <table:table-cell office:value-type="float" office:value="6" table:style-name="ce76">
            <text:p>6</text:p>
          </table:table-cell>
          <table:table-cell office:value-type="float" office:value="2.27" table:style-name="ce75">
            <text:p>2.27</text:p>
          </table:table-cell>
          <table:table-cell office:value-type="float" office:value="90276" table:style-name="ce74">
            <text:p>90,276</text:p>
          </table:table-cell>
          <table:table-cell office:value-type="float" office:value="90954" table:style-name="ce74">
            <text:p>90,954</text:p>
          </table:table-cell>
          <table:table-cell office:value-type="float" office:value="570074" table:style-name="ce67">
            <text:p>570,074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2">
            <text:p>10 月</text:p>
          </table:table-cell>
          <table:covered-table-cell/>
          <table:table-cell office:value-type="float" office:value="8826808" table:style-name="ce67">
            <text:p>8,826,808</text:p>
          </table:table-cell>
          <table:table-cell office:value-type="float" office:value="23596266" table:style-name="ce67">
            <text:p>23,596,266</text:p>
          </table:table-cell>
          <table:table-cell office:value-type="float" office:value="11704142" table:style-name="ce67">
            <text:p>11,704,142</text:p>
          </table:table-cell>
          <table:table-cell office:value-type="float" office:value="11892124" table:style-name="ce67">
            <text:p>11,892,124</text:p>
          </table:table-cell>
          <table:table-cell office:value-type="float" office:value="16236" table:style-name="ce67">
            <text:p>16,236</text:p>
          </table:table-cell>
          <table:table-cell office:value-type="float" office:value="8413" table:style-name="ce67">
            <text:p>8,413</text:p>
          </table:table-cell>
          <table:table-cell office:value-type="float" office:value="7823" table:style-name="ce67">
            <text:p>7,823</text:p>
          </table:table-cell>
          <table:table-cell office:value-type="float" office:value="8.1" table:style-name="ce68">
            <text:p>8.10</text:p>
          </table:table-cell>
          <table:table-cell office:value-type="float" office:value="15350" table:style-name="ce67">
            <text:p>15,350</text:p>
          </table:table-cell>
          <table:table-cell office:value-type="float" office:value="9024" table:style-name="ce67">
            <text:p>9,024</text:p>
          </table:table-cell>
          <table:table-cell office:value-type="float" office:value="6326" table:style-name="ce67">
            <text:p>6,326</text:p>
          </table:table-cell>
          <table:table-cell office:value-type="float" office:value="7.66" table:style-name="ce68">
            <text:p>7.66</text:p>
          </table:table-cell>
          <table:table-cell office:value-type="float" office:value="886" table:style-name="ce168">
            <text:p>886</text:p>
          </table:table-cell>
          <table:table-cell office:value-type="float" office:value="0.44" table:style-name="ce66">
            <text:p>0.44</text:p>
          </table:table-cell>
          <table:table-cell office:value-type="float" office:value="12000" table:style-name="ce71">
            <text:p>12,000</text:p>
          </table:table-cell>
          <table:table-cell office:value-type="float" office:value="11765" table:style-name="ce74">
            <text:p>11,765</text:p>
          </table:table-cell>
          <table:table-cell office:value-type="float" office:value="235" table:style-name="ce74">
            <text:p>235</text:p>
          </table:table-cell>
          <table:table-cell office:value-type="float" office:value="77" table:style-name="ce74">
            <text:p>77</text:p>
          </table:table-cell>
          <table:table-cell office:value-type="float" office:value="158" table:style-name="ce74">
            <text:p>158</text:p>
          </table:table-cell>
          <table:table-cell office:value-type="float" office:value="5.99" table:style-name="ce75">
            <text:p>5.99</text:p>
          </table:table-cell>
          <table:table-cell office:value-type="float" office:value="4779" table:style-name="ce71">
            <text:p>4,779</text:p>
          </table:table-cell>
          <table:table-cell office:value-type="float" office:value="4758" table:style-name="ce76">
            <text:p>4,758</text:p>
          </table:table-cell>
          <table:table-cell office:value-type="float" office:value="21" table:style-name="ce76">
            <text:p>21</text:p>
          </table:table-cell>
          <table:table-cell office:value-type="float" office:value="11" table:style-name="ce76">
            <text:p>11</text:p>
          </table:table-cell>
          <table:table-cell office:value-type="float" office:value="10" table:style-name="ce76">
            <text:p>10</text:p>
          </table:table-cell>
          <table:table-cell office:value-type="float" office:value="2.38" table:style-name="ce75">
            <text:p>2.38</text:p>
          </table:table-cell>
          <table:table-cell office:value-type="float" office:value="69619" table:style-name="ce74">
            <text:p>69,619</text:p>
          </table:table-cell>
          <table:table-cell office:value-type="float" office:value="68022" table:style-name="ce74">
            <text:p>68,022</text:p>
          </table:table-cell>
          <table:table-cell office:value-type="float" office:value="570608" table:style-name="ce67">
            <text:p>570,608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2">
            <text:p>11 月</text:p>
          </table:table-cell>
          <table:covered-table-cell/>
          <table:table-cell office:value-type="float" office:value="8830422" table:style-name="ce67">
            <text:p>8,830,422</text:p>
          </table:table-cell>
          <table:table-cell office:value-type="float" office:value="23598776" table:style-name="ce67">
            <text:p>23,598,776</text:p>
          </table:table-cell>
          <table:table-cell office:value-type="float" office:value="11704260" table:style-name="ce67">
            <text:p>11,704,260</text:p>
          </table:table-cell>
          <table:table-cell office:value-type="float" office:value="11894516" table:style-name="ce67">
            <text:p>11,894,516</text:p>
          </table:table-cell>
          <table:table-cell office:value-type="float" office:value="14687" table:style-name="ce67">
            <text:p>14,687</text:p>
          </table:table-cell>
          <table:table-cell office:value-type="float" office:value="7770" table:style-name="ce67">
            <text:p>7,770</text:p>
          </table:table-cell>
          <table:table-cell office:value-type="float" office:value="6917" table:style-name="ce67">
            <text:p>6,917</text:p>
          </table:table-cell>
          <table:table-cell office:value-type="float" office:value="7.57" table:style-name="ce68">
            <text:p>7.57</text:p>
          </table:table-cell>
          <table:table-cell office:value-type="float" office:value="13739" table:style-name="ce67">
            <text:p>13,739</text:p>
          </table:table-cell>
          <table:table-cell office:value-type="float" office:value="8113" table:style-name="ce67">
            <text:p>8,113</text:p>
          </table:table-cell>
          <table:table-cell office:value-type="float" office:value="5626" table:style-name="ce67">
            <text:p>5,626</text:p>
          </table:table-cell>
          <table:table-cell office:value-type="float" office:value="7.08" table:style-name="ce68">
            <text:p>7.08</text:p>
          </table:table-cell>
          <table:table-cell office:value-type="float" office:value="948" table:style-name="ce168">
            <text:p>948</text:p>
          </table:table-cell>
          <table:table-cell office:value-type="float" office:value="0.49" table:style-name="ce66">
            <text:p>0.49</text:p>
          </table:table-cell>
          <table:table-cell office:value-type="float" office:value="12497" table:style-name="ce71">
            <text:p>12,497</text:p>
          </table:table-cell>
          <table:table-cell office:value-type="float" office:value="12264" table:style-name="ce74">
            <text:p>12,264</text:p>
          </table:table-cell>
          <table:table-cell office:value-type="float" office:value="233" table:style-name="ce74">
            <text:p>233</text:p>
          </table:table-cell>
          <table:table-cell office:value-type="float" office:value="66" table:style-name="ce74">
            <text:p>66</text:p>
          </table:table-cell>
          <table:table-cell office:value-type="float" office:value="167" table:style-name="ce74">
            <text:p>167</text:p>
          </table:table-cell>
          <table:table-cell office:value-type="float" office:value="6.44" table:style-name="ce75">
            <text:p>6.44</text:p>
          </table:table-cell>
          <table:table-cell office:value-type="float" office:value="4476" table:style-name="ce71">
            <text:p>4,476</text:p>
          </table:table-cell>
          <table:table-cell office:value-type="float" office:value="4452" table:style-name="ce76">
            <text:p>4,452</text:p>
          </table:table-cell>
          <table:table-cell office:value-type="float" office:value="24" table:style-name="ce76">
            <text:p>24</text:p>
          </table:table-cell>
          <table:table-cell office:value-type="float" office:value="9" table:style-name="ce76">
            <text:p>9</text:p>
          </table:table-cell>
          <table:table-cell office:value-type="float" office:value="15" table:style-name="ce76">
            <text:p>15</text:p>
          </table:table-cell>
          <table:table-cell office:value-type="float" office:value="2.31" table:style-name="ce75">
            <text:p>2.31</text:p>
          </table:table-cell>
          <table:table-cell office:value-type="float" office:value="62816" table:style-name="ce74">
            <text:p>62,816</text:p>
          </table:table-cell>
          <table:table-cell office:value-type="float" office:value="61254" table:style-name="ce74">
            <text:p>61,254</text:p>
          </table:table-cell>
          <table:table-cell office:value-type="float" office:value="570952" table:style-name="ce67">
            <text:p>570,952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2">
            <text:p>12 月</text:p>
          </table:table-cell>
          <table:covered-table-cell/>
          <table:table-cell office:value-type="float" office:value="8832745" table:style-name="ce67">
            <text:p>8,832,745</text:p>
          </table:table-cell>
          <table:table-cell office:value-type="float" office:value="23603121" table:style-name="ce67">
            <text:p>23,603,121</text:p>
          </table:table-cell>
          <table:table-cell office:value-type="float" office:value="11705186" table:style-name="ce67">
            <text:p>11,705,186</text:p>
          </table:table-cell>
          <table:table-cell office:value-type="float" office:value="11897935" table:style-name="ce67">
            <text:p>11,897,935</text:p>
          </table:table-cell>
          <table:table-cell office:value-type="float" office:value="16916" table:style-name="ce67">
            <text:p>16,916</text:p>
          </table:table-cell>
          <table:table-cell office:value-type="float" office:value="8764" table:style-name="ce67">
            <text:p>8,764</text:p>
          </table:table-cell>
          <table:table-cell office:value-type="float" office:value="8152" table:style-name="ce67">
            <text:p>8,152</text:p>
          </table:table-cell>
          <table:table-cell office:value-type="float" office:value="8.44" table:style-name="ce68">
            <text:p>8.44</text:p>
          </table:table-cell>
          <table:table-cell office:value-type="float" office:value="15406" table:style-name="ce67">
            <text:p>15,406</text:p>
          </table:table-cell>
          <table:table-cell office:value-type="float" office:value="9025" table:style-name="ce67">
            <text:p>9,025</text:p>
          </table:table-cell>
          <table:table-cell office:value-type="float" office:value="6381" table:style-name="ce67">
            <text:p>6,381</text:p>
          </table:table-cell>
          <table:table-cell office:value-type="float" office:value="7.69" table:style-name="ce68">
            <text:p>7.69</text:p>
          </table:table-cell>
          <table:table-cell office:value-type="float" office:value="1510" table:style-name="ce168">
            <text:p>1510</text:p>
          </table:table-cell>
          <table:table-cell office:value-type="float" office:value="0.75" table:style-name="ce66">
            <text:p>0.75</text:p>
          </table:table-cell>
          <table:table-cell office:value-type="float" office:value="13931" table:style-name="ce71">
            <text:p>13,931</text:p>
          </table:table-cell>
          <table:table-cell office:value-type="float" office:value="13615" table:style-name="ce74">
            <text:p>13,615</text:p>
          </table:table-cell>
          <table:table-cell office:value-type="float" office:value="316" table:style-name="ce74">
            <text:p>316</text:p>
          </table:table-cell>
          <table:table-cell office:value-type="float" office:value="91" table:style-name="ce74">
            <text:p>91</text:p>
          </table:table-cell>
          <table:table-cell office:value-type="float" office:value="225" table:style-name="ce74">
            <text:p>225</text:p>
          </table:table-cell>
          <table:table-cell office:value-type="float" office:value="6.95" table:style-name="ce75">
            <text:p>6.95</text:p>
          </table:table-cell>
          <table:table-cell office:value-type="float" office:value="4437" table:style-name="ce71">
            <text:p>4,437</text:p>
          </table:table-cell>
          <table:table-cell office:value-type="float" office:value="4422" table:style-name="ce76">
            <text:p>4,422</text:p>
          </table:table-cell>
          <table:table-cell office:value-type="float" office:value="15" table:style-name="ce76">
            <text:p>15</text:p>
          </table:table-cell>
          <table:table-cell office:value-type="float" office:value="2" table:style-name="ce76">
            <text:p>2</text:p>
          </table:table-cell>
          <table:table-cell office:value-type="float" office:value="13" table:style-name="ce76">
            <text:p>13</text:p>
          </table:table-cell>
          <table:table-cell office:value-type="float" office:value="2.21" table:style-name="ce75">
            <text:p>2.21</text:p>
          </table:table-cell>
          <table:table-cell office:value-type="float" office:value="63057" table:style-name="ce74">
            <text:p>63,057</text:p>
          </table:table-cell>
          <table:table-cell office:value-type="float" office:value="60222" table:style-name="ce74">
            <text:p>60,222</text:p>
          </table:table-cell>
          <table:table-cell office:value-type="float" office:value="571427" table:style-name="ce67">
            <text:p>571,427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95">
            <text:p>109年1~7月</text:p>
          </table:table-cell>
          <table:covered-table-cell/>
          <table:table-cell office:value-type="float" office:value="8884763" table:style-name="ce230">
            <text:p>8,884,763</text:p>
          </table:table-cell>
          <table:table-cell office:value-type="float" office:value="23578705" table:style-name="ce230">
            <text:p>23,578,705</text:p>
          </table:table-cell>
          <table:table-cell office:value-type="float" office:value="11685947" table:style-name="ce230">
            <text:p>11,685,947</text:p>
          </table:table-cell>
          <table:table-cell office:value-type="float" office:value="11892758" table:style-name="ce230">
            <text:p>11,892,758</text:p>
          </table:table-cell>
          <table:table-cell office:value-type="float" office:value="92374" table:style-name="ce230">
            <text:p>92,374</text:p>
          </table:table-cell>
          <table:table-cell office:value-type="float" office:value="47845" table:style-name="ce230">
            <text:p>47,845</text:p>
          </table:table-cell>
          <table:table-cell office:value-type="float" office:value="44529" table:style-name="ce230">
            <text:p>44,529</text:p>
          </table:table-cell>
          <table:table-cell office:value-type="float" office:value="6.73" table:style-name="ce231">
            <text:p>6.73</text:p>
          </table:table-cell>
          <table:table-cell office:value-type="float" office:value="103088" table:style-name="ce230">
            <text:p>103,088</text:p>
          </table:table-cell>
          <table:table-cell office:value-type="float" office:value="60412" table:style-name="ce230">
            <text:p>60,412</text:p>
          </table:table-cell>
          <table:table-cell office:value-type="float" office:value="42676" table:style-name="ce230">
            <text:p>42,676</text:p>
          </table:table-cell>
          <table:table-cell office:value-type="float" office:value="7.51" table:style-name="ce231">
            <text:p>7.51</text:p>
          </table:table-cell>
          <table:table-cell office:value-type="float" office:value="-10714" table:style-name="ce238">
            <text:p>－ 10,714</text:p>
          </table:table-cell>
          <table:table-cell office:value-type="float" office:value="-0.78" table:style-name="ce232">
            <text:p>－ <text:s/>0.78</text:p>
          </table:table-cell>
          <table:table-cell office:value-type="float" office:value="70669" table:style-name="ce70">
            <text:p>70,669</text:p>
          </table:table-cell>
          <table:table-cell office:value-type="float" office:value="69223" table:style-name="ce233">
            <text:p>69,223</text:p>
          </table:table-cell>
          <table:table-cell office:value-type="float" office:value="1446" table:style-name="ce233">
            <text:p>1,446</text:p>
          </table:table-cell>
          <table:table-cell office:value-type="float" office:value="424" table:style-name="ce233">
            <text:p>424</text:p>
          </table:table-cell>
          <table:table-cell office:value-type="float" office:value="1022" table:style-name="ce233">
            <text:p>1,022</text:p>
          </table:table-cell>
          <table:table-cell office:value-type="float" office:value="5.15" table:style-name="ce234">
            <text:p>5.15</text:p>
          </table:table-cell>
          <table:table-cell office:value-type="float" office:value="30195" table:style-name="ce70">
            <text:p>30,195</text:p>
          </table:table-cell>
          <table:table-cell office:value-type="float" office:value="29992" table:style-name="ce235">
            <text:p>29,992</text:p>
          </table:table-cell>
          <table:table-cell office:value-type="float" office:value="203" table:style-name="ce235">
            <text:p>203</text:p>
          </table:table-cell>
          <table:table-cell office:value-type="float" office:value="53" table:style-name="ce235">
            <text:p>53</text:p>
          </table:table-cell>
          <table:table-cell office:value-type="float" office:value="150" table:style-name="ce235">
            <text:p>150</text:p>
          </table:table-cell>
          <table:table-cell office:value-type="float" office:value="2.2000000000000002" table:style-name="ce234">
            <text:p>2.20</text:p>
          </table:table-cell>
          <table:table-cell office:value-type="float" office:value="554485" table:style-name="ce233">
            <text:p>554,485</text:p>
          </table:table-cell>
          <table:table-cell office:value-type="float" office:value="568187" table:style-name="ce233">
            <text:p>568,187</text:p>
          </table:table-cell>
          <table:table-cell office:value-type="float" office:value="574508" table:style-name="ce230">
            <text:p>574,508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2">
            <text:p>1月</text:p>
          </table:table-cell>
          <table:covered-table-cell/>
          <table:table-cell office:value-type="float" office:value="8835281" table:style-name="ce67">
            <text:p>8,835,281</text:p>
          </table:table-cell>
          <table:table-cell office:value-type="float" office:value="23604265" table:style-name="ce67">
            <text:p>23,604,265</text:p>
          </table:table-cell>
          <table:table-cell office:value-type="float" office:value="11704308" table:style-name="ce67">
            <text:p>11,704,308</text:p>
          </table:table-cell>
          <table:table-cell office:value-type="float" office:value="11899957" table:style-name="ce67">
            <text:p>11,899,957</text:p>
          </table:table-cell>
          <table:table-cell office:value-type="float" office:value="12510" table:style-name="ce67">
            <text:p>12,510</text:p>
          </table:table-cell>
          <table:table-cell office:value-type="float" office:value="6445" table:style-name="ce67">
            <text:p>6,445</text:p>
          </table:table-cell>
          <table:table-cell office:value-type="float" office:value="6065" table:style-name="ce67">
            <text:p>6,065</text:p>
          </table:table-cell>
          <table:table-cell office:value-type="float" office:value="6.26" table:style-name="ce68">
            <text:p>6.26</text:p>
          </table:table-cell>
          <table:table-cell office:value-type="float" office:value="14673" table:style-name="ce67">
            <text:p>14,673</text:p>
          </table:table-cell>
          <table:table-cell office:value-type="float" office:value="8649" table:style-name="ce67">
            <text:p>8,649</text:p>
          </table:table-cell>
          <table:table-cell office:value-type="float" office:value="6024" table:style-name="ce67">
            <text:p>6,024</text:p>
          </table:table-cell>
          <table:table-cell office:value-type="float" office:value="7.34" table:style-name="ce68">
            <text:p>7.34</text:p>
          </table:table-cell>
          <table:table-cell office:value-type="float" office:value="-2163" table:style-name="ce237">
            <text:p>－ 2,163</text:p>
          </table:table-cell>
          <table:table-cell office:value-type="float" office:value="-1.08" table:style-name="ce66">
            <text:p>－ <text:s/>1.08</text:p>
          </table:table-cell>
          <table:table-cell office:value-type="float" office:value="12677" table:style-name="ce71">
            <text:p>12,677</text:p>
          </table:table-cell>
          <table:table-cell office:value-type="float" office:value="12473" table:style-name="ce74">
            <text:p>12,473</text:p>
          </table:table-cell>
          <table:table-cell office:value-type="float" office:value="204" table:style-name="ce74">
            <text:p>204</text:p>
          </table:table-cell>
          <table:table-cell office:value-type="float" office:value="69" table:style-name="ce74">
            <text:p>69</text:p>
          </table:table-cell>
          <table:table-cell office:value-type="float" office:value="135" table:style-name="ce74">
            <text:p>135</text:p>
          </table:table-cell>
          <table:table-cell office:value-type="float" office:value="6.34" table:style-name="ce75">
            <text:p>6.34</text:p>
          </table:table-cell>
          <table:table-cell office:value-type="float" office:value="3672" table:style-name="ce71">
            <text:p>3,672</text:p>
          </table:table-cell>
          <table:table-cell office:value-type="float" office:value="3648" table:style-name="ce76">
            <text:p>3,648</text:p>
          </table:table-cell>
          <table:table-cell office:value-type="float" office:value="24" table:style-name="ce76">
            <text:p>24</text:p>
          </table:table-cell>
          <table:table-cell office:value-type="float" office:value="7" table:style-name="ce76">
            <text:p>7</text:p>
          </table:table-cell>
          <table:table-cell office:value-type="float" office:value="17" table:style-name="ce76">
            <text:p>17</text:p>
          </table:table-cell>
          <table:table-cell office:value-type="float" office:value="1.84" table:style-name="ce75">
            <text:p>1.84</text:p>
          </table:table-cell>
          <table:table-cell office:value-type="float" office:value="73313" table:style-name="ce74">
            <text:p>73,313</text:p>
          </table:table-cell>
          <table:table-cell office:value-type="float" office:value="70006" table:style-name="ce74">
            <text:p>70,006</text:p>
          </table:table-cell>
          <table:table-cell office:value-type="float" office:value="571816" table:style-name="ce67">
            <text:p>571,816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2">
            <text:p>2月</text:p>
          </table:table-cell>
          <table:covered-table-cell/>
          <table:table-cell office:value-type="float" office:value="8841182" table:style-name="ce67">
            <text:p>8,841,182</text:p>
          </table:table-cell>
          <table:table-cell office:value-type="float" office:value="23600903" table:style-name="ce67">
            <text:p>23,600,903</text:p>
          </table:table-cell>
          <table:table-cell office:value-type="float" office:value="11701322" table:style-name="ce67">
            <text:p>11,701,322</text:p>
          </table:table-cell>
          <table:table-cell office:value-type="float" office:value="11899581" table:style-name="ce67">
            <text:p>11,899,581</text:p>
          </table:table-cell>
          <table:table-cell office:value-type="float" office:value="13536" table:style-name="ce67">
            <text:p>13,536</text:p>
          </table:table-cell>
          <table:table-cell office:value-type="float" office:value="6926" table:style-name="ce67">
            <text:p>6,926</text:p>
          </table:table-cell>
          <table:table-cell office:value-type="float" office:value="6610" table:style-name="ce67">
            <text:p>6,610</text:p>
          </table:table-cell>
          <table:table-cell office:value-type="float" office:value="7.24" table:style-name="ce68">
            <text:p>7.24</text:p>
          </table:table-cell>
          <table:table-cell office:value-type="float" office:value="16211" table:style-name="ce67">
            <text:p>16,211</text:p>
          </table:table-cell>
          <table:table-cell office:value-type="float" office:value="9525" table:style-name="ce67">
            <text:p>9,525</text:p>
          </table:table-cell>
          <table:table-cell office:value-type="float" office:value="6686" table:style-name="ce67">
            <text:p>6,686</text:p>
          </table:table-cell>
          <table:table-cell office:value-type="float" office:value="8.67" table:style-name="ce68">
            <text:p>8.67</text:p>
          </table:table-cell>
          <table:table-cell office:value-type="float" office:value="-2675" table:style-name="ce237">
            <text:p>－ 2,675</text:p>
          </table:table-cell>
          <table:table-cell office:value-type="float" office:value="-1.43" table:style-name="ce66">
            <text:p>－ <text:s/>1.43</text:p>
          </table:table-cell>
          <table:table-cell office:value-type="float" office:value="11092" table:style-name="ce71">
            <text:p>11,092</text:p>
          </table:table-cell>
          <table:table-cell office:value-type="float" office:value="10833" table:style-name="ce74">
            <text:p>10,833</text:p>
          </table:table-cell>
          <table:table-cell office:value-type="float" office:value="259" table:style-name="ce74">
            <text:p>259</text:p>
          </table:table-cell>
          <table:table-cell office:value-type="float" office:value="75" table:style-name="ce74">
            <text:p>75</text:p>
          </table:table-cell>
          <table:table-cell office:value-type="float" office:value="184" table:style-name="ce74">
            <text:p>184</text:p>
          </table:table-cell>
          <table:table-cell office:value-type="float" office:value="5.93" table:style-name="ce75">
            <text:p>5.93</text:p>
          </table:table-cell>
          <table:table-cell office:value-type="float" office:value="4234" table:style-name="ce71">
            <text:p>4,234</text:p>
          </table:table-cell>
          <table:table-cell office:value-type="float" office:value="4210" table:style-name="ce76">
            <text:p>4,210</text:p>
          </table:table-cell>
          <table:table-cell office:value-type="float" office:value="24" table:style-name="ce76">
            <text:p>24</text:p>
          </table:table-cell>
          <table:table-cell office:value-type="float" office:value="7" table:style-name="ce76">
            <text:p>7</text:p>
          </table:table-cell>
          <table:table-cell office:value-type="float" office:value="17" table:style-name="ce76">
            <text:p>17</text:p>
          </table:table-cell>
          <table:table-cell office:value-type="float" office:value="2.2599999999999998" table:style-name="ce75">
            <text:p>2.26</text:p>
          </table:table-cell>
          <table:table-cell office:value-type="float" office:value="82908" table:style-name="ce74">
            <text:p>82,908</text:p>
          </table:table-cell>
          <table:table-cell office:value-type="float" office:value="83595" table:style-name="ce74">
            <text:p>83,595</text:p>
          </table:table-cell>
          <table:table-cell office:value-type="float" office:value="572224" table:style-name="ce67">
            <text:p>572,224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2">
            <text:p>3月</text:p>
          </table:table-cell>
          <table:covered-table-cell/>
          <table:table-cell office:value-type="float" office:value="8848368" table:style-name="ce67">
            <text:p>8,848,368</text:p>
          </table:table-cell>
          <table:table-cell office:value-type="float" office:value="23596493" table:style-name="ce67">
            <text:p>23,596,493</text:p>
          </table:table-cell>
          <table:table-cell office:value-type="float" office:value="11697977" table:style-name="ce67">
            <text:p>11,697,977</text:p>
          </table:table-cell>
          <table:table-cell office:value-type="float" office:value="11898516" table:style-name="ce67">
            <text:p>11,898,516</text:p>
          </table:table-cell>
          <table:table-cell office:value-type="float" office:value="14368" table:style-name="ce67">
            <text:p>14,368</text:p>
          </table:table-cell>
          <table:table-cell office:value-type="float" office:value="7439" table:style-name="ce67">
            <text:p>7,439</text:p>
          </table:table-cell>
          <table:table-cell office:value-type="float" office:value="6929" table:style-name="ce67">
            <text:p>6,929</text:p>
          </table:table-cell>
          <table:table-cell office:value-type="float" office:value="7.19" table:style-name="ce68">
            <text:p>7.19</text:p>
          </table:table-cell>
          <table:table-cell office:value-type="float" office:value="16083" table:style-name="ce67">
            <text:p>16,083</text:p>
          </table:table-cell>
          <table:table-cell office:value-type="float" office:value="9449" table:style-name="ce67">
            <text:p>9,449</text:p>
          </table:table-cell>
          <table:table-cell office:value-type="float" office:value="6634" table:style-name="ce67">
            <text:p>6,634</text:p>
          </table:table-cell>
          <table:table-cell office:value-type="float" office:value="8.0500000000000007" table:style-name="ce68">
            <text:p>8.05</text:p>
          </table:table-cell>
          <table:table-cell office:value-type="float" office:value="-1715" table:style-name="ce237">
            <text:p>－ 1,715</text:p>
          </table:table-cell>
          <table:table-cell office:value-type="float" office:value="-0.86" table:style-name="ce66">
            <text:p>－ <text:s/>0.86</text:p>
          </table:table-cell>
          <table:table-cell office:value-type="float" office:value="9378" table:style-name="ce71">
            <text:p>9,378</text:p>
          </table:table-cell>
          <table:table-cell office:value-type="float" office:value="9227" table:style-name="ce74">
            <text:p>9,227</text:p>
          </table:table-cell>
          <table:table-cell office:value-type="float" office:value="151" table:style-name="ce74">
            <text:p>151</text:p>
          </table:table-cell>
          <table:table-cell office:value-type="float" office:value="50" table:style-name="ce74">
            <text:p>50</text:p>
          </table:table-cell>
          <table:table-cell office:value-type="float" office:value="101" table:style-name="ce74">
            <text:p>101</text:p>
          </table:table-cell>
          <table:table-cell office:value-type="float" office:value="4.6900000000000004" table:style-name="ce75">
            <text:p>4.69</text:p>
          </table:table-cell>
          <table:table-cell office:value-type="float" office:value="4654" table:style-name="ce71">
            <text:p>4,654</text:p>
          </table:table-cell>
          <table:table-cell office:value-type="float" office:value="4624" table:style-name="ce76">
            <text:p>4,624</text:p>
          </table:table-cell>
          <table:table-cell office:value-type="float" office:value="30" table:style-name="ce76">
            <text:p>30</text:p>
          </table:table-cell>
          <table:table-cell office:value-type="float" office:value="10" table:style-name="ce76">
            <text:p>10</text:p>
          </table:table-cell>
          <table:table-cell office:value-type="float" office:value="20" table:style-name="ce76">
            <text:p>20</text:p>
          </table:table-cell>
          <table:table-cell office:value-type="float" office:value="2.33" table:style-name="ce75">
            <text:p>2.33</text:p>
          </table:table-cell>
          <table:table-cell office:value-type="float" office:value="87117" table:style-name="ce74">
            <text:p>87,117</text:p>
          </table:table-cell>
          <table:table-cell office:value-type="float" office:value="89812" table:style-name="ce74">
            <text:p>89,812</text:p>
          </table:table-cell>
          <table:table-cell office:value-type="float" office:value="572675" table:style-name="ce67">
            <text:p>572,675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2">
            <text:p>4月</text:p>
          </table:table-cell>
          <table:covered-table-cell/>
          <table:table-cell office:value-type="float" office:value="8854938" table:style-name="ce67">
            <text:p>8,854,938</text:p>
          </table:table-cell>
          <table:table-cell office:value-type="float" office:value="23591920" table:style-name="ce67">
            <text:p>23,591,920</text:p>
          </table:table-cell>
          <table:table-cell office:value-type="float" office:value="11694751" table:style-name="ce67">
            <text:p>11,694,751</text:p>
          </table:table-cell>
          <table:table-cell office:value-type="float" office:value="11897169" table:style-name="ce67">
            <text:p>11,897,169</text:p>
          </table:table-cell>
          <table:table-cell office:value-type="float" office:value="12864" table:style-name="ce67">
            <text:p>12,864</text:p>
          </table:table-cell>
          <table:table-cell office:value-type="float" office:value="6642" table:style-name="ce67">
            <text:p>6,642</text:p>
          </table:table-cell>
          <table:table-cell office:value-type="float" office:value="6222" table:style-name="ce67">
            <text:p>6,222</text:p>
          </table:table-cell>
          <table:table-cell office:value-type="float" office:value="6.65" table:style-name="ce68">
            <text:p>6.65</text:p>
          </table:table-cell>
          <table:table-cell office:value-type="float" office:value="14423" table:style-name="ce67">
            <text:p>14,423</text:p>
          </table:table-cell>
          <table:table-cell office:value-type="float" office:value="8417" table:style-name="ce67">
            <text:p>8,417</text:p>
          </table:table-cell>
          <table:table-cell office:value-type="float" office:value="6006" table:style-name="ce67">
            <text:p>6,006</text:p>
          </table:table-cell>
          <table:table-cell office:value-type="float" office:value="7.46" table:style-name="ce68">
            <text:p>7.46</text:p>
          </table:table-cell>
          <table:table-cell office:value-type="float" office:value="-1559" table:style-name="ce237">
            <text:p>－ 1,559</text:p>
          </table:table-cell>
          <table:table-cell office:value-type="float" office:value="-0.81" table:style-name="ce66">
            <text:p>－ <text:s/>0.81</text:p>
          </table:table-cell>
          <table:table-cell office:value-type="float" office:value="6939" table:style-name="ce71">
            <text:p>6,939</text:p>
          </table:table-cell>
          <table:table-cell office:value-type="float" office:value="6807" table:style-name="ce74">
            <text:p>6,807</text:p>
          </table:table-cell>
          <table:table-cell office:value-type="float" office:value="132" table:style-name="ce74">
            <text:p>132</text:p>
          </table:table-cell>
          <table:table-cell office:value-type="float" office:value="39" table:style-name="ce74">
            <text:p>39</text:p>
          </table:table-cell>
          <table:table-cell office:value-type="float" office:value="93" table:style-name="ce74">
            <text:p>93</text:p>
          </table:table-cell>
          <table:table-cell office:value-type="float" office:value="3.59" table:style-name="ce75">
            <text:p>3.59</text:p>
          </table:table-cell>
          <table:table-cell office:value-type="float" office:value="4024" table:style-name="ce71">
            <text:p>4,024</text:p>
          </table:table-cell>
          <table:table-cell office:value-type="float" office:value="3989" table:style-name="ce76">
            <text:p>3,989</text:p>
          </table:table-cell>
          <table:table-cell office:value-type="float" office:value="35" table:style-name="ce76">
            <text:p>35</text:p>
          </table:table-cell>
          <table:table-cell office:value-type="float" office:value="11" table:style-name="ce76">
            <text:p>11</text:p>
          </table:table-cell>
          <table:table-cell office:value-type="float" office:value="24" table:style-name="ce76">
            <text:p>24</text:p>
          </table:table-cell>
          <table:table-cell office:value-type="float" office:value="2.08" table:style-name="ce75">
            <text:p>2.08</text:p>
          </table:table-cell>
          <table:table-cell office:value-type="float" office:value="74075" table:style-name="ce74">
            <text:p>74,075</text:p>
          </table:table-cell>
          <table:table-cell office:value-type="float" office:value="77089" table:style-name="ce74">
            <text:p>77,089</text:p>
          </table:table-cell>
          <table:table-cell office:value-type="float" office:value="573086" table:style-name="ce67">
            <text:p>573,086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2">
            <text:p>5月</text:p>
          </table:table-cell>
          <table:covered-table-cell/>
          <table:table-cell office:value-type="float" office:value="8865759" table:style-name="ce67">
            <text:p>8,865,759</text:p>
          </table:table-cell>
          <table:table-cell office:value-type="float" office:value="23586562" table:style-name="ce67">
            <text:p>23,586,562</text:p>
          </table:table-cell>
          <table:table-cell office:value-type="float" office:value="11691334" table:style-name="ce67">
            <text:p>11,691,334</text:p>
          </table:table-cell>
          <table:table-cell office:value-type="float" office:value="11895228" table:style-name="ce67">
            <text:p>11,895,228</text:p>
          </table:table-cell>
          <table:table-cell office:value-type="float" office:value="12235" table:style-name="ce67">
            <text:p>12,235</text:p>
          </table:table-cell>
          <table:table-cell office:value-type="float" office:value="6403" table:style-name="ce67">
            <text:p>6,403</text:p>
          </table:table-cell>
          <table:table-cell office:value-type="float" office:value="5832" table:style-name="ce67">
            <text:p>5,832</text:p>
          </table:table-cell>
          <table:table-cell office:value-type="float" office:value="6.12" table:style-name="ce68">
            <text:p>6.12</text:p>
          </table:table-cell>
          <table:table-cell office:value-type="float" office:value="13272" table:style-name="ce67">
            <text:p>13,272</text:p>
          </table:table-cell>
          <table:table-cell office:value-type="float" office:value="7871" table:style-name="ce67">
            <text:p>7,871</text:p>
          </table:table-cell>
          <table:table-cell office:value-type="float" office:value="5401" table:style-name="ce67">
            <text:p>5,401</text:p>
          </table:table-cell>
          <table:table-cell office:value-type="float" office:value="6.64" table:style-name="ce68">
            <text:p>6.64</text:p>
          </table:table-cell>
          <table:table-cell office:value-type="float" office:value="-1037" table:style-name="ce237">
            <text:p>－ 1,037</text:p>
          </table:table-cell>
          <table:table-cell office:value-type="float" office:value="-0.52" table:style-name="ce66">
            <text:p>－ <text:s/>0.52</text:p>
          </table:table-cell>
          <table:table-cell office:value-type="float" office:value="15370" table:style-name="ce71">
            <text:p>15,370</text:p>
          </table:table-cell>
          <table:table-cell office:value-type="float" office:value="14968" table:style-name="ce74">
            <text:p>14,968</text:p>
          </table:table-cell>
          <table:table-cell office:value-type="float" office:value="402" table:style-name="ce74">
            <text:p>402</text:p>
          </table:table-cell>
          <table:table-cell office:value-type="float" office:value="96" table:style-name="ce74">
            <text:p>96</text:p>
          </table:table-cell>
          <table:table-cell office:value-type="float" office:value="306" table:style-name="ce74">
            <text:p>306</text:p>
          </table:table-cell>
          <table:table-cell office:value-type="float" office:value="7.69" table:style-name="ce75">
            <text:p>7.69</text:p>
          </table:table-cell>
          <table:table-cell office:value-type="float" office:value="4447" table:style-name="ce71">
            <text:p>4,447</text:p>
          </table:table-cell>
          <table:table-cell office:value-type="float" office:value="4419" table:style-name="ce76">
            <text:p>4,419</text:p>
          </table:table-cell>
          <table:table-cell office:value-type="float" office:value="28" table:style-name="ce76">
            <text:p>28</text:p>
          </table:table-cell>
          <table:table-cell office:value-type="float" office:value="5" table:style-name="ce76">
            <text:p>5</text:p>
          </table:table-cell>
          <table:table-cell office:value-type="float" office:value="23" table:style-name="ce76">
            <text:p>23</text:p>
          </table:table-cell>
          <table:table-cell office:value-type="float" office:value="2.23" table:style-name="ce75">
            <text:p>2.23</text:p>
          </table:table-cell>
          <table:table-cell office:value-type="float" office:value="76367" table:style-name="ce74">
            <text:p>76,367</text:p>
          </table:table-cell>
          <table:table-cell office:value-type="float" office:value="80688" table:style-name="ce74">
            <text:p>80,688</text:p>
          </table:table-cell>
          <table:table-cell office:value-type="float" office:value="573469" table:style-name="ce67">
            <text:p>573,469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2">
            <text:p>6月</text:p>
          </table:table-cell>
          <table:covered-table-cell/>
          <table:table-cell office:value-type="float" office:value="8874204" table:style-name="ce67">
            <text:p>8,874,204</text:p>
          </table:table-cell>
          <table:table-cell office:value-type="float" office:value="23583823" table:style-name="ce67">
            <text:p>23,583,823</text:p>
          </table:table-cell>
          <table:table-cell office:value-type="float" office:value="11689221" table:style-name="ce67">
            <text:p>11,689,221</text:p>
          </table:table-cell>
          <table:table-cell office:value-type="float" office:value="11894602" table:style-name="ce67">
            <text:p>11,894,602</text:p>
          </table:table-cell>
          <table:table-cell office:value-type="float" office:value="14247" table:style-name="ce67">
            <text:p>14,247</text:p>
          </table:table-cell>
          <table:table-cell office:value-type="float" office:value="7408" table:style-name="ce67">
            <text:p>7,408</text:p>
          </table:table-cell>
          <table:table-cell office:value-type="float" office:value="6839" table:style-name="ce67">
            <text:p>6,839</text:p>
          </table:table-cell>
          <table:table-cell office:value-type="float" office:value="7.37" table:style-name="ce68">
            <text:p>7.37</text:p>
          </table:table-cell>
          <table:table-cell office:value-type="float" office:value="13893" table:style-name="ce67">
            <text:p>13,893</text:p>
          </table:table-cell>
          <table:table-cell office:value-type="float" office:value="8120" table:style-name="ce67">
            <text:p>8,120</text:p>
          </table:table-cell>
          <table:table-cell office:value-type="float" office:value="5773" table:style-name="ce67">
            <text:p>5,773</text:p>
          </table:table-cell>
          <table:table-cell office:value-type="float" office:value="7.19" table:style-name="ce68">
            <text:p>7.19</text:p>
          </table:table-cell>
          <table:table-cell office:value-type="float" office:value="354" table:style-name="ce237">
            <text:p>354</text:p>
          </table:table-cell>
          <table:table-cell office:value-type="float" office:value="0.18" table:style-name="ce66">
            <text:p>0.18</text:p>
          </table:table-cell>
          <table:table-cell office:value-type="float" office:value="6889" table:style-name="ce71">
            <text:p>6,889</text:p>
          </table:table-cell>
          <table:table-cell office:value-type="float" office:value="6745" table:style-name="ce74">
            <text:p>6,745</text:p>
          </table:table-cell>
          <table:table-cell office:value-type="float" office:value="144" table:style-name="ce74">
            <text:p>144</text:p>
          </table:table-cell>
          <table:table-cell office:value-type="float" office:value="51" table:style-name="ce74">
            <text:p>51</text:p>
          </table:table-cell>
          <table:table-cell office:value-type="float" office:value="93" table:style-name="ce74">
            <text:p>93</text:p>
          </table:table-cell>
          <table:table-cell office:value-type="float" office:value="3.56" table:style-name="ce75">
            <text:p>3.56</text:p>
          </table:table-cell>
          <table:table-cell office:value-type="float" office:value="4259" table:style-name="ce71">
            <text:p>4,259</text:p>
          </table:table-cell>
          <table:table-cell office:value-type="float" office:value="4235" table:style-name="ce76">
            <text:p>4,235</text:p>
          </table:table-cell>
          <table:table-cell office:value-type="float" office:value="24" table:style-name="ce76">
            <text:p>24</text:p>
          </table:table-cell>
          <table:table-cell office:value-type="float" office:value="6" table:style-name="ce76">
            <text:p>6</text:p>
          </table:table-cell>
          <table:table-cell office:value-type="float" office:value="18" table:style-name="ce76">
            <text:p>18</text:p>
          </table:table-cell>
          <table:table-cell office:value-type="float" office:value="2.2000000000000002" table:style-name="ce75">
            <text:p>2.20</text:p>
          </table:table-cell>
          <table:table-cell office:value-type="float" office:value="72568" table:style-name="ce74">
            <text:p>72,568</text:p>
          </table:table-cell>
          <table:table-cell office:value-type="float" office:value="75661" table:style-name="ce74">
            <text:p>75,661</text:p>
          </table:table-cell>
          <table:table-cell office:value-type="float" office:value="573980" table:style-name="ce67">
            <text:p>573,980</text:p>
          </table:table-cell>
          <table:table-cell table:number-columns-repeated="16353" table:style-name="ce62"/>
        </table:table-row>
        <table:table-row table:style-name="ro13">
          <table:table-cell office:value-type="string" table:number-columns-spanned="2" table:number-rows-spanned="1" table:style-name="ce287">
            <text:p>7月</text:p>
          </table:table-cell>
          <table:covered-table-cell/>
          <table:table-cell office:value-type="float" office:value="8884763" table:style-name="ce77">
            <text:p>8,884,763</text:p>
          </table:table-cell>
          <table:table-cell office:value-type="float" office:value="23578705" table:style-name="ce77">
            <text:p>23,578,705</text:p>
          </table:table-cell>
          <table:table-cell office:value-type="float" office:value="11685947" table:style-name="ce77">
            <text:p>11,685,947</text:p>
          </table:table-cell>
          <table:table-cell office:value-type="float" office:value="11892758" table:style-name="ce77">
            <text:p>11,892,758</text:p>
          </table:table-cell>
          <table:table-cell office:value-type="float" office:value="12614" table:style-name="ce77">
            <text:p>12,614</text:p>
          </table:table-cell>
          <table:table-cell office:value-type="float" office:value="6582" table:style-name="ce77">
            <text:p>6,582</text:p>
          </table:table-cell>
          <table:table-cell office:value-type="float" office:value="6032" table:style-name="ce77">
            <text:p>6,032</text:p>
          </table:table-cell>
          <table:table-cell office:value-type="float" office:value="6.32" table:style-name="ce78">
            <text:p>6.32</text:p>
          </table:table-cell>
          <table:table-cell office:value-type="float" office:value="14533" table:style-name="ce77">
            <text:p>14,533</text:p>
          </table:table-cell>
          <table:table-cell office:value-type="float" office:value="8381" table:style-name="ce77">
            <text:p>8,381</text:p>
          </table:table-cell>
          <table:table-cell office:value-type="float" office:value="6152" table:style-name="ce77">
            <text:p>6,152</text:p>
          </table:table-cell>
          <table:table-cell office:value-type="float" office:value="7.28" table:style-name="ce78">
            <text:p>7.28</text:p>
          </table:table-cell>
          <table:table-cell office:value-type="float" office:value="-1919" table:style-name="ce353">
            <text:p>－ 1,919</text:p>
          </table:table-cell>
          <table:table-cell office:value-type="float" office:value="-0.96" table:style-name="ce79">
            <text:p>－ <text:s text:c="2"/>0.96</text:p>
          </table:table-cell>
          <table:table-cell office:value-type="float" office:value="8324" table:style-name="ce77">
            <text:p>8,324</text:p>
          </table:table-cell>
          <table:table-cell office:value-type="float" office:value="8170" table:style-name="ce77">
            <text:p>8,170</text:p>
          </table:table-cell>
          <table:table-cell office:value-type="float" office:value="154" table:style-name="ce77">
            <text:p>154</text:p>
          </table:table-cell>
          <table:table-cell office:value-type="float" office:value="44" table:style-name="ce77">
            <text:p>44</text:p>
          </table:table-cell>
          <table:table-cell office:value-type="float" office:value="110" table:style-name="ce77">
            <text:p>110</text:p>
          </table:table-cell>
          <table:table-cell office:value-type="float" office:value="4.17" table:style-name="ce78">
            <text:p>4.17</text:p>
          </table:table-cell>
          <table:table-cell office:value-type="float" office:value="4905" table:style-name="ce77">
            <text:p>4,905</text:p>
          </table:table-cell>
          <table:table-cell office:value-type="float" office:value="4867" table:style-name="ce184">
            <text:p>4,867</text:p>
          </table:table-cell>
          <table:table-cell office:value-type="float" office:value="38" table:style-name="ce69">
            <text:p>38</text:p>
          </table:table-cell>
          <table:table-cell office:value-type="float" office:value="7" table:style-name="ce69">
            <text:p>7</text:p>
          </table:table-cell>
          <table:table-cell office:value-type="float" office:value="31" table:style-name="ce69">
            <text:p>31</text:p>
          </table:table-cell>
          <table:table-cell office:value-type="float" office:value="2.46" table:style-name="ce68">
            <text:p>2.46</text:p>
          </table:table-cell>
          <table:table-cell office:value-type="float" office:value="88137" table:style-name="ce184">
            <text:p>88,137</text:p>
          </table:table-cell>
          <table:table-cell office:value-type="float" office:value="91336" table:style-name="ce184">
            <text:p>91,336</text:p>
          </table:table-cell>
          <table:table-cell office:value-type="float" office:value="574508" table:style-name="ce77">
            <text:p>574,508</text:p>
          </table:table-cell>
          <table:table-cell table:number-columns-repeated="16353" table:style-name="ce80"/>
        </table:table-row>
        <table:table-row table:style-name="ro14">
          <table:table-cell office:value-type="string" table:number-columns-spanned="2" table:number-rows-spanned="1" table:style-name="ce356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0900000000000001" table:style-name="ce81">
            <text:p>1.09</text:p>
          </table:table-cell>
          <table:table-cell office:value-type="float" office:value="-0.06" table:style-name="ce81">
            <text:p>－ <text:s text:c="2"/>0.06</text:p>
          </table:table-cell>
          <table:table-cell office:value-type="float" office:value="-0.17" table:style-name="ce81">
            <text:p>－ <text:s text:c="2"/>0.17</text:p>
          </table:table-cell>
          <table:table-cell office:value-type="float" office:value="0.05" table:style-name="ce81">
            <text:p>0.05</text:p>
          </table:table-cell>
          <table:table-cell office:value-type="float" office:value="-16.489999999999998" table:style-name="ce81">
            <text:p>－ <text:s text:c="2"/>16.49</text:p>
          </table:table-cell>
          <table:table-cell office:value-type="float" office:value="-15.65" table:style-name="ce81">
            <text:p>－ <text:s text:c="2"/>15.65</text:p>
          </table:table-cell>
          <table:table-cell office:value-type="float" office:value="-17.38" table:style-name="ce81">
            <text:p>－ <text:s text:c="2"/>17.38</text:p>
          </table:table-cell>
          <table:table-cell office:value-type="float" office:value="-1.2199999999999998" table:style-name="ce82">
            <text:p>－ <text:s/>1.22</text:p>
          </table:table-cell>
          <table:table-cell office:value-type="float" office:value="-8.33" table:style-name="ce81">
            <text:p>－ <text:s text:c="2"/>8.33</text:p>
          </table:table-cell>
          <table:table-cell office:value-type="float" office:value="-9.3800000000000008" table:style-name="ce81">
            <text:p>－ <text:s text:c="2"/>9.38</text:p>
          </table:table-cell>
          <table:table-cell office:value-type="float" office:value="-6.87" table:style-name="ce81">
            <text:p>－ <text:s text:c="2"/>6.87</text:p>
          </table:table-cell>
          <table:table-cell office:value-type="float" office:value="-0.62999999999999989" table:style-name="ce82">
            <text:p>－ <text:s/>0.63</text:p>
          </table:table-cell>
          <table:table-cell office:value-type="string" table:style-name="ce236">
            <text:p>--</text:p>
          </table:table-cell>
          <table:table-cell office:value-type="float" office:value="-0.59" table:style-name="ce66">
            <text:p>－ <text:s/>0.59</text:p>
          </table:table-cell>
          <table:table-cell table:style-name="ce84"/>
          <table:table-cell office:value-type="float" office:value="-19.09" table:style-name="ce84">
            <text:p>－ 19.09</text:p>
          </table:table-cell>
          <table:table-cell table:number-columns-repeated="3" table:style-name="ce85"/>
          <table:table-cell office:value-type="float" office:value="-1.04" table:style-name="ce82">
            <text:p>－ <text:s/>1.04</text:p>
          </table:table-cell>
          <table:table-cell table:style-name="ce84"/>
          <table:table-cell office:value-type="float" office:value="-3.09" table:style-name="ce84">
            <text:p>－ 3.09</text:p>
          </table:table-cell>
          <table:table-cell table:number-columns-repeated="3" table:style-name="ce82"/>
          <table:table-cell office:value-type="float" office:value="-4.9999999999999822E-2" table:style-name="ce82">
            <text:p>－ <text:s/>0.05</text:p>
          </table:table-cell>
          <table:table-cell office:value-type="float" office:value="-10.18" table:style-name="ce81">
            <text:p>－ <text:s text:c="2"/>10.18</text:p>
          </table:table-cell>
          <table:table-cell office:value-type="float" office:value="-4.67" table:style-name="ce81">
            <text:p>－ <text:s text:c="2"/>4.67</text:p>
          </table:table-cell>
          <table:table-cell office:value-type="float" office:value="0.97" table:style-name="ce85">
            <text:p>0.97</text:p>
          </table:table-cell>
          <table:table-cell table:number-columns-repeated="16353" table:style-name="ce80"/>
        </table:table-row>
        <table:table-row table:style-name="ro15">
          <table:table-cell office:value-type="string" table:number-columns-spanned="2" table:number-rows-spanned="1" table:style-name="ce285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12" table:style-name="ce86">
            <text:p>0.12</text:p>
          </table:table-cell>
          <table:table-cell office:value-type="float" office:value="-0.02" table:style-name="ce186">
            <text:p>－ <text:s text:c="2"/>0.02</text:p>
          </table:table-cell>
          <table:table-cell office:value-type="float" office:value="-0.03" table:style-name="ce86">
            <text:p>－ <text:s text:c="2"/>0.03</text:p>
          </table:table-cell>
          <table:table-cell office:value-type="float" office:value="-1.5502830611734636E-2" table:style-name="ce86">
            <text:p>－ <text:s text:c="2"/>0.02</text:p>
          </table:table-cell>
          <table:table-cell office:value-type="float" office:value="-11.46" table:style-name="ce86">
            <text:p>－ <text:s text:c="2"/>11.46</text:p>
          </table:table-cell>
          <table:table-cell office:value-type="float" office:value="-11.15" table:style-name="ce86">
            <text:p>－ <text:s text:c="2"/>11.15</text:p>
          </table:table-cell>
          <table:table-cell office:value-type="float" office:value="-11.8" table:style-name="ce86">
            <text:p>－ <text:s text:c="2"/>11.80</text:p>
          </table:table-cell>
          <table:table-cell office:value-type="float" office:value="-1.0499999999999998" table:style-name="ce87">
            <text:p>－ <text:s/>1.05</text:p>
          </table:table-cell>
          <table:table-cell office:value-type="float" office:value="4.6100000000000003" table:style-name="ce86">
            <text:p>4.61</text:p>
          </table:table-cell>
          <table:table-cell office:value-type="float" office:value="3.21" table:style-name="ce86">
            <text:p>3.21</text:p>
          </table:table-cell>
          <table:table-cell office:value-type="float" office:value="6.57" table:style-name="ce86">
            <text:p>6.57</text:p>
          </table:table-cell>
          <table:table-cell office:value-type="float" office:value="8.9999999999999858E-2" table:style-name="ce87">
            <text:p>0.09</text:p>
          </table:table-cell>
          <table:table-cell office:value-type="string" table:style-name="ce83">
            <text:p>--</text:p>
          </table:table-cell>
          <table:table-cell office:value-type="float" office:value="-1.1399999999999999" table:style-name="ce169">
            <text:p>-1.14</text:p>
          </table:table-cell>
          <table:table-cell table:style-name="ce88"/>
          <table:table-cell office:value-type="float" office:value="21.13" table:style-name="ce88">
            <text:p>21.13</text:p>
          </table:table-cell>
          <table:table-cell office:value-type="float" office:value="6.94" table:style-name="ce86">
            <text:p>6.94</text:p>
          </table:table-cell>
          <table:table-cell office:value-type="float" office:value="-13.73" table:style-name="ce86">
            <text:p>－ <text:s text:c="2"/>13.73</text:p>
          </table:table-cell>
          <table:table-cell office:value-type="float" office:value="18.28" table:style-name="ce86">
            <text:p>18.28</text:p>
          </table:table-cell>
          <table:table-cell office:value-type="float" office:value="0.60999999999999988" table:style-name="ce87">
            <text:p>0.61</text:p>
          </table:table-cell>
          <table:table-cell table:style-name="ce88"/>
          <table:table-cell office:value-type="float" office:value="14.92" table:style-name="ce88">
            <text:p>14.92</text:p>
          </table:table-cell>
          <table:table-cell office:value-type="float" office:value="58.33" table:style-name="ce87">
            <text:p>58.33</text:p>
          </table:table-cell>
          <table:table-cell office:value-type="float" office:value="16.670000000000002" table:style-name="ce87">
            <text:p>16.67</text:p>
          </table:table-cell>
          <table:table-cell office:value-type="float" office:value="72.22" table:style-name="ce87">
            <text:p>72.22</text:p>
          </table:table-cell>
          <table:table-cell office:value-type="float" office:value="0.25999999999999979" table:style-name="ce87">
            <text:p>0.26</text:p>
          </table:table-cell>
          <table:table-cell office:value-type="float" office:value="21.45" table:style-name="ce86">
            <text:p>21.45</text:p>
          </table:table-cell>
          <table:table-cell office:value-type="float" office:value="20.72" table:style-name="ce86">
            <text:p>20.72</text:p>
          </table:table-cell>
          <table:table-cell office:value-type="float" office:value="0.09" table:style-name="ce86">
            <text:p>0.09</text:p>
          </table:table-cell>
          <table:table-cell table:number-columns-repeated="16353" table:style-name="ce80"/>
        </table:table-row>
        <table:table-row table:style-name="ro16">
          <table:table-cell office:value-type="string" table:number-columns-spanned="1" table:number-rows-spanned="2" table:style-name="ce355">
            <text:p>本年1~7月</text:p>
            <text:p>較上年1~7</text:p>
            <text:p>月増減</text:p>
          </table:table-cell>
          <table:table-cell office:value-type="string" table:number-columns-spanned="1" table:number-rows-spanned="2" table:style-name="ce354">
            <text:p>實數</text:p>
            <text:p>% △</text:p>
          </table:table-cell>
          <table:table-cell office:value-type="float" office:value="95809" table:style-name="ce89">
            <text:p>95,809</text:p>
          </table:table-cell>
          <table:table-cell office:value-type="float" office:value="-13893" table:style-name="ce91">
            <text:p>－ 13,893</text:p>
          </table:table-cell>
          <table:table-cell office:value-type="float" office:value="-19864" table:style-name="ce91">
            <text:p>－ 19,864</text:p>
          </table:table-cell>
          <table:table-cell office:value-type="float" office:value="5971" table:style-name="ce90">
            <text:p>5,971</text:p>
          </table:table-cell>
          <table:table-cell office:value-type="float" office:value="-8691" table:style-name="ce91">
            <text:p>－ 8,691</text:p>
          </table:table-cell>
          <table:table-cell office:value-type="float" office:value="-4503" table:style-name="ce91">
            <text:p>－ 4,503</text:p>
          </table:table-cell>
          <table:table-cell office:value-type="float" office:value="-4188" table:style-name="ce91">
            <text:p>－ 4,188</text:p>
          </table:table-cell>
          <table:table-cell table:style-name="ce92"/>
          <table:table-cell office:value-type="float" office:value="-864" table:style-name="ce91">
            <text:p>－ 864</text:p>
          </table:table-cell>
          <table:table-cell office:value-type="float" office:value="-808" table:style-name="ce91">
            <text:p>－ 808</text:p>
          </table:table-cell>
          <table:table-cell office:value-type="float" office:value="-56" table:style-name="ce91">
            <text:p>－ 56</text:p>
          </table:table-cell>
          <table:table-cell table:style-name="ce92"/>
          <table:table-cell office:value-type="float" office:value="-7827" table:style-name="ce91">
            <text:p>－ 7,827</text:p>
          </table:table-cell>
          <table:table-cell table:style-name="ce93"/>
          <table:table-cell table:style-name="ce94"/>
          <table:table-cell office:value-type="float" office:value="-8472" table:style-name="ce94">
            <text:p>－ 8,472</text:p>
          </table:table-cell>
          <table:table-cell table:number-columns-repeated="3" table:style-name="ce91"/>
          <table:table-cell table:style-name="ce92"/>
          <table:table-cell table:style-name="ce94"/>
          <table:table-cell office:value-type="float" office:value="-1707" table:style-name="ce94">
            <text:p>－ 1,707</text:p>
          </table:table-cell>
          <table:table-cell table:number-columns-repeated="4" table:style-name="ce92"/>
          <table:table-cell office:value-type="float" office:value="-39304" table:style-name="ce91">
            <text:p>－ 39,304</text:p>
          </table:table-cell>
          <table:table-cell office:value-type="float" office:value="-19049" table:style-name="ce91">
            <text:p>－ 19,049</text:p>
          </table:table-cell>
          <table:table-cell office:value-type="float" office:value="5500" table:style-name="ce91">
            <text:p>5,500</text:p>
          </table:table-cell>
          <table:table-cell table:number-columns-repeated="16353" table:style-name="ce80"/>
        </table:table-row>
        <table:table-row table:style-name="ro17">
          <table:covered-table-cell/>
          <table:covered-table-cell/>
          <table:table-cell office:value-type="float" office:value="1.0900000000000001" table:style-name="ce95">
            <text:p>1.09</text:p>
          </table:table-cell>
          <table:table-cell office:value-type="float" office:value="-0.06" table:style-name="ce96">
            <text:p>－ <text:s text:c="2"/>0.06</text:p>
          </table:table-cell>
          <table:table-cell office:value-type="float" office:value="-0.17" table:style-name="ce96">
            <text:p>－ <text:s text:c="2"/>0.17</text:p>
          </table:table-cell>
          <table:table-cell office:value-type="float" office:value="0.05" table:style-name="ce96">
            <text:p>0.05</text:p>
          </table:table-cell>
          <table:table-cell office:value-type="float" office:value="-8.6" table:style-name="ce97">
            <text:p>－ <text:s/>8.60</text:p>
          </table:table-cell>
          <table:table-cell office:value-type="float" office:value="-8.6" table:style-name="ce97">
            <text:p>－ <text:s/>8.60</text:p>
          </table:table-cell>
          <table:table-cell office:value-type="float" office:value="-8.6" table:style-name="ce97">
            <text:p>－ <text:s/>8.60</text:p>
          </table:table-cell>
          <table:table-cell office:value-type="float" office:value="-0.64999999999999947" table:style-name="ce97">
            <text:p>－ <text:s/>0.65</text:p>
          </table:table-cell>
          <table:table-cell office:value-type="float" office:value="-0.83" table:style-name="ce97">
            <text:p>－ <text:s/>0.83</text:p>
          </table:table-cell>
          <table:table-cell office:value-type="float" office:value="-1.32" table:style-name="ce97">
            <text:p>－ <text:s/>1.32</text:p>
          </table:table-cell>
          <table:table-cell office:value-type="float" office:value="-0.13" table:style-name="ce97">
            <text:p>－ <text:s/>0.13</text:p>
          </table:table-cell>
          <table:table-cell office:value-type="float" office:value="-8.0000000000000071E-2" table:style-name="ce97">
            <text:p>－ <text:s/>0.08</text:p>
          </table:table-cell>
          <table:table-cell office:value-type="string" table:style-name="ce98">
            <text:p>--</text:p>
          </table:table-cell>
          <table:table-cell office:value-type="float" office:value="-0.57000000000000006" table:style-name="ce201">
            <text:p>－ <text:s/>0.57</text:p>
          </table:table-cell>
          <table:table-cell table:style-name="ce99"/>
          <table:table-cell office:value-type="float" office:value="-10.9" table:style-name="ce99">
            <text:p>－ <text:s/>10.90</text:p>
          </table:table-cell>
          <table:table-cell table:number-columns-repeated="3" table:style-name="ce97"/>
          <table:table-cell table:number-columns-repeated="2" table:style-name="ce99"/>
          <table:table-cell office:value-type="float" office:value="-5.39" table:style-name="ce99">
            <text:p>－ <text:s/>5.39</text:p>
          </table:table-cell>
          <table:table-cell table:number-columns-repeated="4" table:style-name="ce97"/>
          <table:table-cell office:value-type="float" office:value="-6.62" table:style-name="ce97">
            <text:p>－ <text:s/>6.62</text:p>
          </table:table-cell>
          <table:table-cell office:value-type="float" office:value="-3.24" table:style-name="ce97">
            <text:p>－ <text:s/>3.24</text:p>
          </table:table-cell>
          <table:table-cell office:value-type="float" office:value="0.97" table:style-name="ce97">
            <text:p>0.97</text:p>
          </table:table-cell>
          <table:table-cell table:number-columns-repeated="16353" table:style-name="ce80"/>
        </table:table-row>
        <table:table-row table:style-name="ro18">
          <table:table-cell table:style-name="ce33"/>
          <table:table-cell table:style-name="ce100"/>
          <table:table-cell office:value-type="string" table:style-name="ce100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number-columns-repeated="7" table:style-name="ce101"/>
          <table:table-cell table:number-columns-repeated="3" table:style-name="ce33"/>
          <table:table-cell table:style-name="ce102"/>
          <table:table-cell table:style-name="ce103"/>
          <table:table-cell table:style-name="ce104"/>
          <table:table-cell table:number-columns-repeated="5" table:style-name="ce33"/>
          <table:table-cell table:style-name="ce102"/>
          <table:table-cell table:style-name="ce103"/>
          <table:table-cell table:number-columns-repeated="7" table:style-name="ce33"/>
          <table:table-cell office:value-type="string" table:style-name="ce104">
            <text:p><text:s text:c="16"/>內政部戶政司 民國 109 年 8 月 6 日編製</text:p>
          </table:table-cell>
          <table:table-cell table:number-columns-repeated="16353"/>
        </table:table-row>
        <table:table-row table:style-name="ro19">
          <table:table-cell table:style-name="ce33"/>
          <table:table-cell table:style-name="ce106"/>
          <table:table-cell office:value-type="string" table:style-name="ce105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7" table:style-name="ce33"/>
          <table:table-cell table:style-name="ce107"/>
          <table:table-cell table:number-columns-repeated="16353"/>
        </table:table-row>
        <table:table-row table:style-name="ro20">
          <table:table-cell table:style-name="ce33"/>
          <table:table-cell table:style-name="ce106"/>
          <table:table-cell office:value-type="string" table:style-name="ce105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number-columns-repeated="16381" table:style-name="ce33"/>
        </table:table-row>
        <table:table-row table:style-name="ro12">
          <table:table-cell table:style-name="ce33"/>
          <table:table-cell table:style-name="ce106"/>
          <table:table-cell office:value-type="string" table:style-name="ce105">
            <text:p><text:s text:c="14"/>4.相同性別2人之結婚及終止結婚資料係自108年5月24日起統計。</text:p>
          </table:table-cell>
          <table:table-cell table:number-columns-repeated="16381" table:style-name="ce33"/>
        </table:table-row>
        <table:table-row table:style-name="ro21">
          <table:table-cell table:number-columns-repeated="16384" table:style-name="ce33"/>
        </table:table-row>
        <table:table-row table:style-name="ro12">
          <table:table-cell table:number-columns-repeated="2" table:style-name="ce33"/>
          <table:table-cell table:style-name="ce108"/>
          <table:table-cell table:number-columns-repeated="16381" table:style-name="ce3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33"/>
          <table:table-cell table:style-name="ce109"/>
          <table:table-cell table:number-columns-repeated="16380" table:style-name="ce33"/>
        </table:table-row>
        <table:table-row table:number-rows-repeated="1048515" table:style-name="ro1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7" table:default-cell-style-name="ce33"/>
        <table:table-column table:style-name="co18" table:default-cell-style-name="ce33"/>
        <table:table-column table:style-name="co19" table:number-columns-repeated="3" table:default-cell-style-name="ce33"/>
        <table:table-column table:style-name="co18" table:number-columns-repeated="8" table:default-cell-style-name="ce33"/>
        <table:table-column table:style-name="co20" table:default-cell-style-name="ce33"/>
        <table:table-column table:style-name="co18" table:default-cell-style-name="ce56"/>
        <table:table-column table:style-name="co21" table:default-cell-style-name="ce110"/>
        <table:table-column table:style-name="co22" table:default-cell-style-name="ce33"/>
        <table:table-column table:style-name="co23" table:number-columns-repeated="2" table:default-cell-style-name="ce33"/>
        <table:table-column table:style-name="co1" table:default-cell-style-name="ce33"/>
        <table:table-column table:style-name="co24" table:number-columns-repeated="2" table:default-cell-style-name="ce33"/>
        <table:table-column table:style-name="co22" table:default-cell-style-name="ce33"/>
        <table:table-column table:style-name="co25" table:default-cell-style-name="ce33"/>
        <table:table-column table:style-name="co26" table:default-cell-style-name="ce33"/>
        <table:table-column table:style-name="co1" table:default-cell-style-name="ce33"/>
        <table:table-column table:style-name="co25" table:default-cell-style-name="ce33"/>
        <table:table-column table:style-name="co27" table:number-columns-repeated="3" table:default-cell-style-name="ce33"/>
        <table:table-column table:style-name="co16" table:number-columns-repeated="16354" table:default-cell-style-name="ce33"/>
        <table:table-row table:style-name="ro22">
          <table:table-cell table:number-columns-repeated="14" table:style-name="ce33"/>
          <table:table-cell table:style-name="ce56"/>
          <table:table-cell table:style-name="ce110"/>
          <table:table-cell table:number-columns-repeated="16368" table:style-name="ce33"/>
        </table:table-row>
        <table:table-row table:style-name="ro23">
          <table:table-cell office:value-type="string" table:number-columns-spanned="15" table:number-rows-spanned="1" table:style-name="ce308">
            <text:p>民 國 109 年 7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312">
            <text:p>民 國 109 年 7 月 戶 口 統 計 速 報 表 (縣市別)(續)</text:p>
          </table:table-cell>
          <table:covered-table-cell table:number-columns-repeated="14"/>
          <table:table-cell table:number-columns-repeated="16354" table:style-name="ce33"/>
        </table:table-row>
        <table:table-row table:style-name="ro5">
          <table:table-cell table:number-columns-repeated="14" table:style-name="ce111"/>
          <table:table-cell table:style-name="ce171"/>
          <table:table-cell table:style-name="ce112"/>
          <table:table-cell table:number-columns-repeated="13" table:style-name="ce111"/>
          <table:table-cell office:value-type="string" table:style-name="ce35">
            <text:p>單位：人；‰；對</text:p>
          </table:table-cell>
          <table:table-cell table:number-columns-repeated="16354" table:style-name="ce33"/>
        </table:table-row>
        <table:table-row table:style-name="ro24">
          <table:table-cell office:value-type="string" table:number-columns-spanned="1" table:number-rows-spanned="3" table:style-name="ce309">
            <text:p>區 域 別</text:p>
          </table:table-cell>
          <table:table-cell office:value-type="string" table:number-columns-spanned="1" table:number-rows-spanned="3" table:style-name="ce306">
            <text:p>戶　數</text:p>
          </table:table-cell>
          <table:table-cell office:value-type="string" table:style-name="ce36">
            <text:p>人</text:p>
          </table:table-cell>
          <table:table-cell office:value-type="string" table:style-name="ce36">
            <text:p>口</text:p>
          </table:table-cell>
          <table:table-cell office:value-type="string" table:style-name="ce36">
            <text:p>數</text:p>
          </table:table-cell>
          <table:table-cell office:value-type="string" table:style-name="ce113">
            <text:p>出　 <text:s text:c="2"/>　　生</text:p>
          </table:table-cell>
          <table:table-cell table:number-columns-repeated="3" table:style-name="ce114"/>
          <table:table-cell office:value-type="string" table:style-name="ce113">
            <text:p>死 <text:s text:c="4"/>　　亡</text:p>
          </table:table-cell>
          <table:table-cell table:number-columns-repeated="3" table:style-name="ce114"/>
          <table:table-cell office:value-type="string" table:number-columns-spanned="2" table:number-rows-spanned="1" table:style-name="ce366">
            <text:p>自 然 增 加</text:p>
          </table:table-cell>
          <table:covered-table-cell/>
          <table:table-cell office:value-type="string" table:number-columns-spanned="6" table:number-rows-spanned="1" table:style-name="ce364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70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69">
            <text:p>遷入</text:p>
            <text:p>人數</text:p>
          </table:table-cell>
          <table:table-cell office:value-type="string" table:number-columns-spanned="1" table:number-rows-spanned="4" table:style-name="ce369">
            <text:p>遷出</text:p>
            <text:p>人數</text:p>
          </table:table-cell>
          <table:table-cell office:value-type="string" table:number-columns-spanned="1" table:number-rows-spanned="4" table:style-name="ce371">
            <text:p>原住民</text:p>
            <text:p>人口數</text:p>
          </table:table-cell>
          <table:table-cell table:style-name="ce115"/>
          <table:table-cell table:number-columns-repeated="16353"/>
        </table:table-row>
        <table:table-row table:style-name="ro25">
          <table:covered-table-cell/>
          <table:covered-table-cell/>
          <table:table-cell office:value-type="string" table:number-columns-spanned="1" table:number-rows-spanned="2" table:style-name="ce306">
            <text:p>計</text:p>
          </table:table-cell>
          <table:table-cell office:value-type="string" table:number-columns-spanned="1" table:number-rows-spanned="2" table:style-name="ce306">
            <text:p>男</text:p>
          </table:table-cell>
          <table:table-cell office:value-type="string" table:number-columns-spanned="1" table:number-rows-spanned="2" table:style-name="ce306">
            <text:p>女</text:p>
          </table:table-cell>
          <table:table-cell office:value-type="string" table:number-columns-spanned="1" table:number-rows-spanned="3" table:style-name="ce366">
            <text:p>計</text:p>
          </table:table-cell>
          <table:table-cell office:value-type="string" table:number-columns-spanned="1" table:number-rows-spanned="3" table:style-name="ce366">
            <text:p>男</text:p>
          </table:table-cell>
          <table:table-cell office:value-type="string" table:number-columns-spanned="1" table:number-rows-spanned="3" table:style-name="ce366">
            <text:p>女</text:p>
          </table:table-cell>
          <table:table-cell office:value-type="string" table:style-name="ce116">
            <text:p>折合年</text:p>
          </table:table-cell>
          <table:table-cell office:value-type="string" table:number-columns-spanned="1" table:number-rows-spanned="3" table:style-name="ce366">
            <text:p>計</text:p>
          </table:table-cell>
          <table:table-cell office:value-type="string" table:number-columns-spanned="1" table:number-rows-spanned="3" table:style-name="ce366">
            <text:p>男</text:p>
          </table:table-cell>
          <table:table-cell office:value-type="string" table:number-columns-spanned="1" table:number-rows-spanned="3" table:style-name="ce366">
            <text:p>女</text:p>
          </table:table-cell>
          <table:table-cell office:value-type="string" table:style-name="ce117">
            <text:p>折合年</text:p>
          </table:table-cell>
          <table:table-cell table:style-name="ce118"/>
          <table:table-cell office:value-type="string" table:style-name="ce170">
            <text:p>折合年自</text:p>
          </table:table-cell>
          <table:table-cell office:value-type="string" table:number-columns-spanned="1" table:number-rows-spanned="3" table:style-name="ce365">
            <text:p>合 計</text:p>
          </table:table-cell>
          <table:table-cell office:value-type="string" table:number-columns-spanned="1" table:number-rows-spanned="3" table:style-name="ce368">
            <text:p>不同性別</text:p>
          </table:table-cell>
          <table:table-cell office:value-type="string" table:number-columns-spanned="3" table:number-rows-spanned="1" table:style-name="ce364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table-cell office:value-type="string" table:number-columns-spanned="1" table:number-rows-spanned="3" table:style-name="ce364">
            <text:p>合 計</text:p>
          </table:table-cell>
          <table:table-cell office:value-type="string" table:number-columns-spanned="1" table:number-rows-spanned="3" table:style-name="ce368">
            <text:p>不同性別</text:p>
          </table:table-cell>
          <table:table-cell office:value-type="string" table:number-columns-spanned="3" table:number-rows-spanned="1" table:style-name="ce364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covered-table-cell/>
          <table:covered-table-cell/>
          <table:covered-table-cell/>
          <table:table-cell table:style-name="ce115"/>
          <table:table-cell table:number-columns-repeated="1635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粗出生率</text:p>
          </table:table-cell>
          <table:covered-table-cell/>
          <table:covered-table-cell/>
          <table:covered-table-cell/>
          <table:table-cell office:value-type="string" table:style-name="ce39">
            <text:p>粗死亡率</text:p>
          </table:table-cell>
          <table:table-cell office:value-type="string" table:style-name="ce38">
            <text:p>人數</text:p>
          </table:table-cell>
          <table:table-cell office:value-type="string" table:style-name="ce119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64">
            <text:p>計</text:p>
          </table:table-cell>
          <table:table-cell office:value-type="string" table:number-columns-spanned="1" table:number-rows-spanned="2" table:style-name="ce364">
            <text:p>男</text:p>
          </table:table-cell>
          <table:table-cell office:value-type="string" table:number-columns-spanned="1" table:number-rows-spanned="2" table:style-name="ce367">
            <text:p>女</text:p>
          </table:table-cell>
          <table:table-cell office:value-type="string" table:style-name="ce4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64">
            <text:p>計</text:p>
          </table:table-cell>
          <table:table-cell office:value-type="string" table:number-columns-spanned="1" table:number-rows-spanned="2" table:style-name="ce364">
            <text:p>男</text:p>
          </table:table-cell>
          <table:table-cell office:value-type="string" table:number-columns-spanned="1" table:number-rows-spanned="2" table:style-name="ce367">
            <text:p>女</text:p>
          </table:table-cell>
          <table:table-cell office:value-type="string" table:style-name="ce40">
            <text:p>粗離婚率</text:p>
          </table:table-cell>
          <table:covered-table-cell/>
          <table:covered-table-cell/>
          <table:covered-table-cell/>
          <table:table-cell table:style-name="ce120"/>
          <table:table-cell table:number-columns-repeated="16353"/>
        </table:table-row>
        <table:table-row table:style-name="ro3">
          <table:table-cell table:number-columns-repeated="2" table:style-name="ce121"/>
          <table:table-cell table:style-name="ce122"/>
          <table:table-cell table:number-columns-repeated="2" table:style-name="ce123"/>
          <table:covered-table-cell/>
          <table:covered-table-cell/>
          <table:covered-table-cell/>
          <table:table-cell office:value-type="string" table:style-name="ce124">
            <text:p>‰</text:p>
          </table:table-cell>
          <table:covered-table-cell/>
          <table:covered-table-cell/>
          <table:covered-table-cell/>
          <table:table-cell office:value-type="string" table:style-name="ce124">
            <text:p>‰</text:p>
          </table:table-cell>
          <table:table-cell table:style-name="ce123"/>
          <table:table-cell office:value-type="string" table:style-name="ce17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table-cell table:style-name="ce125"/>
          <table:table-cell table:number-columns-repeated="16353"/>
        </table:table-row>
        <table:table-row table:style-name="ro26">
          <table:table-cell office:value-type="string" table:style-name="ce126">
            <text:p>總 <text:s text:c="7"/>計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12614" table:style-name="ce51">
            <text:p>12,614</text:p>
          </table:table-cell>
          <table:table-cell office:value-type="float" office:value="6582" table:style-name="ce51">
            <text:p>6,582</text:p>
          </table:table-cell>
          <table:table-cell office:value-type="float" office:value="6032" table:style-name="ce51">
            <text:p>6,032</text:p>
          </table:table-cell>
          <table:table-cell office:value-type="float" office:value="6.32" table:style-name="ce127">
            <text:p><text:s text:c="3"/>6.32</text:p>
          </table:table-cell>
          <table:table-cell office:value-type="float" office:value="14533" table:style-name="ce51">
            <text:p>14,533</text:p>
          </table:table-cell>
          <table:table-cell office:value-type="float" office:value="8381" table:style-name="ce51">
            <text:p>8,381</text:p>
          </table:table-cell>
          <table:table-cell office:value-type="float" office:value="6152" table:style-name="ce51">
            <text:p>6,152</text:p>
          </table:table-cell>
          <table:table-cell office:value-type="float" office:value="7.28" table:style-name="ce127">
            <text:p><text:s text:c="3"/>7.28</text:p>
          </table:table-cell>
          <table:table-cell office:value-type="float" office:value="-1919" table:style-name="ce203">
            <text:p>－ <text:s text:c="4"/>1,919</text:p>
          </table:table-cell>
          <table:table-cell office:value-type="float" office:value="-0.96" table:style-name="ce204">
            <text:p>－ <text:s/>0.96</text:p>
          </table:table-cell>
          <table:table-cell office:value-type="float" office:value="8324" table:style-name="ce63">
            <text:p><text:s text:c="3"/>8,324</text:p>
          </table:table-cell>
          <table:table-cell office:value-type="float" office:value="8170" table:style-name="ce63">
            <text:p><text:s text:c="3"/>8,170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110" table:style-name="ce63">
            <text:p><text:s text:c="3"/>110</text:p>
          </table:table-cell>
          <table:table-cell office:value-type="float" office:value="4.17" table:style-name="ce128">
            <text:p><text:s text:c="3"/>4.17</text:p>
          </table:table-cell>
          <table:table-cell office:value-type="float" office:value="4905" table:style-name="ce129">
            <text:p>4,905</text:p>
          </table:table-cell>
          <table:table-cell office:value-type="float" office:value="4867" table:style-name="ce129">
            <text:p>4,867</text:p>
          </table:table-cell>
          <table:table-cell office:value-type="float" office:value="38" table:style-name="ce155">
            <text:p>38<text:s/></text:p>
          </table:table-cell>
          <table:table-cell office:value-type="float" office:value="7" table:style-name="ce155">
            <text:p>7<text:s/></text:p>
          </table:table-cell>
          <table:table-cell office:value-type="float" office:value="31" table:style-name="ce155">
            <text:p>31<text:s/></text:p>
          </table:table-cell>
          <table:table-cell office:value-type="float" office:value="2.46" table:style-name="ce128">
            <text:p><text:s text:c="3"/>2.46</text:p>
          </table:table-cell>
          <table:table-cell office:value-type="float" office:value="88137" table:style-name="ce70">
            <text:p>88,137</text:p>
          </table:table-cell>
          <table:table-cell office:value-type="float" office:value="91336" table:style-name="ce70">
            <text:p>91,336</text:p>
          </table:table-cell>
          <table:table-cell office:value-type="float" office:value="574508" table:style-name="ce70">
            <text:p>574,508</text:p>
          </table:table-cell>
          <table:table-cell table:style-name="ce70"/>
          <table:table-cell table:number-columns-repeated="16353"/>
        </table:table-row>
        <table:table-row table:style-name="ro27">
          <table:table-cell office:value-type="string" table:style-name="ce130">
            <text:p>新 <text:s/>北 <text:s/>市</text:p>
          </table:table-cell>
          <table:table-cell office:value-type="float" office:value="1596333" table:style-name="ce131">
            <text:p>1,596,333</text:p>
          </table:table-cell>
          <table:table-cell office:value-type="float" office:value="4027481" table:style-name="ce51">
            <text:p>4,027,481</text:p>
          </table:table-cell>
          <table:table-cell office:value-type="float" office:value="1966995" table:style-name="ce51">
            <text:p>1,966,995</text:p>
          </table:table-cell>
          <table:table-cell office:value-type="float" office:value="2060486" table:style-name="ce51">
            <text:p>2,060,486</text:p>
          </table:table-cell>
          <table:table-cell office:value-type="float" office:value="2082" table:style-name="ce51">
            <text:p>2,082</text:p>
          </table:table-cell>
          <table:table-cell office:value-type="float" office:value="1065" table:style-name="ce51">
            <text:p>1,065</text:p>
          </table:table-cell>
          <table:table-cell office:value-type="float" office:value="1017" table:style-name="ce51">
            <text:p>1,017</text:p>
          </table:table-cell>
          <table:table-cell office:value-type="float" office:value="6.1" table:style-name="ce127">
            <text:p><text:s text:c="3"/>6.10</text:p>
          </table:table-cell>
          <table:table-cell office:value-type="float" office:value="2042" table:style-name="ce51">
            <text:p>2,042</text:p>
          </table:table-cell>
          <table:table-cell office:value-type="float" office:value="1199" table:style-name="ce51">
            <text:p>1,199</text:p>
          </table:table-cell>
          <table:table-cell office:value-type="float" office:value="843" table:style-name="ce51">
            <text:p>843</text:p>
          </table:table-cell>
          <table:table-cell office:value-type="float" office:value="5.99" table:style-name="ce127">
            <text:p><text:s text:c="3"/>5.99</text:p>
          </table:table-cell>
          <table:table-cell office:value-type="float" office:value="40" table:style-name="ce203">
            <text:p><text:s text:c="3"/>40</text:p>
          </table:table-cell>
          <table:table-cell office:value-type="float" office:value="0.12" table:style-name="ce204">
            <text:p><text:s text:c="4"/>0.12</text:p>
          </table:table-cell>
          <table:table-cell office:value-type="float" office:value="1465" table:style-name="ce132">
            <text:p><text:s text:c="3"/>1,465</text:p>
          </table:table-cell>
          <table:table-cell office:value-type="float" office:value="1442" table:style-name="ce132">
            <text:p><text:s text:c="3"/>1,442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4.3" table:style-name="ce133">
            <text:p><text:s text:c="3"/>4.30</text:p>
          </table:table-cell>
          <table:table-cell office:value-type="float" office:value="884" table:style-name="ce134">
            <text:p><text:s text:c="4"/>884</text:p>
          </table:table-cell>
          <table:table-cell office:value-type="float" office:value="880" table:style-name="ce134">
            <text:p><text:s text:c="4"/>880</text:p>
          </table:table-cell>
          <table:table-cell office:value-type="float" office:value="4" table:style-name="ce156">
            <text:p>4<text:s/></text:p>
          </table:table-cell>
          <table:table-cell office:value-type="float" office:value="0" table:style-name="ce156">
            <text:p>0<text:s/></text:p>
          </table:table-cell>
          <table:table-cell office:value-type="float" office:value="4" table:style-name="ce156">
            <text:p>4<text:s/></text:p>
          </table:table-cell>
          <table:table-cell office:value-type="float" office:value="2.59" table:style-name="ce133">
            <text:p><text:s text:c="3"/>2.59</text:p>
          </table:table-cell>
          <table:table-cell office:value-type="float" office:value="16206" table:style-name="ce135">
            <text:p>16,206</text:p>
          </table:table-cell>
          <table:table-cell office:value-type="float" office:value="15411" table:style-name="ce135">
            <text:p>15,411</text:p>
          </table:table-cell>
          <table:table-cell office:value-type="float" office:value="57133" table:style-name="ce135">
            <text:p>57,133</text:p>
          </table:table-cell>
          <table:table-cell table:style-name="ce70"/>
          <table:table-cell table:number-columns-repeated="16353"/>
        </table:table-row>
        <table:table-row table:style-name="ro24">
          <table:table-cell office:value-type="string" table:style-name="ce130">
            <text:p>臺 <text:s/>北 <text:s/>市</text:p>
          </table:table-cell>
          <table:table-cell office:value-type="float" office:value="1060529" table:style-name="ce131">
            <text:p>1,060,529</text:p>
          </table:table-cell>
          <table:table-cell office:value-type="float" office:value="2620037" table:style-name="ce51">
            <text:p>2,620,037</text:p>
          </table:table-cell>
          <table:table-cell office:value-type="float" office:value="1247311" table:style-name="ce51">
            <text:p>1,247,311</text:p>
          </table:table-cell>
          <table:table-cell office:value-type="float" office:value="1372726" table:style-name="ce51">
            <text:p>1,372,726</text:p>
          </table:table-cell>
          <table:table-cell office:value-type="float" office:value="1397" table:style-name="ce51">
            <text:p>1,397</text:p>
          </table:table-cell>
          <table:table-cell office:value-type="float" office:value="731" table:style-name="ce51">
            <text:p>731</text:p>
          </table:table-cell>
          <table:table-cell office:value-type="float" office:value="666" table:style-name="ce51">
            <text:p>666</text:p>
          </table:table-cell>
          <table:table-cell office:value-type="float" office:value="6.29" table:style-name="ce127">
            <text:p><text:s text:c="3"/>6.29</text:p>
          </table:table-cell>
          <table:table-cell office:value-type="float" office:value="1408" table:style-name="ce51">
            <text:p>1,408</text:p>
          </table:table-cell>
          <table:table-cell office:value-type="float" office:value="787" table:style-name="ce51">
            <text:p>787</text:p>
          </table:table-cell>
          <table:table-cell office:value-type="float" office:value="621" table:style-name="ce51">
            <text:p>621</text:p>
          </table:table-cell>
          <table:table-cell office:value-type="float" office:value="6.34" table:style-name="ce127">
            <text:p><text:s text:c="3"/>6.34</text:p>
          </table:table-cell>
          <table:table-cell office:value-type="float" office:value="-11" table:style-name="ce55">
            <text:p>-11</text:p>
          </table:table-cell>
          <table:table-cell office:value-type="float" office:value="-0.05" table:style-name="ce205">
            <text:p>－0.05</text:p>
          </table:table-cell>
          <table:table-cell office:value-type="float" office:value="891" table:style-name="ce132">
            <text:p><text:s text:c="3"/>891</text:p>
          </table:table-cell>
          <table:table-cell office:value-type="float" office:value="868" table:style-name="ce132">
            <text:p><text:s text:c="3"/>868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4.01" table:style-name="ce133">
            <text:p><text:s text:c="3"/>4.01</text:p>
          </table:table-cell>
          <table:table-cell office:value-type="float" office:value="474" table:style-name="ce134">
            <text:p><text:s text:c="4"/>474</text:p>
          </table:table-cell>
          <table:table-cell office:value-type="float" office:value="470" table:style-name="ce134">
            <text:p><text:s text:c="4"/>470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.13" table:style-name="ce133">
            <text:p><text:s text:c="3"/>2.13</text:p>
          </table:table-cell>
          <table:table-cell office:value-type="float" office:value="11229" table:style-name="ce135">
            <text:p>11,229</text:p>
          </table:table-cell>
          <table:table-cell office:value-type="float" office:value="15324" table:style-name="ce135">
            <text:p>15,324</text:p>
          </table:table-cell>
          <table:table-cell office:value-type="float" office:value="17141" table:style-name="ce135">
            <text:p>17,141</text:p>
          </table:table-cell>
          <table:table-cell table:style-name="ce70"/>
          <table:table-cell table:number-columns-repeated="16353"/>
        </table:table-row>
        <table:table-row table:style-name="ro24">
          <table:table-cell office:value-type="string" table:style-name="ce130">
            <text:p>桃 <text:s/>園 <text:s/>市</text:p>
          </table:table-cell>
          <table:table-cell office:value-type="float" office:value="836646" table:style-name="ce131">
            <text:p>836,646</text:p>
          </table:table-cell>
          <table:table-cell office:value-type="float" office:value="2260043" table:style-name="ce51">
            <text:p>2,260,043</text:p>
          </table:table-cell>
          <table:table-cell office:value-type="float" office:value="1120507" table:style-name="ce51">
            <text:p>1,120,507</text:p>
          </table:table-cell>
          <table:table-cell office:value-type="float" office:value="1139536" table:style-name="ce51">
            <text:p>1,139,536</text:p>
          </table:table-cell>
          <table:table-cell office:value-type="float" office:value="1671" table:style-name="ce51">
            <text:p>1,671</text:p>
          </table:table-cell>
          <table:table-cell office:value-type="float" office:value="848" table:style-name="ce51">
            <text:p>848</text:p>
          </table:table-cell>
          <table:table-cell office:value-type="float" office:value="823" table:style-name="ce51">
            <text:p>823</text:p>
          </table:table-cell>
          <table:table-cell office:value-type="float" office:value="8.73" table:style-name="ce127">
            <text:p><text:s text:c="3"/>8.73</text:p>
          </table:table-cell>
          <table:table-cell office:value-type="float" office:value="1106" table:style-name="ce51">
            <text:p>1,106</text:p>
          </table:table-cell>
          <table:table-cell office:value-type="float" office:value="668" table:style-name="ce51">
            <text:p>668</text:p>
          </table:table-cell>
          <table:table-cell office:value-type="float" office:value="438" table:style-name="ce51">
            <text:p>438</text:p>
          </table:table-cell>
          <table:table-cell office:value-type="float" office:value="5.78" table:style-name="ce127">
            <text:p><text:s text:c="3"/>5.78</text:p>
          </table:table-cell>
          <table:table-cell office:value-type="float" office:value="565" table:style-name="ce55">
            <text:p>565</text:p>
          </table:table-cell>
          <table:table-cell office:value-type="float" office:value="2.95" table:style-name="ce205">
            <text:p><text:s text:c="3"/>2.95</text:p>
          </table:table-cell>
          <table:table-cell office:value-type="float" office:value="932" table:style-name="ce132">
            <text:p><text:s text:c="3"/>932</text:p>
          </table:table-cell>
          <table:table-cell office:value-type="float" office:value="921" table:style-name="ce132">
            <text:p><text:s text:c="3"/>921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4.87" table:style-name="ce133">
            <text:p><text:s text:c="3"/>4.87</text:p>
          </table:table-cell>
          <table:table-cell office:value-type="float" office:value="519" table:style-name="ce134">
            <text:p><text:s text:c="4"/>519</text:p>
          </table:table-cell>
          <table:table-cell office:value-type="float" office:value="513" table:style-name="ce134">
            <text:p><text:s text:c="4"/>513</text:p>
          </table:table-cell>
          <table:table-cell office:value-type="float" office:value="6" table:style-name="ce156">
            <text:p>6<text:s/>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" table:style-name="ce156">
            <text:p>4<text:s/></text:p>
          </table:table-cell>
          <table:table-cell office:value-type="float" office:value="2.71" table:style-name="ce133">
            <text:p><text:s text:c="3"/>2.71</text:p>
          </table:table-cell>
          <table:table-cell office:value-type="float" office:value="10146" table:style-name="ce135">
            <text:p>10,146</text:p>
          </table:table-cell>
          <table:table-cell office:value-type="float" office:value="8767" table:style-name="ce135">
            <text:p>8,767</text:p>
          </table:table-cell>
          <table:table-cell office:value-type="float" office:value="76870" table:style-name="ce135">
            <text:p>76,870</text:p>
          </table:table-cell>
          <table:table-cell table:style-name="ce70"/>
          <table:table-cell table:number-columns-repeated="16353"/>
        </table:table-row>
        <table:table-row table:style-name="ro28">
          <table:table-cell office:value-type="string" table:style-name="ce130">
            <text:p>臺 <text:s/>中 <text:s/>市</text:p>
          </table:table-cell>
          <table:table-cell office:value-type="float" office:value="994597" table:style-name="ce131">
            <text:p>994,597</text:p>
          </table:table-cell>
          <table:table-cell office:value-type="float" office:value="2816792" table:style-name="ce51">
            <text:p>2,816,792</text:p>
          </table:table-cell>
          <table:table-cell office:value-type="float" office:value="1384080" table:style-name="ce51">
            <text:p>1,384,080</text:p>
          </table:table-cell>
          <table:table-cell office:value-type="float" office:value="1432712" table:style-name="ce51">
            <text:p>1,432,712</text:p>
          </table:table-cell>
          <table:table-cell office:value-type="float" office:value="1454" table:style-name="ce51">
            <text:p>1,454</text:p>
          </table:table-cell>
          <table:table-cell office:value-type="float" office:value="762" table:style-name="ce51">
            <text:p>762</text:p>
          </table:table-cell>
          <table:table-cell office:value-type="float" office:value="692" table:style-name="ce51">
            <text:p>692</text:p>
          </table:table-cell>
          <table:table-cell office:value-type="float" office:value="6.09" table:style-name="ce127">
            <text:p><text:s text:c="3"/>6.09</text:p>
          </table:table-cell>
          <table:table-cell office:value-type="float" office:value="1497" table:style-name="ce51">
            <text:p>1,497</text:p>
          </table:table-cell>
          <table:table-cell office:value-type="float" office:value="850" table:style-name="ce51">
            <text:p>850</text:p>
          </table:table-cell>
          <table:table-cell office:value-type="float" office:value="647" table:style-name="ce51">
            <text:p>647</text:p>
          </table:table-cell>
          <table:table-cell office:value-type="float" office:value="6.27" table:style-name="ce127">
            <text:p><text:s text:c="3"/>6.27</text:p>
          </table:table-cell>
          <table:table-cell office:value-type="float" office:value="-43" table:style-name="ce203">
            <text:p>－ <text:s text:c="4"/>43</text:p>
          </table:table-cell>
          <table:table-cell office:value-type="float" office:value="-0.18" table:style-name="ce204">
            <text:p>－ <text:s/>0.18</text:p>
          </table:table-cell>
          <table:table-cell office:value-type="float" office:value="1079" table:style-name="ce132">
            <text:p><text:s text:c="3"/>1,079</text:p>
          </table:table-cell>
          <table:table-cell office:value-type="float" office:value="1053" table:style-name="ce132">
            <text:p><text:s text:c="3"/>1,053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4.5199999999999996" table:style-name="ce133">
            <text:p><text:s text:c="3"/>4.52</text:p>
          </table:table-cell>
          <table:table-cell office:value-type="float" office:value="608" table:style-name="ce134">
            <text:p><text:s text:c="4"/>608</text:p>
          </table:table-cell>
          <table:table-cell office:value-type="float" office:value="603" table:style-name="ce134">
            <text:p><text:s text:c="4"/>603</text:p>
          </table:table-cell>
          <table:table-cell office:value-type="float" office:value="5" table:style-name="ce156">
            <text:p>5<text:s/></text:p>
          </table:table-cell>
          <table:table-cell office:value-type="float" office:value="1" table:style-name="ce156">
            <text:p>1<text:s/></text:p>
          </table:table-cell>
          <table:table-cell office:value-type="float" office:value="4" table:style-name="ce156">
            <text:p>4<text:s/></text:p>
          </table:table-cell>
          <table:table-cell office:value-type="float" office:value="2.5499999999999998" table:style-name="ce133">
            <text:p><text:s text:c="3"/>2.55</text:p>
          </table:table-cell>
          <table:table-cell office:value-type="float" office:value="11008" table:style-name="ce135">
            <text:p>11,008</text:p>
          </table:table-cell>
          <table:table-cell office:value-type="float" office:value="11090" table:style-name="ce135">
            <text:p>11,090</text:p>
          </table:table-cell>
          <table:table-cell office:value-type="float" office:value="35602" table:style-name="ce135">
            <text:p>35,602</text:p>
          </table:table-cell>
          <table:table-cell table:style-name="ce70"/>
          <table:table-cell table:number-columns-repeated="16353"/>
        </table:table-row>
        <table:table-row table:style-name="ro24">
          <table:table-cell office:value-type="string" table:style-name="ce130">
            <text:p>臺 <text:s/>南 <text:s/>市</text:p>
          </table:table-cell>
          <table:table-cell office:value-type="float" office:value="699995" table:style-name="ce131">
            <text:p>699,995</text:p>
          </table:table-cell>
          <table:table-cell office:value-type="float" office:value="1877294" table:style-name="ce51">
            <text:p>1,877,294</text:p>
          </table:table-cell>
          <table:table-cell office:value-type="float" office:value="935206" table:style-name="ce51">
            <text:p>935,206</text:p>
          </table:table-cell>
          <table:table-cell office:value-type="float" office:value="942088" table:style-name="ce51">
            <text:p>942,088</text:p>
          </table:table-cell>
          <table:table-cell office:value-type="float" office:value="785" table:style-name="ce51">
            <text:p>785</text:p>
          </table:table-cell>
          <table:table-cell office:value-type="float" office:value="422" table:style-name="ce51">
            <text:p>422</text:p>
          </table:table-cell>
          <table:table-cell office:value-type="float" office:value="363" table:style-name="ce51">
            <text:p>363</text:p>
          </table:table-cell>
          <table:table-cell office:value-type="float" office:value="4.9400000000000004" table:style-name="ce127">
            <text:p><text:s text:c="3"/>4.94</text:p>
          </table:table-cell>
          <table:table-cell office:value-type="float" office:value="1291" table:style-name="ce51">
            <text:p>1,291</text:p>
          </table:table-cell>
          <table:table-cell office:value-type="float" office:value="734" table:style-name="ce51">
            <text:p>734</text:p>
          </table:table-cell>
          <table:table-cell office:value-type="float" office:value="557" table:style-name="ce51">
            <text:p>557</text:p>
          </table:table-cell>
          <table:table-cell office:value-type="float" office:value="8.1199999999999992" table:style-name="ce127">
            <text:p><text:s text:c="3"/>8.12</text:p>
          </table:table-cell>
          <table:table-cell office:value-type="float" office:value="-506" table:style-name="ce145">
            <text:p>－ <text:s text:c="2"/>506</text:p>
          </table:table-cell>
          <table:table-cell office:value-type="float" office:value="-3.18" table:style-name="ce204">
            <text:p>－ <text:s/>3.18</text:p>
          </table:table-cell>
          <table:table-cell office:value-type="float" office:value="648" table:style-name="ce132">
            <text:p><text:s text:c="3"/>648</text:p>
          </table:table-cell>
          <table:table-cell office:value-type="float" office:value="636" table:style-name="ce132">
            <text:p><text:s text:c="3"/>636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4.07" table:style-name="ce133">
            <text:p><text:s text:c="3"/>4.07</text:p>
          </table:table-cell>
          <table:table-cell office:value-type="float" office:value="374" table:style-name="ce134">
            <text:p><text:s text:c="4"/>374</text:p>
          </table:table-cell>
          <table:table-cell office:value-type="float" office:value="372" table:style-name="ce134">
            <text:p><text:s text:c="4"/>372</text:p>
          </table:table-cell>
          <table:table-cell office:value-type="float" office:value="2" table:style-name="ce156">
            <text:p>2<text:s/>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56">
            <text:p>1<text:s/></text:p>
          </table:table-cell>
          <table:table-cell office:value-type="float" office:value="2.35" table:style-name="ce133">
            <text:p><text:s text:c="3"/>2.35</text:p>
          </table:table-cell>
          <table:table-cell office:value-type="float" office:value="6468" table:style-name="ce135">
            <text:p>6,468</text:p>
          </table:table-cell>
          <table:table-cell office:value-type="float" office:value="6559" table:style-name="ce135">
            <text:p>6,559</text:p>
          </table:table-cell>
          <table:table-cell office:value-type="float" office:value="8348" table:style-name="ce135">
            <text:p>8,348</text:p>
          </table:table-cell>
          <table:table-cell table:style-name="ce70"/>
          <table:table-cell table:number-columns-repeated="16353"/>
        </table:table-row>
        <table:table-row table:style-name="ro24">
          <table:table-cell office:value-type="string" table:style-name="ce130">
            <text:p>高 <text:s/>雄 <text:s/>市</text:p>
          </table:table-cell>
          <table:table-cell office:value-type="float" office:value="1114937" table:style-name="ce131">
            <text:p>1,114,937</text:p>
          </table:table-cell>
          <table:table-cell office:value-type="float" office:value="2770654" table:style-name="ce51">
            <text:p>2,770,654</text:p>
          </table:table-cell>
          <table:table-cell office:value-type="float" office:value="1367387" table:style-name="ce51">
            <text:p>1,367,387</text:p>
          </table:table-cell>
          <table:table-cell office:value-type="float" office:value="1403267" table:style-name="ce51">
            <text:p>1,403,267</text:p>
          </table:table-cell>
          <table:table-cell office:value-type="float" office:value="1435" table:style-name="ce51">
            <text:p>1,435</text:p>
          </table:table-cell>
          <table:table-cell office:value-type="float" office:value="782" table:style-name="ce51">
            <text:p>782</text:p>
          </table:table-cell>
          <table:table-cell office:value-type="float" office:value="653" table:style-name="ce51">
            <text:p>653</text:p>
          </table:table-cell>
          <table:table-cell office:value-type="float" office:value="6.11" table:style-name="ce127">
            <text:p><text:s text:c="3"/>6.11</text:p>
          </table:table-cell>
          <table:table-cell office:value-type="float" office:value="1819" table:style-name="ce51">
            <text:p>1,819</text:p>
          </table:table-cell>
          <table:table-cell office:value-type="float" office:value="1053" table:style-name="ce51">
            <text:p>1,053</text:p>
          </table:table-cell>
          <table:table-cell office:value-type="float" office:value="766" table:style-name="ce51">
            <text:p>766</text:p>
          </table:table-cell>
          <table:table-cell office:value-type="float" office:value="7.75" table:style-name="ce127">
            <text:p><text:s text:c="3"/>7.75</text:p>
          </table:table-cell>
          <table:table-cell office:value-type="float" office:value="-384" table:style-name="ce145">
            <text:p>－ <text:s text:c="2"/>384</text:p>
          </table:table-cell>
          <table:table-cell office:value-type="float" office:value="-1.64" table:style-name="ce204">
            <text:p>－ <text:s/>1.64</text:p>
          </table:table-cell>
          <table:table-cell office:value-type="float" office:value="887" table:style-name="ce132">
            <text:p><text:s text:c="3"/>887</text:p>
          </table:table-cell>
          <table:table-cell office:value-type="float" office:value="872" table:style-name="ce132">
            <text:p><text:s text:c="3"/>872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.78" table:style-name="ce133">
            <text:p><text:s text:c="3"/>3.78</text:p>
          </table:table-cell>
          <table:table-cell office:value-type="float" office:value="581" table:style-name="ce134">
            <text:p><text:s text:c="4"/>581</text:p>
          </table:table-cell>
          <table:table-cell office:value-type="float" office:value="575" table:style-name="ce134">
            <text:p><text:s text:c="4"/>575</text:p>
          </table:table-cell>
          <table:table-cell office:value-type="float" office:value="6" table:style-name="ce156">
            <text:p>6<text:s/></text:p>
          </table:table-cell>
          <table:table-cell office:value-type="float" office:value="1" table:style-name="ce156">
            <text:p>1<text:s/></text:p>
          </table:table-cell>
          <table:table-cell office:value-type="float" office:value="5" table:style-name="ce156">
            <text:p>5<text:s/></text:p>
          </table:table-cell>
          <table:table-cell office:value-type="float" office:value="2.48" table:style-name="ce133">
            <text:p><text:s text:c="3"/>2.48</text:p>
          </table:table-cell>
          <table:table-cell office:value-type="float" office:value="10177" table:style-name="ce131">
            <text:p>10,177</text:p>
          </table:table-cell>
          <table:table-cell office:value-type="float" office:value="10985" table:style-name="ce131">
            <text:p>10,985</text:p>
          </table:table-cell>
          <table:table-cell office:value-type="float" office:value="35519" table:style-name="ce131">
            <text:p>35,519</text:p>
          </table:table-cell>
          <table:table-cell table:style-name="ce70"/>
          <table:table-cell table:number-columns-repeated="16353"/>
        </table:table-row>
        <table:table-row table:style-name="ro29">
          <table:table-cell office:value-type="string" table:style-name="ce136">
            <text:p><text:s/>臺 <text:s/>灣 <text:s/>省<text:s/></text:p>
          </table:table-cell>
          <table:table-cell office:value-type="float" office:value="2536896" table:style-name="ce131">
            <text:p>2,536,896</text:p>
          </table:table-cell>
          <table:table-cell office:value-type="float" office:value="7053653" table:style-name="ce51">
            <text:p>7,053,653</text:p>
          </table:table-cell>
          <table:table-cell office:value-type="float" office:value="3587250" table:style-name="ce51">
            <text:p>3,587,250</text:p>
          </table:table-cell>
          <table:table-cell office:value-type="float" office:value="3466403" table:style-name="ce51">
            <text:p>3,466,403</text:p>
          </table:table-cell>
          <table:table-cell office:value-type="float" office:value="3704" table:style-name="ce51">
            <text:p>3,704</text:p>
          </table:table-cell>
          <table:table-cell office:value-type="float" office:value="1935" table:style-name="ce51">
            <text:p>1,935</text:p>
          </table:table-cell>
          <table:table-cell office:value-type="float" office:value="1769" table:style-name="ce51">
            <text:p>1,769</text:p>
          </table:table-cell>
          <table:table-cell office:value-type="float" office:value="6.2" table:style-name="ce127">
            <text:p><text:s text:c="3"/>6.20</text:p>
          </table:table-cell>
          <table:table-cell office:value-type="float" office:value="5315" table:style-name="ce51">
            <text:p>5,315</text:p>
          </table:table-cell>
          <table:table-cell office:value-type="float" office:value="3061" table:style-name="ce51">
            <text:p>3,061</text:p>
          </table:table-cell>
          <table:table-cell office:value-type="float" office:value="2254" table:style-name="ce51">
            <text:p>2,254</text:p>
          </table:table-cell>
          <table:table-cell office:value-type="float" office:value="8.9" table:style-name="ce127">
            <text:p><text:s text:c="3"/>8.90</text:p>
          </table:table-cell>
          <table:table-cell office:value-type="float" office:value="-1611" table:style-name="ce206">
            <text:p>－ 1,611</text:p>
          </table:table-cell>
          <table:table-cell office:value-type="float" office:value="-2.7" table:style-name="ce207">
            <text:p>－ <text:s/>2.70</text:p>
          </table:table-cell>
          <table:table-cell office:value-type="float" office:value="2385" table:style-name="ce132">
            <text:p><text:s text:c="3"/>2,385</text:p>
          </table:table-cell>
          <table:table-cell office:value-type="float" office:value="2342" table:style-name="ce132">
            <text:p><text:s text:c="3"/>2,342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.99" table:style-name="ce133">
            <text:p><text:s text:c="3"/>3.99</text:p>
          </table:table-cell>
          <table:table-cell office:value-type="float" office:value="1440" table:style-name="ce134">
            <text:p><text:s text:c="4"/>1,440</text:p>
          </table:table-cell>
          <table:table-cell office:value-type="float" office:value="1429" table:style-name="ce134">
            <text:p><text:s text:c="4"/>1,429</text:p>
          </table:table-cell>
          <table:table-cell office:value-type="float" office:value="11" table:style-name="ce156">
            <text:p>11<text:s/></text:p>
          </table:table-cell>
          <table:table-cell office:value-type="float" office:value="1" table:style-name="ce156">
            <text:p>1<text:s/></text:p>
          </table:table-cell>
          <table:table-cell office:value-type="float" office:value="10" table:style-name="ce156">
            <text:p>10<text:s/></text:p>
          </table:table-cell>
          <table:table-cell office:value-type="float" office:value="2.41" table:style-name="ce133">
            <text:p><text:s text:c="3"/>2.41</text:p>
          </table:table-cell>
          <table:table-cell office:value-type="float" office:value="21977" table:style-name="ce131">
            <text:p>21,977</text:p>
          </table:table-cell>
          <table:table-cell office:value-type="float" office:value="22357" table:style-name="ce131">
            <text:p>22,357</text:p>
          </table:table-cell>
          <table:table-cell office:value-type="float" office:value="342528" table:style-name="ce131">
            <text:p>342,528</text:p>
          </table:table-cell>
          <table:table-cell table:style-name="ce70"/>
          <table:table-cell table:number-columns-repeated="16353"/>
        </table:table-row>
        <table:table-row table:style-name="ro30">
          <table:table-cell office:value-type="string" table:style-name="ce137">
            <text:p>宜 蘭 縣</text:p>
          </table:table-cell>
          <table:table-cell office:value-type="float" office:value="171681" table:style-name="ce138">
            <text:p><text:s text:c="3"/>171,681</text:p>
          </table:table-cell>
          <table:table-cell office:value-type="float" office:value="453760" table:style-name="ce208">
            <text:p><text:s text:c="3"/>453,760</text:p>
          </table:table-cell>
          <table:table-cell office:value-type="float" office:value="228783" table:style-name="ce208">
            <text:p><text:s text:c="3"/>228,783</text:p>
          </table:table-cell>
          <table:table-cell office:value-type="float" office:value="224977" table:style-name="ce208">
            <text:p><text:s text:c="3"/>224,977</text:p>
          </table:table-cell>
          <table:table-cell office:value-type="float" office:value="208" table:style-name="ce64">
            <text:p>208</text:p>
          </table:table-cell>
          <table:table-cell office:value-type="float" office:value="108" table:style-name="ce64">
            <text:p>108</text:p>
          </table:table-cell>
          <table:table-cell office:value-type="float" office:value="100" table:style-name="ce64">
            <text:p>100</text:p>
          </table:table-cell>
          <table:table-cell office:value-type="float" office:value="5.41" table:style-name="ce209">
            <text:p><text:s text:c="3"/>5.41</text:p>
          </table:table-cell>
          <table:table-cell office:value-type="float" office:value="343" table:style-name="ce208">
            <text:p><text:s text:c="3"/>343</text:p>
          </table:table-cell>
          <table:table-cell office:value-type="float" office:value="204" table:style-name="ce64">
            <text:p>204</text:p>
          </table:table-cell>
          <table:table-cell office:value-type="float" office:value="139" table:style-name="ce64">
            <text:p>139</text:p>
          </table:table-cell>
          <table:table-cell office:value-type="float" office:value="8.92" table:style-name="ce209">
            <text:p><text:s text:c="3"/>8.92</text:p>
          </table:table-cell>
          <table:table-cell office:value-type="float" office:value="-135" table:style-name="ce210">
            <text:p>－ <text:s text:c="4"/>135</text:p>
          </table:table-cell>
          <table:table-cell office:value-type="float" office:value="-3.51" table:style-name="ce211">
            <text:p>－ <text:s text:c="2"/>3.51</text:p>
          </table:table-cell>
          <table:table-cell office:value-type="float" office:value="176" table:style-name="ce140">
            <text:p><text:s text:c="3"/>176</text:p>
          </table:table-cell>
          <table:table-cell office:value-type="float" office:value="173" table:style-name="ce140">
            <text:p><text:s text:c="3"/>17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4.58" table:style-name="ce141">
            <text:p><text:s text:c="3"/>4.58</text:p>
          </table:table-cell>
          <table:table-cell office:value-type="float" office:value="68" table:style-name="ce142">
            <text:p><text:s text:c="4"/>68</text:p>
          </table:table-cell>
          <table:table-cell office:value-type="float" office:value="67" table:style-name="ce142">
            <text:p><text:s text:c="4"/>67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.77" table:style-name="ce141">
            <text:p><text:s text:c="3"/>1.77</text:p>
          </table:table-cell>
          <table:table-cell office:value-type="float" office:value="1637" table:style-name="ce139">
            <text:p>1,637</text:p>
          </table:table-cell>
          <table:table-cell office:value-type="float" office:value="1633" table:style-name="ce139">
            <text:p>1,633</text:p>
          </table:table-cell>
          <table:table-cell office:value-type="float" office:value="17590" table:style-name="ce143">
            <text:p><text:s text:c="3"/>17,590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新 竹 縣</text:p>
          </table:table-cell>
          <table:table-cell office:value-type="float" office:value="203248" table:style-name="ce138">
            <text:p><text:s text:c="3"/>203,248</text:p>
          </table:table-cell>
          <table:table-cell office:value-type="float" office:value="567807" table:style-name="ce208">
            <text:p><text:s text:c="3"/>567,807</text:p>
          </table:table-cell>
          <table:table-cell office:value-type="float" office:value="289726" table:style-name="ce208">
            <text:p><text:s text:c="3"/>289,726</text:p>
          </table:table-cell>
          <table:table-cell office:value-type="float" office:value="278081" table:style-name="ce208">
            <text:p><text:s text:c="3"/>278,081</text:p>
          </table:table-cell>
          <table:table-cell office:value-type="float" office:value="335" table:style-name="ce208">
            <text:p><text:s text:c="3"/>335</text:p>
          </table:table-cell>
          <table:table-cell office:value-type="float" office:value="180" table:style-name="ce64">
            <text:p>180</text:p>
          </table:table-cell>
          <table:table-cell office:value-type="float" office:value="155" table:style-name="ce64">
            <text:p>155</text:p>
          </table:table-cell>
          <table:table-cell office:value-type="float" office:value="6.97" table:style-name="ce209">
            <text:p><text:s text:c="3"/>6.97</text:p>
          </table:table-cell>
          <table:table-cell office:value-type="float" office:value="293" table:style-name="ce208">
            <text:p><text:s text:c="3"/>293</text:p>
          </table:table-cell>
          <table:table-cell office:value-type="float" office:value="164" table:style-name="ce64">
            <text:p>164</text:p>
          </table:table-cell>
          <table:table-cell office:value-type="float" office:value="129" table:style-name="ce64">
            <text:p>129</text:p>
          </table:table-cell>
          <table:table-cell office:value-type="float" office:value="6.1" table:style-name="ce209">
            <text:p><text:s text:c="3"/>6.10</text:p>
          </table:table-cell>
          <table:table-cell office:value-type="float" office:value="42" table:style-name="ce210">
            <text:p><text:s text:c="3"/>42</text:p>
          </table:table-cell>
          <table:table-cell office:value-type="float" office:value="0.87" table:style-name="ce211">
            <text:p><text:s text:c="4"/>0.87</text:p>
          </table:table-cell>
          <table:table-cell office:value-type="float" office:value="202" table:style-name="ce140">
            <text:p><text:s text:c="3"/>202</text:p>
          </table:table-cell>
          <table:table-cell office:value-type="float" office:value="201" table:style-name="ce140">
            <text:p><text:s text:c="3"/>20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4.2" table:style-name="ce141">
            <text:p><text:s text:c="3"/>4.20</text:p>
          </table:table-cell>
          <table:table-cell office:value-type="float" office:value="111" table:style-name="ce142">
            <text:p><text:s text:c="4"/>111</text:p>
          </table:table-cell>
          <table:table-cell office:value-type="float" office:value="110" table:style-name="ce142">
            <text:p><text:s text:c="4"/>110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.31" table:style-name="ce141">
            <text:p><text:s text:c="3"/>2.31</text:p>
          </table:table-cell>
          <table:table-cell office:value-type="float" office:value="2520" table:style-name="ce139">
            <text:p>2,520</text:p>
          </table:table-cell>
          <table:table-cell office:value-type="float" office:value="1753" table:style-name="ce139">
            <text:p>1,753</text:p>
          </table:table-cell>
          <table:table-cell office:value-type="float" office:value="21918" table:style-name="ce143">
            <text:p><text:s text:c="3"/>21,918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苗 栗 縣</text:p>
          </table:table-cell>
          <table:table-cell office:value-type="float" office:value="192249" table:style-name="ce138">
            <text:p><text:s text:c="3"/>192,249</text:p>
          </table:table-cell>
          <table:table-cell office:value-type="float" office:value="543803" table:style-name="ce208">
            <text:p><text:s text:c="3"/>543,803</text:p>
          </table:table-cell>
          <table:table-cell office:value-type="float" office:value="280342" table:style-name="ce208">
            <text:p><text:s text:c="3"/>280,342</text:p>
          </table:table-cell>
          <table:table-cell office:value-type="float" office:value="263461" table:style-name="ce208">
            <text:p><text:s text:c="3"/>263,461</text:p>
          </table:table-cell>
          <table:table-cell office:value-type="float" office:value="217" table:style-name="ce208">
            <text:p><text:s text:c="3"/>217</text:p>
          </table:table-cell>
          <table:table-cell office:value-type="float" office:value="103" table:style-name="ce64">
            <text:p>103</text:p>
          </table:table-cell>
          <table:table-cell office:value-type="float" office:value="114" table:style-name="ce64">
            <text:p>114</text:p>
          </table:table-cell>
          <table:table-cell office:value-type="float" office:value="4.71" table:style-name="ce209">
            <text:p><text:s text:c="3"/>4.71</text:p>
          </table:table-cell>
          <table:table-cell office:value-type="float" office:value="445" table:style-name="ce208">
            <text:p><text:s text:c="3"/>445</text:p>
          </table:table-cell>
          <table:table-cell office:value-type="float" office:value="262" table:style-name="ce64">
            <text:p>262</text:p>
          </table:table-cell>
          <table:table-cell office:value-type="float" office:value="183" table:style-name="ce64">
            <text:p>183</text:p>
          </table:table-cell>
          <table:table-cell office:value-type="float" office:value="9.66" table:style-name="ce209">
            <text:p><text:s text:c="3"/>9.66</text:p>
          </table:table-cell>
          <table:table-cell office:value-type="float" office:value="-228" table:style-name="ce212">
            <text:p>－ <text:s text:c="2"/>228</text:p>
          </table:table-cell>
          <table:table-cell office:value-type="float" office:value="-4.95" table:style-name="ce211">
            <text:p>－ <text:s text:c="2"/>4.95</text:p>
          </table:table-cell>
          <table:table-cell office:value-type="float" office:value="196" table:style-name="ce140">
            <text:p><text:s text:c="3"/>196</text:p>
          </table:table-cell>
          <table:table-cell office:value-type="float" office:value="188" table:style-name="ce140">
            <text:p><text:s text:c="3"/>188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4.25" table:style-name="ce141">
            <text:p><text:s text:c="3"/>4.25</text:p>
          </table:table-cell>
          <table:table-cell office:value-type="float" office:value="110" table:style-name="ce142">
            <text:p><text:s text:c="4"/>110</text:p>
          </table:table-cell>
          <table:table-cell office:value-type="float" office:value="110" table:style-name="ce142">
            <text:p><text:s text:c="4"/>110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2.39" table:style-name="ce141">
            <text:p><text:s text:c="3"/>2.39</text:p>
          </table:table-cell>
          <table:table-cell office:value-type="float" office:value="1457" table:style-name="ce139">
            <text:p>1,457</text:p>
          </table:table-cell>
          <table:table-cell office:value-type="float" office:value="1561" table:style-name="ce139">
            <text:p>1,561</text:p>
          </table:table-cell>
          <table:table-cell office:value-type="float" office:value="11425" table:style-name="ce143">
            <text:p><text:s text:c="3"/>11,425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彰 化 縣</text:p>
          </table:table-cell>
          <table:table-cell office:value-type="float" office:value="394962" table:style-name="ce138">
            <text:p><text:s text:c="3"/>394,962</text:p>
          </table:table-cell>
          <table:table-cell office:value-type="float" office:value="1269395" table:style-name="ce208">
            <text:p><text:s text:c="3"/>1,269,395</text:p>
          </table:table-cell>
          <table:table-cell office:value-type="float" office:value="645423" table:style-name="ce208">
            <text:p><text:s text:c="3"/>645,423</text:p>
          </table:table-cell>
          <table:table-cell office:value-type="float" office:value="623972" table:style-name="ce208">
            <text:p><text:s text:c="3"/>623,972</text:p>
          </table:table-cell>
          <table:table-cell office:value-type="float" office:value="950" table:style-name="ce208">
            <text:p><text:s text:c="3"/>950</text:p>
          </table:table-cell>
          <table:table-cell office:value-type="float" office:value="506" table:style-name="ce64">
            <text:p>506</text:p>
          </table:table-cell>
          <table:table-cell office:value-type="float" office:value="444" table:style-name="ce64">
            <text:p>444</text:p>
          </table:table-cell>
          <table:table-cell office:value-type="float" office:value="8.83" table:style-name="ce209">
            <text:p><text:s text:c="3"/>8.83</text:p>
          </table:table-cell>
          <table:table-cell office:value-type="float" office:value="890" table:style-name="ce208">
            <text:p><text:s text:c="3"/>890</text:p>
          </table:table-cell>
          <table:table-cell office:value-type="float" office:value="523" table:style-name="ce64">
            <text:p>523</text:p>
          </table:table-cell>
          <table:table-cell office:value-type="float" office:value="367" table:style-name="ce64">
            <text:p>367</text:p>
          </table:table-cell>
          <table:table-cell office:value-type="float" office:value="8.2799999999999994" table:style-name="ce209">
            <text:p><text:s text:c="3"/>8.28</text:p>
          </table:table-cell>
          <table:table-cell office:value-type="float" office:value="60" table:style-name="ce213">
            <text:p><text:s text:c="3"/>60</text:p>
          </table:table-cell>
          <table:table-cell office:value-type="float" office:value="0.56000000000000005" table:style-name="ce211">
            <text:p><text:s text:c="4"/>0.56</text:p>
          </table:table-cell>
          <table:table-cell office:value-type="float" office:value="375" table:style-name="ce140">
            <text:p><text:s text:c="3"/>375</text:p>
          </table:table-cell>
          <table:table-cell office:value-type="float" office:value="373" table:style-name="ce140">
            <text:p><text:s text:c="3"/>37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3.49" table:style-name="ce141">
            <text:p><text:s text:c="3"/>3.49</text:p>
          </table:table-cell>
          <table:table-cell office:value-type="float" office:value="207" table:style-name="ce142">
            <text:p><text:s text:c="4"/>207</text:p>
          </table:table-cell>
          <table:table-cell office:value-type="float" office:value="206" table:style-name="ce142">
            <text:p><text:s text:c="4"/>206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.92" table:style-name="ce141">
            <text:p><text:s text:c="3"/>1.92</text:p>
          </table:table-cell>
          <table:table-cell office:value-type="float" office:value="2861" table:style-name="ce139">
            <text:p>2,861</text:p>
          </table:table-cell>
          <table:table-cell office:value-type="float" office:value="3317" table:style-name="ce139">
            <text:p>3,317</text:p>
          </table:table-cell>
          <table:table-cell office:value-type="float" office:value="5995" table:style-name="ce143">
            <text:p><text:s text:c="3"/>5,995</text:p>
          </table:table-cell>
          <table:table-cell table:style-name="ce70"/>
          <table:table-cell table:number-columns-repeated="16353"/>
        </table:table-row>
        <table:table-row table:style-name="ro31">
          <table:table-cell office:value-type="string" table:style-name="ce137">
            <text:p>南 投 縣</text:p>
          </table:table-cell>
          <table:table-cell office:value-type="float" office:value="179315" table:style-name="ce138">
            <text:p><text:s text:c="3"/>179,315</text:p>
          </table:table-cell>
          <table:table-cell office:value-type="float" office:value="492410" table:style-name="ce208">
            <text:p><text:s text:c="3"/>492,410</text:p>
          </table:table-cell>
          <table:table-cell office:value-type="float" office:value="251702" table:style-name="ce208">
            <text:p><text:s text:c="3"/>251,702</text:p>
          </table:table-cell>
          <table:table-cell office:value-type="float" office:value="240708" table:style-name="ce208">
            <text:p><text:s text:c="3"/>240,708</text:p>
          </table:table-cell>
          <table:table-cell office:value-type="float" office:value="229" table:style-name="ce208">
            <text:p><text:s text:c="3"/>229</text:p>
          </table:table-cell>
          <table:table-cell office:value-type="float" office:value="108" table:style-name="ce64">
            <text:p>108</text:p>
          </table:table-cell>
          <table:table-cell office:value-type="float" office:value="121" table:style-name="ce64">
            <text:p>121</text:p>
          </table:table-cell>
          <table:table-cell office:value-type="float" office:value="5.49" table:style-name="ce209">
            <text:p><text:s text:c="3"/>5.49</text:p>
          </table:table-cell>
          <table:table-cell office:value-type="float" office:value="390" table:style-name="ce208">
            <text:p><text:s text:c="3"/>390</text:p>
          </table:table-cell>
          <table:table-cell office:value-type="float" office:value="216" table:style-name="ce64">
            <text:p>216</text:p>
          </table:table-cell>
          <table:table-cell office:value-type="float" office:value="174" table:style-name="ce64">
            <text:p>174</text:p>
          </table:table-cell>
          <table:table-cell office:value-type="float" office:value="9.35" table:style-name="ce209">
            <text:p><text:s text:c="3"/>9.35</text:p>
          </table:table-cell>
          <table:table-cell office:value-type="float" office:value="-161" table:style-name="ce212">
            <text:p>－ <text:s text:c="2"/>161</text:p>
          </table:table-cell>
          <table:table-cell office:value-type="float" office:value="-3.86" table:style-name="ce211">
            <text:p>－ <text:s text:c="2"/>3.86</text:p>
          </table:table-cell>
          <table:table-cell office:value-type="float" office:value="176" table:style-name="ce140">
            <text:p><text:s text:c="3"/>176</text:p>
          </table:table-cell>
          <table:table-cell office:value-type="float" office:value="174" table:style-name="ce140">
            <text:p><text:s text:c="3"/>17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4.22" table:style-name="ce141">
            <text:p><text:s text:c="3"/>4.22</text:p>
          </table:table-cell>
          <table:table-cell office:value-type="float" office:value="115" table:style-name="ce142">
            <text:p><text:s text:c="4"/>115</text:p>
          </table:table-cell>
          <table:table-cell office:value-type="float" office:value="113" table:style-name="ce142">
            <text:p><text:s text:c="4"/>113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.76" table:style-name="ce141">
            <text:p><text:s text:c="3"/>2.76</text:p>
          </table:table-cell>
          <table:table-cell office:value-type="float" office:value="1218" table:style-name="ce139">
            <text:p>1,218</text:p>
          </table:table-cell>
          <table:table-cell office:value-type="float" office:value="1380" table:style-name="ce139">
            <text:p>1,380</text:p>
          </table:table-cell>
          <table:table-cell office:value-type="float" office:value="29317" table:style-name="ce143">
            <text:p><text:s text:c="3"/>29,317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雲 林 縣</text:p>
          </table:table-cell>
          <table:table-cell office:value-type="float" office:value="243127" table:style-name="ce138">
            <text:p><text:s text:c="3"/>243,127</text:p>
          </table:table-cell>
          <table:table-cell office:value-type="float" office:value="678896" table:style-name="ce208">
            <text:p><text:s text:c="3"/>678,896</text:p>
          </table:table-cell>
          <table:table-cell office:value-type="float" office:value="351312" table:style-name="ce208">
            <text:p><text:s text:c="3"/>351,312</text:p>
          </table:table-cell>
          <table:table-cell office:value-type="float" office:value="327584" table:style-name="ce208">
            <text:p><text:s text:c="3"/>327,584</text:p>
          </table:table-cell>
          <table:table-cell office:value-type="float" office:value="291" table:style-name="ce208">
            <text:p><text:s text:c="3"/>291</text:p>
          </table:table-cell>
          <table:table-cell office:value-type="float" office:value="152" table:style-name="ce64">
            <text:p>152</text:p>
          </table:table-cell>
          <table:table-cell office:value-type="float" office:value="139" table:style-name="ce64">
            <text:p>139</text:p>
          </table:table-cell>
          <table:table-cell office:value-type="float" office:value="5.0599999999999996" table:style-name="ce209">
            <text:p><text:s text:c="3"/>5.06</text:p>
          </table:table-cell>
          <table:table-cell office:value-type="float" office:value="578" table:style-name="ce208">
            <text:p><text:s text:c="3"/>578</text:p>
          </table:table-cell>
          <table:table-cell office:value-type="float" office:value="314" table:style-name="ce64">
            <text:p>314</text:p>
          </table:table-cell>
          <table:table-cell office:value-type="float" office:value="264" table:style-name="ce64">
            <text:p>264</text:p>
          </table:table-cell>
          <table:table-cell office:value-type="float" office:value="10.050000000000001" table:style-name="ce209">
            <text:p><text:s text:c="3"/>10.05</text:p>
          </table:table-cell>
          <table:table-cell office:value-type="float" office:value="-287" table:style-name="ce212">
            <text:p>－ <text:s text:c="2"/>287</text:p>
          </table:table-cell>
          <table:table-cell office:value-type="float" office:value="-4.99" table:style-name="ce211">
            <text:p>－ <text:s text:c="2"/>4.99</text:p>
          </table:table-cell>
          <table:table-cell office:value-type="float" office:value="208" table:style-name="ce140">
            <text:p><text:s text:c="3"/>208</text:p>
          </table:table-cell>
          <table:table-cell office:value-type="float" office:value="205" table:style-name="ce140">
            <text:p><text:s text:c="3"/>20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3.62" table:style-name="ce141">
            <text:p><text:s text:c="3"/>3.62</text:p>
          </table:table-cell>
          <table:table-cell office:value-type="float" office:value="126" table:style-name="ce142">
            <text:p><text:s text:c="4"/>126</text:p>
          </table:table-cell>
          <table:table-cell office:value-type="float" office:value="126" table:style-name="ce142">
            <text:p><text:s text:c="4"/>126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2.19" table:style-name="ce141">
            <text:p><text:s text:c="3"/>2.19</text:p>
          </table:table-cell>
          <table:table-cell office:value-type="float" office:value="1752" table:style-name="ce139">
            <text:p>1,752</text:p>
          </table:table-cell>
          <table:table-cell office:value-type="float" office:value="1842" table:style-name="ce139">
            <text:p>1,842</text:p>
          </table:table-cell>
          <table:table-cell office:value-type="float" office:value="2609" table:style-name="ce143">
            <text:p><text:s text:c="3"/>2,609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嘉 義 縣</text:p>
          </table:table-cell>
          <table:table-cell office:value-type="float" office:value="184187" table:style-name="ce138">
            <text:p><text:s text:c="3"/>184,187</text:p>
          </table:table-cell>
          <table:table-cell office:value-type="float" office:value="500897" table:style-name="ce208">
            <text:p><text:s text:c="3"/>500,897</text:p>
          </table:table-cell>
          <table:table-cell office:value-type="float" office:value="259947" table:style-name="ce208">
            <text:p><text:s text:c="3"/>259,947</text:p>
          </table:table-cell>
          <table:table-cell office:value-type="float" office:value="240950" table:style-name="ce208">
            <text:p><text:s text:c="3"/>240,950</text:p>
          </table:table-cell>
          <table:table-cell office:value-type="float" office:value="234" table:style-name="ce208">
            <text:p><text:s text:c="3"/>234</text:p>
          </table:table-cell>
          <table:table-cell office:value-type="float" office:value="132" table:style-name="ce64">
            <text:p>132</text:p>
          </table:table-cell>
          <table:table-cell office:value-type="float" office:value="102" table:style-name="ce64">
            <text:p>102</text:p>
          </table:table-cell>
          <table:table-cell office:value-type="float" office:value="5.51" table:style-name="ce209">
            <text:p><text:s text:c="3"/>5.51</text:p>
          </table:table-cell>
          <table:table-cell office:value-type="float" office:value="450" table:style-name="ce208">
            <text:p><text:s text:c="3"/>450</text:p>
          </table:table-cell>
          <table:table-cell office:value-type="float" office:value="235" table:style-name="ce64">
            <text:p>235</text:p>
          </table:table-cell>
          <table:table-cell office:value-type="float" office:value="215" table:style-name="ce64">
            <text:p>215</text:p>
          </table:table-cell>
          <table:table-cell office:value-type="float" office:value="10.6" table:style-name="ce209">
            <text:p><text:s text:c="3"/>10.60</text:p>
          </table:table-cell>
          <table:table-cell office:value-type="float" office:value="-216" table:style-name="ce212">
            <text:p>－ <text:s text:c="2"/>216</text:p>
          </table:table-cell>
          <table:table-cell office:value-type="float" office:value="-5.09" table:style-name="ce211">
            <text:p>－ <text:s text:c="2"/>5.09</text:p>
          </table:table-cell>
          <table:table-cell office:value-type="float" office:value="151" table:style-name="ce140">
            <text:p><text:s text:c="3"/>151</text:p>
          </table:table-cell>
          <table:table-cell office:value-type="float" office:value="151" table:style-name="ce140">
            <text:p><text:s text:c="3"/>15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3.56" table:style-name="ce141">
            <text:p><text:s text:c="3"/>3.56</text:p>
          </table:table-cell>
          <table:table-cell office:value-type="float" office:value="97" table:style-name="ce142">
            <text:p><text:s text:c="4"/>97</text:p>
          </table:table-cell>
          <table:table-cell office:value-type="float" office:value="97" table:style-name="ce142">
            <text:p><text:s text:c="4"/>97</text:p>
          </table:table-cell>
          <table:table-cell office:value-type="float" office:value="0" table:style-name="ce157">
            <text:p>0<text:s/></text:p>
          </table:table-cell>
          <table:table-cell office:value-type="float" office:value="0" table:style-name="ce157">
            <text:p>0<text:s/></text:p>
          </table:table-cell>
          <table:table-cell office:value-type="float" office:value="0" table:style-name="ce140">
            <text:p>—</text:p>
          </table:table-cell>
          <table:table-cell office:value-type="float" office:value="2.29" table:style-name="ce141">
            <text:p><text:s text:c="3"/>2.29</text:p>
          </table:table-cell>
          <table:table-cell office:value-type="float" office:value="1226" table:style-name="ce139">
            <text:p>1,226</text:p>
          </table:table-cell>
          <table:table-cell office:value-type="float" office:value="1325" table:style-name="ce139">
            <text:p>1,325</text:p>
          </table:table-cell>
          <table:table-cell office:value-type="float" office:value="5950" table:style-name="ce143">
            <text:p><text:s text:c="3"/>5,950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屏 東 縣</text:p>
          </table:table-cell>
          <table:table-cell office:value-type="float" office:value="290856" table:style-name="ce138">
            <text:p><text:s text:c="3"/>290,856</text:p>
          </table:table-cell>
          <table:table-cell office:value-type="float" office:value="815367" table:style-name="ce208">
            <text:p><text:s text:c="3"/>815,367</text:p>
          </table:table-cell>
          <table:table-cell office:value-type="float" office:value="415541" table:style-name="ce208">
            <text:p><text:s text:c="3"/>415,541</text:p>
          </table:table-cell>
          <table:table-cell office:value-type="float" office:value="399826" table:style-name="ce208">
            <text:p><text:s text:c="3"/>399,826</text:p>
          </table:table-cell>
          <table:table-cell office:value-type="float" office:value="354" table:style-name="ce208">
            <text:p><text:s text:c="3"/>354</text:p>
          </table:table-cell>
          <table:table-cell office:value-type="float" office:value="186" table:style-name="ce64">
            <text:p>186</text:p>
          </table:table-cell>
          <table:table-cell office:value-type="float" office:value="168" table:style-name="ce64">
            <text:p>168</text:p>
          </table:table-cell>
          <table:table-cell office:value-type="float" office:value="5.12" table:style-name="ce209">
            <text:p><text:s text:c="3"/>5.12</text:p>
          </table:table-cell>
          <table:table-cell office:value-type="float" office:value="692" table:style-name="ce208">
            <text:p><text:s text:c="3"/>692</text:p>
          </table:table-cell>
          <table:table-cell office:value-type="float" office:value="407" table:style-name="ce64">
            <text:p>407</text:p>
          </table:table-cell>
          <table:table-cell office:value-type="float" office:value="285" table:style-name="ce64">
            <text:p>285</text:p>
          </table:table-cell>
          <table:table-cell office:value-type="float" office:value="10.02" table:style-name="ce209">
            <text:p><text:s text:c="3"/>10.02</text:p>
          </table:table-cell>
          <table:table-cell office:value-type="float" office:value="-338" table:style-name="ce212">
            <text:p>－ <text:s text:c="2"/>338</text:p>
          </table:table-cell>
          <table:table-cell office:value-type="float" office:value="-4.8899999999999997" table:style-name="ce211">
            <text:p>－ <text:s text:c="2"/>4.89</text:p>
          </table:table-cell>
          <table:table-cell office:value-type="float" office:value="285" table:style-name="ce140">
            <text:p><text:s text:c="3"/>285</text:p>
          </table:table-cell>
          <table:table-cell office:value-type="float" office:value="276" table:style-name="ce140">
            <text:p><text:s text:c="3"/>276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4.13" table:style-name="ce141">
            <text:p><text:s text:c="3"/>4.13</text:p>
          </table:table-cell>
          <table:table-cell office:value-type="float" office:value="202" table:style-name="ce142">
            <text:p><text:s text:c="4"/>202</text:p>
          </table:table-cell>
          <table:table-cell office:value-type="float" office:value="199" table:style-name="ce142">
            <text:p><text:s text:c="4"/>199</text:p>
          </table:table-cell>
          <table:table-cell office:value-type="float" office:value="3" table:style-name="ce157">
            <text:p>3<text:s/></text:p>
          </table:table-cell>
          <table:table-cell office:value-type="float" office:value="0" table:style-name="ce140">
            <text:p>—</text:p>
          </table:table-cell>
          <table:table-cell office:value-type="float" office:value="3" table:style-name="ce157">
            <text:p>3<text:s/></text:p>
          </table:table-cell>
          <table:table-cell office:value-type="float" office:value="2.92" table:style-name="ce141">
            <text:p><text:s text:c="3"/>2.92</text:p>
          </table:table-cell>
          <table:table-cell office:value-type="float" office:value="2466" table:style-name="ce139">
            <text:p>2,466</text:p>
          </table:table-cell>
          <table:table-cell office:value-type="float" office:value="2550" table:style-name="ce139">
            <text:p>2,550</text:p>
          </table:table-cell>
          <table:table-cell office:value-type="float" office:value="60328" table:style-name="ce143">
            <text:p><text:s text:c="3"/>60,328</text:p>
          </table:table-cell>
          <table:table-cell table:style-name="ce70"/>
          <table:table-cell table:number-columns-repeated="16353"/>
        </table:table-row>
        <table:table-row table:style-name="ro31">
          <table:table-cell office:value-type="string" table:style-name="ce137">
            <text:p>臺 東 縣</text:p>
          </table:table-cell>
          <table:table-cell office:value-type="float" office:value="83416" table:style-name="ce138">
            <text:p><text:s text:c="3"/>83,416</text:p>
          </table:table-cell>
          <table:table-cell office:value-type="float" office:value="215768" table:style-name="ce208">
            <text:p><text:s text:c="3"/>215,768</text:p>
          </table:table-cell>
          <table:table-cell office:value-type="float" office:value="110942" table:style-name="ce208">
            <text:p><text:s text:c="3"/>110,942</text:p>
          </table:table-cell>
          <table:table-cell office:value-type="float" office:value="104826" table:style-name="ce208">
            <text:p><text:s text:c="3"/>104,826</text:p>
          </table:table-cell>
          <table:table-cell office:value-type="float" office:value="104" table:style-name="ce208">
            <text:p><text:s text:c="3"/>104</text:p>
          </table:table-cell>
          <table:table-cell office:value-type="float" office:value="52" table:style-name="ce64">
            <text:p>52</text:p>
          </table:table-cell>
          <table:table-cell office:value-type="float" office:value="52" table:style-name="ce64">
            <text:p>52</text:p>
          </table:table-cell>
          <table:table-cell office:value-type="float" office:value="5.69" table:style-name="ce209">
            <text:p><text:s text:c="3"/>5.69</text:p>
          </table:table-cell>
          <table:table-cell office:value-type="float" office:value="220" table:style-name="ce208">
            <text:p><text:s text:c="3"/>220</text:p>
          </table:table-cell>
          <table:table-cell office:value-type="float" office:value="136" table:style-name="ce64">
            <text:p>136</text:p>
          </table:table-cell>
          <table:table-cell office:value-type="float" office:value="84" table:style-name="ce64">
            <text:p>84</text:p>
          </table:table-cell>
          <table:table-cell office:value-type="float" office:value="12.03" table:style-name="ce209">
            <text:p><text:s text:c="3"/>12.03</text:p>
          </table:table-cell>
          <table:table-cell office:value-type="float" office:value="-116" table:style-name="ce210">
            <text:p>－ <text:s text:c="4"/>116</text:p>
          </table:table-cell>
          <table:table-cell office:value-type="float" office:value="-6.34" table:style-name="ce211">
            <text:p>－ <text:s text:c="2"/>6.34</text:p>
          </table:table-cell>
          <table:table-cell office:value-type="float" office:value="82" table:style-name="ce140">
            <text:p><text:s text:c="3"/>82</text:p>
          </table:table-cell>
          <table:table-cell office:value-type="float" office:value="82" table:style-name="ce140">
            <text:p><text:s text:c="3"/>8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4.49" table:style-name="ce141">
            <text:p><text:s text:c="3"/>4.49</text:p>
          </table:table-cell>
          <table:table-cell office:value-type="float" office:value="54" table:style-name="ce142">
            <text:p><text:s text:c="4"/>54</text:p>
          </table:table-cell>
          <table:table-cell office:value-type="float" office:value="53" table:style-name="ce142">
            <text:p><text:s text:c="4"/>53</text:p>
          </table:table-cell>
          <table:table-cell office:value-type="float" office:value="1" table:style-name="ce157">
            <text:p>1<text:s/></text:p>
          </table:table-cell>
          <table:table-cell office:value-type="float" office:value="0" table:style-name="ce157">
            <text:p>0<text:s/>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.95" table:style-name="ce141">
            <text:p><text:s text:c="3"/>2.95</text:p>
          </table:table-cell>
          <table:table-cell office:value-type="float" office:value="653" table:style-name="ce139">
            <text:p>653</text:p>
          </table:table-cell>
          <table:table-cell office:value-type="float" office:value="709" table:style-name="ce139">
            <text:p>709</text:p>
          </table:table-cell>
          <table:table-cell office:value-type="float" office:value="78493" table:style-name="ce143">
            <text:p><text:s text:c="3"/>78,493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花 蓮 縣</text:p>
          </table:table-cell>
          <table:table-cell office:value-type="float" office:value="127073" table:style-name="ce138">
            <text:p><text:s text:c="3"/>127,073</text:p>
          </table:table-cell>
          <table:table-cell office:value-type="float" office:value="325058" table:style-name="ce208">
            <text:p><text:s text:c="3"/>325,058</text:p>
          </table:table-cell>
          <table:table-cell office:value-type="float" office:value="164433" table:style-name="ce208">
            <text:p><text:s text:c="3"/>164,433</text:p>
          </table:table-cell>
          <table:table-cell office:value-type="float" office:value="160625" table:style-name="ce208">
            <text:p><text:s text:c="3"/>160,625</text:p>
          </table:table-cell>
          <table:table-cell office:value-type="float" office:value="186" table:style-name="ce208">
            <text:p><text:s text:c="3"/>186</text:p>
          </table:table-cell>
          <table:table-cell office:value-type="float" office:value="107" table:style-name="ce64">
            <text:p>107</text:p>
          </table:table-cell>
          <table:table-cell office:value-type="float" office:value="79" table:style-name="ce64">
            <text:p>79</text:p>
          </table:table-cell>
          <table:table-cell office:value-type="float" office:value="6.75" table:style-name="ce209">
            <text:p><text:s text:c="3"/>6.75</text:p>
          </table:table-cell>
          <table:table-cell office:value-type="float" office:value="255" table:style-name="ce208">
            <text:p><text:s text:c="3"/>255</text:p>
          </table:table-cell>
          <table:table-cell office:value-type="float" office:value="145" table:style-name="ce64">
            <text:p>145</text:p>
          </table:table-cell>
          <table:table-cell office:value-type="float" office:value="110" table:style-name="ce64">
            <text:p>110</text:p>
          </table:table-cell>
          <table:table-cell office:value-type="float" office:value="9.26" table:style-name="ce209">
            <text:p><text:s text:c="3"/>9.26</text:p>
          </table:table-cell>
          <table:table-cell office:value-type="float" office:value="-69" table:style-name="ce210">
            <text:p>－ <text:s text:c="4"/>69</text:p>
          </table:table-cell>
          <table:table-cell office:value-type="float" office:value="-2.5099999999999998" table:style-name="ce211">
            <text:p>－ <text:s text:c="2"/>2.51</text:p>
          </table:table-cell>
          <table:table-cell office:value-type="float" office:value="127" table:style-name="ce140">
            <text:p><text:s text:c="3"/>127</text:p>
          </table:table-cell>
          <table:table-cell office:value-type="float" office:value="122" table:style-name="ce140">
            <text:p><text:s text:c="3"/>12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4.6100000000000003" table:style-name="ce141">
            <text:p><text:s text:c="3"/>4.61</text:p>
          </table:table-cell>
          <table:table-cell office:value-type="float" office:value="106" table:style-name="ce142">
            <text:p><text:s text:c="4"/>106</text:p>
          </table:table-cell>
          <table:table-cell office:value-type="float" office:value="105" table:style-name="ce142">
            <text:p><text:s text:c="4"/>105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3.85" table:style-name="ce141">
            <text:p><text:s text:c="3"/>3.85</text:p>
          </table:table-cell>
          <table:table-cell office:value-type="float" office:value="1303" table:style-name="ce139">
            <text:p>1,303</text:p>
          </table:table-cell>
          <table:table-cell office:value-type="float" office:value="1447" table:style-name="ce139">
            <text:p>1,447</text:p>
          </table:table-cell>
          <table:table-cell office:value-type="float" office:value="93304" table:style-name="ce143">
            <text:p><text:s text:c="3"/>93,304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澎 湖 縣</text:p>
          </table:table-cell>
          <table:table-cell office:value-type="float" office:value="41365" table:style-name="ce138">
            <text:p><text:s text:c="3"/>41,365</text:p>
          </table:table-cell>
          <table:table-cell office:value-type="float" office:value="105174" table:style-name="ce208">
            <text:p><text:s text:c="3"/>105,174</text:p>
          </table:table-cell>
          <table:table-cell office:value-type="float" office:value="54136" table:style-name="ce208">
            <text:p><text:s text:c="3"/>54,136</text:p>
          </table:table-cell>
          <table:table-cell office:value-type="float" office:value="51038" table:style-name="ce208">
            <text:p><text:s text:c="3"/>51,038</text:p>
          </table:table-cell>
          <table:table-cell office:value-type="float" office:value="69" table:style-name="ce208">
            <text:p><text:s text:c="3"/>69</text:p>
          </table:table-cell>
          <table:table-cell office:value-type="float" office:value="37" table:style-name="ce64">
            <text:p>37</text:p>
          </table:table-cell>
          <table:table-cell office:value-type="float" office:value="32" table:style-name="ce64">
            <text:p>32</text:p>
          </table:table-cell>
          <table:table-cell office:value-type="float" office:value="7.75" table:style-name="ce209">
            <text:p><text:s text:c="3"/>7.75</text:p>
          </table:table-cell>
          <table:table-cell office:value-type="float" office:value="82" table:style-name="ce208">
            <text:p><text:s text:c="3"/>82</text:p>
          </table:table-cell>
          <table:table-cell office:value-type="float" office:value="50" table:style-name="ce64">
            <text:p>50</text:p>
          </table:table-cell>
          <table:table-cell office:value-type="float" office:value="32" table:style-name="ce64">
            <text:p>32</text:p>
          </table:table-cell>
          <table:table-cell office:value-type="float" office:value="9.2100000000000009" table:style-name="ce209">
            <text:p><text:s text:c="3"/>9.21</text:p>
          </table:table-cell>
          <table:table-cell office:value-type="float" office:value="-13" table:style-name="ce214">
            <text:p>－ <text:s text:c="6"/>13</text:p>
          </table:table-cell>
          <table:table-cell office:value-type="float" office:value="-1.46" table:style-name="ce211">
            <text:p>－ <text:s text:c="2"/>1.46</text:p>
          </table:table-cell>
          <table:table-cell office:value-type="float" office:value="45" table:style-name="ce140">
            <text:p><text:s text:c="3"/>45</text:p>
          </table:table-cell>
          <table:table-cell office:value-type="float" office:value="45" table:style-name="ce140">
            <text:p><text:s text:c="3"/>4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5.0599999999999996" table:style-name="ce141">
            <text:p><text:s text:c="3"/>5.06</text:p>
          </table:table-cell>
          <table:table-cell office:value-type="float" office:value="20" table:style-name="ce142">
            <text:p><text:s text:c="4"/>20</text:p>
          </table:table-cell>
          <table:table-cell office:value-type="float" office:value="20" table:style-name="ce142">
            <text:p><text:s text:c="4"/>20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2.25" table:style-name="ce141">
            <text:p><text:s text:c="3"/>2.25</text:p>
          </table:table-cell>
          <table:table-cell office:value-type="float" office:value="535" table:style-name="ce139">
            <text:p>535</text:p>
          </table:table-cell>
          <table:table-cell office:value-type="float" office:value="376" table:style-name="ce139">
            <text:p>376</text:p>
          </table:table-cell>
          <table:table-cell office:value-type="float" office:value="630" table:style-name="ce143">
            <text:p><text:s text:c="3"/>630</text:p>
          </table:table-cell>
          <table:table-cell table:style-name="ce70"/>
          <table:table-cell table:number-columns-repeated="16353"/>
        </table:table-row>
        <table:table-row table:style-name="ro32">
          <table:table-cell office:value-type="string" table:style-name="ce137">
            <text:p>基 隆 市</text:p>
          </table:table-cell>
          <table:table-cell office:value-type="float" office:value="155141" table:style-name="ce138">
            <text:p><text:s text:c="3"/>155,141</text:p>
          </table:table-cell>
          <table:table-cell office:value-type="float" office:value="368372" table:style-name="ce208">
            <text:p><text:s text:c="3"/>368,372</text:p>
          </table:table-cell>
          <table:table-cell office:value-type="float" office:value="183758" table:style-name="ce208">
            <text:p><text:s text:c="3"/>183,758</text:p>
          </table:table-cell>
          <table:table-cell office:value-type="float" office:value="184614" table:style-name="ce208">
            <text:p><text:s text:c="3"/>184,614</text:p>
          </table:table-cell>
          <table:table-cell office:value-type="float" office:value="147" table:style-name="ce208">
            <text:p><text:s text:c="3"/>147</text:p>
          </table:table-cell>
          <table:table-cell office:value-type="float" office:value="76" table:style-name="ce64">
            <text:p>76</text:p>
          </table:table-cell>
          <table:table-cell office:value-type="float" office:value="71" table:style-name="ce64">
            <text:p>71</text:p>
          </table:table-cell>
          <table:table-cell office:value-type="float" office:value="4.71" table:style-name="ce209">
            <text:p><text:s text:c="3"/>4.71</text:p>
          </table:table-cell>
          <table:table-cell office:value-type="float" office:value="269" table:style-name="ce208">
            <text:p><text:s text:c="3"/>269</text:p>
          </table:table-cell>
          <table:table-cell office:value-type="float" office:value="150" table:style-name="ce64">
            <text:p>150</text:p>
          </table:table-cell>
          <table:table-cell office:value-type="float" office:value="119" table:style-name="ce64">
            <text:p>119</text:p>
          </table:table-cell>
          <table:table-cell office:value-type="float" office:value="8.6199999999999992" table:style-name="ce209">
            <text:p><text:s text:c="3"/>8.62</text:p>
          </table:table-cell>
          <table:table-cell office:value-type="float" office:value="-122" table:style-name="ce210">
            <text:p>－ <text:s text:c="4"/>122</text:p>
          </table:table-cell>
          <table:table-cell office:value-type="float" office:value="-3.91" table:style-name="ce211">
            <text:p>－ <text:s text:c="2"/>3.91</text:p>
          </table:table-cell>
          <table:table-cell office:value-type="float" office:value="114" table:style-name="ce140">
            <text:p><text:s text:c="3"/>114</text:p>
          </table:table-cell>
          <table:table-cell office:value-type="float" office:value="112" table:style-name="ce140">
            <text:p><text:s text:c="3"/>11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3.65" table:style-name="ce141">
            <text:p><text:s text:c="3"/>3.65</text:p>
          </table:table-cell>
          <table:table-cell office:value-type="float" office:value="75" table:style-name="ce142">
            <text:p><text:s text:c="4"/>75</text:p>
          </table:table-cell>
          <table:table-cell office:value-type="float" office:value="75" table:style-name="ce142">
            <text:p><text:s text:c="4"/>75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2.4" table:style-name="ce141">
            <text:p><text:s text:c="3"/>2.40</text:p>
          </table:table-cell>
          <table:table-cell office:value-type="float" office:value="1630" table:style-name="ce139">
            <text:p>1,630</text:p>
          </table:table-cell>
          <table:table-cell office:value-type="float" office:value="1664" table:style-name="ce139">
            <text:p>1,664</text:p>
          </table:table-cell>
          <table:table-cell office:value-type="float" office:value="9472" table:style-name="ce143">
            <text:p><text:s text:c="3"/>9,472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新 竹 市</text:p>
          </table:table-cell>
          <table:table-cell office:value-type="float" office:value="169342" table:style-name="ce138">
            <text:p><text:s text:c="3"/>169,342</text:p>
          </table:table-cell>
          <table:table-cell office:value-type="float" office:value="450113" table:style-name="ce208">
            <text:p><text:s text:c="3"/>450,113</text:p>
          </table:table-cell>
          <table:table-cell office:value-type="float" office:value="221972" table:style-name="ce208">
            <text:p><text:s text:c="3"/>221,972</text:p>
          </table:table-cell>
          <table:table-cell office:value-type="float" office:value="228141" table:style-name="ce208">
            <text:p><text:s text:c="3"/>228,141</text:p>
          </table:table-cell>
          <table:table-cell office:value-type="float" office:value="273" table:style-name="ce208">
            <text:p><text:s text:c="3"/>273</text:p>
          </table:table-cell>
          <table:table-cell office:value-type="float" office:value="131" table:style-name="ce64">
            <text:p>131</text:p>
          </table:table-cell>
          <table:table-cell office:value-type="float" office:value="142" table:style-name="ce64">
            <text:p>142</text:p>
          </table:table-cell>
          <table:table-cell office:value-type="float" office:value="7.16" table:style-name="ce209">
            <text:p><text:s text:c="3"/>7.16</text:p>
          </table:table-cell>
          <table:table-cell office:value-type="float" office:value="216" table:style-name="ce208">
            <text:p><text:s text:c="3"/>216</text:p>
          </table:table-cell>
          <table:table-cell office:value-type="float" office:value="140" table:style-name="ce64">
            <text:p>140</text:p>
          </table:table-cell>
          <table:table-cell office:value-type="float" office:value="76" table:style-name="ce64">
            <text:p>76</text:p>
          </table:table-cell>
          <table:table-cell office:value-type="float" office:value="5.67" table:style-name="ce209">
            <text:p><text:s text:c="3"/>5.67</text:p>
          </table:table-cell>
          <table:table-cell office:value-type="float" office:value="57" table:style-name="ce215">
            <text:p><text:s text:c="3"/>57</text:p>
          </table:table-cell>
          <table:table-cell office:value-type="float" office:value="1.5" table:style-name="ce211">
            <text:p><text:s text:c="4"/>1.50</text:p>
          </table:table-cell>
          <table:table-cell office:value-type="float" office:value="163" table:style-name="ce140">
            <text:p><text:s text:c="3"/>163</text:p>
          </table:table-cell>
          <table:table-cell office:value-type="float" office:value="160" table:style-name="ce140">
            <text:p><text:s text:c="3"/>160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4.28" table:style-name="ce141">
            <text:p><text:s text:c="3"/>4.28</text:p>
          </table:table-cell>
          <table:table-cell office:value-type="float" office:value="95" table:style-name="ce142">
            <text:p><text:s text:c="4"/>95</text:p>
          </table:table-cell>
          <table:table-cell office:value-type="float" office:value="94" table:style-name="ce142">
            <text:p><text:s text:c="4"/>94</text:p>
          </table:table-cell>
          <table:table-cell office:value-type="float" office:value="1" table:style-name="ce157">
            <text:p>1<text:s/></text:p>
          </table:table-cell>
          <table:table-cell office:value-type="float" office:value="0" table:style-name="ce157">
            <text:p>0<text:s/>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.4900000000000002" table:style-name="ce141">
            <text:p><text:s text:c="3"/>2.49</text:p>
          </table:table-cell>
          <table:table-cell office:value-type="float" office:value="1799" table:style-name="ce139">
            <text:p>1,799</text:p>
          </table:table-cell>
          <table:table-cell office:value-type="float" office:value="1764" table:style-name="ce139">
            <text:p>1,764</text:p>
          </table:table-cell>
          <table:table-cell office:value-type="float" office:value="4355" table:style-name="ce143">
            <text:p><text:s text:c="3"/>4,355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嘉 義 市</text:p>
          </table:table-cell>
          <table:table-cell office:value-type="float" office:value="100934" table:style-name="ce138">
            <text:p><text:s text:c="3"/>100,934</text:p>
          </table:table-cell>
          <table:table-cell office:value-type="float" office:value="266833" table:style-name="ce208">
            <text:p><text:s text:c="3"/>266,833</text:p>
          </table:table-cell>
          <table:table-cell office:value-type="float" office:value="129233" table:style-name="ce208">
            <text:p><text:s text:c="3"/>129,233</text:p>
          </table:table-cell>
          <table:table-cell office:value-type="float" office:value="137600" table:style-name="ce208">
            <text:p><text:s text:c="3"/>137,600</text:p>
          </table:table-cell>
          <table:table-cell office:value-type="float" office:value="107" table:style-name="ce208">
            <text:p><text:s text:c="3"/>107</text:p>
          </table:table-cell>
          <table:table-cell office:value-type="float" office:value="57" table:style-name="ce64">
            <text:p>57</text:p>
          </table:table-cell>
          <table:table-cell office:value-type="float" office:value="50" table:style-name="ce64">
            <text:p>50</text:p>
          </table:table-cell>
          <table:table-cell office:value-type="float" office:value="4.7300000000000004" table:style-name="ce209">
            <text:p><text:s text:c="3"/>4.73</text:p>
          </table:table-cell>
          <table:table-cell office:value-type="float" office:value="192" table:style-name="ce208">
            <text:p><text:s text:c="3"/>192</text:p>
          </table:table-cell>
          <table:table-cell office:value-type="float" office:value="115" table:style-name="ce64">
            <text:p>115</text:p>
          </table:table-cell>
          <table:table-cell office:value-type="float" office:value="77" table:style-name="ce64">
            <text:p>77</text:p>
          </table:table-cell>
          <table:table-cell office:value-type="float" office:value="8.49" table:style-name="ce209">
            <text:p><text:s text:c="3"/>8.49</text:p>
          </table:table-cell>
          <table:table-cell office:value-type="float" office:value="-85" table:style-name="ce210">
            <text:p>－ <text:s text:c="4"/>85</text:p>
          </table:table-cell>
          <table:table-cell office:value-type="float" office:value="-3.76" table:style-name="ce211">
            <text:p>－ <text:s text:c="2"/>3.76</text:p>
          </table:table-cell>
          <table:table-cell office:value-type="float" office:value="85" table:style-name="ce140">
            <text:p><text:s text:c="3"/>85</text:p>
          </table:table-cell>
          <table:table-cell office:value-type="float" office:value="80" table:style-name="ce140">
            <text:p><text:s text:c="3"/>80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3.76" table:style-name="ce141">
            <text:p><text:s text:c="3"/>3.76</text:p>
          </table:table-cell>
          <table:table-cell office:value-type="float" office:value="54" table:style-name="ce142">
            <text:p><text:s text:c="4"/>54</text:p>
          </table:table-cell>
          <table:table-cell office:value-type="float" office:value="54" table:style-name="ce142">
            <text:p><text:s text:c="4"/>54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2.39" table:style-name="ce141">
            <text:p><text:s text:c="3"/>2.39</text:p>
          </table:table-cell>
          <table:table-cell office:value-type="float" office:value="920" table:style-name="ce139">
            <text:p>920</text:p>
          </table:table-cell>
          <table:table-cell office:value-type="float" office:value="1036" table:style-name="ce139">
            <text:p>1,036</text:p>
          </table:table-cell>
          <table:table-cell office:value-type="float" office:value="1142" table:style-name="ce143">
            <text:p><text:s text:c="3"/>1,142</text:p>
          </table:table-cell>
          <table:table-cell table:style-name="ce70"/>
          <table:table-cell table:number-columns-repeated="16353"/>
        </table:table-row>
        <table:table-row table:style-name="ro14">
          <table:table-cell office:value-type="string" table:style-name="ce126">
            <text:p>福 <text:s/>建 <text:s/>省</text:p>
          </table:table-cell>
          <table:table-cell office:value-type="float" office:value="44830" table:style-name="ce144">
            <text:p><text:s text:c="3"/>44,830</text:p>
          </table:table-cell>
          <table:table-cell office:value-type="float" office:value="152751" table:style-name="ce144">
            <text:p><text:s text:c="3"/>152,751</text:p>
          </table:table-cell>
          <table:table-cell office:value-type="float" office:value="77211" table:style-name="ce144">
            <text:p><text:s text:c="3"/>77,211</text:p>
          </table:table-cell>
          <table:table-cell office:value-type="float" office:value="75540" table:style-name="ce144">
            <text:p><text:s text:c="3"/>75,540</text:p>
          </table:table-cell>
          <table:table-cell office:value-type="float" office:value="86" table:style-name="ce144">
            <text:p><text:s text:c="3"/>86</text:p>
          </table:table-cell>
          <table:table-cell office:value-type="float" office:value="37" table:style-name="ce51">
            <text:p>37</text:p>
          </table:table-cell>
          <table:table-cell office:value-type="float" office:value="49" table:style-name="ce51">
            <text:p>49</text:p>
          </table:table-cell>
          <table:table-cell office:value-type="float" office:value="6.65" table:style-name="ce127">
            <text:p><text:s text:c="3"/>6.65</text:p>
          </table:table-cell>
          <table:table-cell office:value-type="float" office:value="55" table:style-name="ce144">
            <text:p><text:s text:c="3"/>55</text:p>
          </table:table-cell>
          <table:table-cell office:value-type="float" office:value="29" table:style-name="ce51">
            <text:p>29</text:p>
          </table:table-cell>
          <table:table-cell office:value-type="float" office:value="26" table:style-name="ce51">
            <text:p>26</text:p>
          </table:table-cell>
          <table:table-cell office:value-type="float" office:value="4.25" table:style-name="ce127">
            <text:p><text:s text:c="3"/>4.25</text:p>
          </table:table-cell>
          <table:table-cell office:value-type="float" office:value="31" table:style-name="ce216">
            <text:p><text:s text:c="3"/>31</text:p>
          </table:table-cell>
          <table:table-cell office:value-type="float" office:value="2.4" table:style-name="ce217">
            <text:p><text:s text:c="4"/>2.40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36" table:style-name="ce145">
            <text:p><text:s text:c="3"/>3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2.86" table:style-name="ce133">
            <text:p><text:s text:c="3"/>2.86</text:p>
          </table:table-cell>
          <table:table-cell office:value-type="float" office:value="25" table:style-name="ce146">
            <text:p><text:s text:c="4"/>25</text:p>
          </table:table-cell>
          <table:table-cell office:value-type="float" office:value="25" table:style-name="ce146">
            <text:p><text:s text:c="4"/>25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.93" table:style-name="ce133">
            <text:p><text:s text:c="3"/>1.93</text:p>
          </table:table-cell>
          <table:table-cell office:value-type="float" office:value="926" table:style-name="ce51">
            <text:p>926</text:p>
          </table:table-cell>
          <table:table-cell office:value-type="float" office:value="843" table:style-name="ce51">
            <text:p>843</text:p>
          </table:table-cell>
          <table:table-cell office:value-type="float" office:value="1367" table:style-name="ce147">
            <text:p><text:s text:c="3"/>1,367</text:p>
          </table:table-cell>
          <table:table-cell table:style-name="ce70"/>
          <table:table-cell table:number-columns-repeated="16353" table:style-name="ce148"/>
        </table:table-row>
        <table:table-row table:style-name="ro27">
          <table:table-cell office:value-type="string" table:style-name="ce137">
            <text:p>金 門 縣</text:p>
          </table:table-cell>
          <table:table-cell office:value-type="float" office:value="41499" table:style-name="ce149">
            <text:p><text:s text:c="3"/>41,499</text:p>
          </table:table-cell>
          <table:table-cell office:value-type="float" office:value="139628" table:style-name="ce208">
            <text:p><text:s text:c="3"/>139,628</text:p>
          </table:table-cell>
          <table:table-cell office:value-type="float" office:value="69673" table:style-name="ce208">
            <text:p><text:s text:c="3"/>69,673</text:p>
          </table:table-cell>
          <table:table-cell office:value-type="float" office:value="69955" table:style-name="ce208">
            <text:p><text:s text:c="3"/>69,955</text:p>
          </table:table-cell>
          <table:table-cell office:value-type="float" office:value="76" table:style-name="ce208">
            <text:p><text:s text:c="3"/>76</text:p>
          </table:table-cell>
          <table:table-cell office:value-type="float" office:value="31" table:style-name="ce64">
            <text:p>31</text:p>
          </table:table-cell>
          <table:table-cell office:value-type="float" office:value="45" table:style-name="ce64">
            <text:p>45</text:p>
          </table:table-cell>
          <table:table-cell office:value-type="float" office:value="6.43" table:style-name="ce209">
            <text:p><text:s text:c="3"/>6.43</text:p>
          </table:table-cell>
          <table:table-cell office:value-type="float" office:value="50" table:style-name="ce208">
            <text:p><text:s text:c="3"/>50</text:p>
          </table:table-cell>
          <table:table-cell office:value-type="float" office:value="27" table:style-name="ce64">
            <text:p>27</text:p>
          </table:table-cell>
          <table:table-cell office:value-type="float" office:value="23" table:style-name="ce64">
            <text:p>23</text:p>
          </table:table-cell>
          <table:table-cell office:value-type="float" office:value="4.2300000000000004" table:style-name="ce209">
            <text:p><text:s text:c="3"/>4.23</text:p>
          </table:table-cell>
          <table:table-cell office:value-type="float" office:value="26" table:style-name="ce215">
            <text:p><text:s text:c="3"/>26</text:p>
          </table:table-cell>
          <table:table-cell office:value-type="float" office:value="2.2000000000000002" table:style-name="ce211">
            <text:p><text:s text:c="4"/>2.20</text:p>
          </table:table-cell>
          <table:table-cell office:value-type="float" office:value="31" table:style-name="ce140">
            <text:p><text:s text:c="3"/>31</text:p>
          </table:table-cell>
          <table:table-cell office:value-type="float" office:value="30" table:style-name="ce140">
            <text:p><text:s text:c="3"/>3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2.62" table:style-name="ce141">
            <text:p><text:s text:c="3"/>2.62</text:p>
          </table:table-cell>
          <table:table-cell office:value-type="float" office:value="24" table:style-name="ce142">
            <text:p><text:s text:c="4"/>24</text:p>
          </table:table-cell>
          <table:table-cell office:value-type="float" office:value="24" table:style-name="ce142">
            <text:p><text:s text:c="4"/>24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2.0299999999999998" table:style-name="ce141">
            <text:p><text:s text:c="3"/>2.03</text:p>
          </table:table-cell>
          <table:table-cell office:value-type="float" office:value="779" table:style-name="ce139">
            <text:p>779</text:p>
          </table:table-cell>
          <table:table-cell office:value-type="float" office:value="765" table:style-name="ce139">
            <text:p>765</text:p>
          </table:table-cell>
          <table:table-cell office:value-type="float" office:value="1140" table:style-name="ce143">
            <text:p><text:s text:c="3"/>1,140</text:p>
          </table:table-cell>
          <table:table-cell table:style-name="ce70"/>
          <table:table-cell table:number-columns-repeated="16353"/>
        </table:table-row>
        <table:table-row table:style-name="ro33">
          <table:table-cell office:value-type="string" table:style-name="ce187">
            <text:p>連 江 縣</text:p>
          </table:table-cell>
          <table:table-cell office:value-type="float" office:value="3331" table:style-name="ce188">
            <text:p><text:s text:c="3"/>3,331</text:p>
          </table:table-cell>
          <table:table-cell office:value-type="float" office:value="13123" table:style-name="ce218">
            <text:p><text:s text:c="3"/>13,123</text:p>
          </table:table-cell>
          <table:table-cell office:value-type="float" office:value="7538" table:style-name="ce218">
            <text:p><text:s text:c="3"/>7,538</text:p>
          </table:table-cell>
          <table:table-cell office:value-type="float" office:value="5585" table:style-name="ce218">
            <text:p><text:s text:c="3"/>5,585</text:p>
          </table:table-cell>
          <table:table-cell office:value-type="float" office:value="10" table:style-name="ce218">
            <text:p><text:s text:c="3"/>10</text:p>
          </table:table-cell>
          <table:table-cell office:value-type="float" office:value="6" table:style-name="ce185">
            <text:p>6</text:p>
          </table:table-cell>
          <table:table-cell office:value-type="float" office:value="4" table:style-name="ce185">
            <text:p>4</text:p>
          </table:table-cell>
          <table:table-cell office:value-type="float" office:value="9.02" table:style-name="ce219">
            <text:p><text:s text:c="3"/>9.02</text:p>
          </table:table-cell>
          <table:table-cell office:value-type="float" office:value="5" table:style-name="ce218">
            <text:p><text:s text:c="3"/>5</text:p>
          </table:table-cell>
          <table:table-cell office:value-type="float" office:value="2" table:style-name="ce185">
            <text:p>2</text:p>
          </table:table-cell>
          <table:table-cell office:value-type="float" office:value="3" table:style-name="ce185">
            <text:p>3</text:p>
          </table:table-cell>
          <table:table-cell office:value-type="float" office:value="4.51" table:style-name="ce219">
            <text:p><text:s text:c="3"/>4.51</text:p>
          </table:table-cell>
          <table:table-cell office:value-type="float" office:value="5" table:style-name="ce220">
            <text:p><text:s text:c="3"/>5</text:p>
          </table:table-cell>
          <table:table-cell office:value-type="float" office:value="4.51" table:style-name="ce221">
            <text:p>4.51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5.41" table:style-name="ce193">
            <text:p><text:s text:c="3"/>5.41</text:p>
          </table:table-cell>
          <table:table-cell office:value-type="float" office:value="1" table:style-name="ce194">
            <text:p><text:s text:c="4"/>1</text:p>
          </table:table-cell>
          <table:table-cell office:value-type="float" office:value="1" table:style-name="ce194">
            <text:p><text:s text:c="4"/>1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.9" table:style-name="ce190">
            <text:p><text:s text:c="3"/>0.90</text:p>
          </table:table-cell>
          <table:table-cell office:value-type="float" office:value="147" table:style-name="ce189">
            <text:p>147</text:p>
          </table:table-cell>
          <table:table-cell office:value-type="float" office:value="78" table:style-name="ce189">
            <text:p>78</text:p>
          </table:table-cell>
          <table:table-cell office:value-type="float" office:value="227" table:style-name="ce195">
            <text:p><text:s text:c="3"/>227</text:p>
          </table:table-cell>
          <table:table-cell table:style-name="ce70"/>
          <table:table-cell table:number-columns-repeated="16353"/>
        </table:table-row>
        <table:table-row table:style-name="ro34">
          <table:table-cell table:style-name="ce33"/>
          <table:table-cell office:value-type="string" table:style-name="ce150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01"/>
          <table:table-cell table:number-columns-repeated="3" table:style-name="ce33"/>
          <table:table-cell table:style-name="ce102"/>
          <table:table-cell table:style-name="ce103"/>
          <table:table-cell table:style-name="ce56"/>
          <table:table-cell table:style-name="ce110"/>
          <table:table-cell table:number-columns-repeated="13" table:style-name="ce33"/>
          <table:table-cell office:value-type="string" office:string-value="                內政部戶政司 民國 109 年 8 月 6 日編製" table:formula="of:=['年月別新(結婚性別)'.AE53]" table:style-name="ce151">
            <text:p><text:s text:c="16"/>內政部戶政司 民國 109 年 8 月 6 日編製</text:p>
          </table:table-cell>
          <table:table-cell table:number-columns-repeated="16354"/>
        </table:table-row>
        <table:table-row table:style-name="ro35">
          <table:table-cell table:style-name="ce33"/>
          <table:table-cell office:value-type="string" table:style-name="ce150">
            <text:p><text:s text:c="14"/>2.本表相同性別2人之結婚及終止結婚資料係自108年5月24日起統計。</text:p>
          </table:table-cell>
          <table:table-cell table:number-columns-repeated="12" table:style-name="ce33"/>
          <table:table-cell table:style-name="ce56"/>
          <table:table-cell table:style-name="ce110"/>
          <table:table-cell table:number-columns-repeated="11" table:style-name="ce33"/>
          <table:table-cell table:number-columns-repeated="2" table:style-name="ce152"/>
          <table:table-cell table:number-columns-repeated="16355" table:style-name="ce33"/>
        </table:table-row>
        <table:table-row table:style-name="ro36">
          <table:table-cell table:style-name="ce153"/>
          <table:table-cell table:number-columns-repeated="13" table:style-name="ce33"/>
          <table:table-cell table:style-name="ce56"/>
          <table:table-cell table:style-name="ce110"/>
          <table:table-cell table:number-columns-repeated="16368" table:style-name="ce33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8" table:default-cell-style-name="ce1"/>
        <table:table-column table:style-name="co8" table:default-cell-style-name="ce1"/>
        <table:table-column table:style-name="co22" table:default-cell-style-name="ce1"/>
        <table:table-column table:style-name="co17" table:default-cell-style-name="ce1"/>
        <table:table-column table:style-name="co29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8" table:default-cell-style-name="ce1"/>
        <table:table-column table:style-name="co1" table:default-cell-style-name="ce1"/>
        <table:table-column table:style-name="co30" table:default-cell-style-name="ce1"/>
        <table:table-column table:style-name="co33" table:default-cell-style-name="ce1"/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34" table:default-cell-style-name="ce1"/>
        <table:table-column table:style-name="co8" table:default-cell-style-name="ce1"/>
        <table:table-column table:style-name="co30" table:default-cell-style-name="ce1"/>
        <table:table-column table:style-name="co31" table:default-cell-style-name="ce1"/>
        <table:table-column table:style-name="co33" table:default-cell-style-name="ce1"/>
        <table:table-column table:style-name="co17" table:default-cell-style-name="ce1"/>
        <table:table-column table:style-name="co26" table:default-cell-style-name="ce1"/>
        <table:table-column table:style-name="co30" table:default-cell-style-name="ce1"/>
        <table:table-column table:style-name="co35" table:default-cell-style-name="ce1"/>
        <table:table-column table:style-name="co23" table:default-cell-style-name="ce1"/>
        <table:table-column table:style-name="co36" table:number-columns-repeated="16358" table:default-cell-style-name="ce1"/>
        <table:table-row table:style-name="ro28">
          <table:table-cell office:value-type="string" table:number-columns-spanned="25" table:number-rows-spanned="1" table:style-name="ce340">
            <text:p>各 縣 市 人 口 年 齡 結 構 統 計 表</text:p>
          </table:table-cell>
          <table:covered-table-cell table:number-columns-repeated="24"/>
          <table:table-cell table:number-columns-repeated="16359" table:style-name="ce1"/>
        </table:table-row>
        <table:table-row table:style-name="ro37">
          <table:table-cell table:style-name="ce32"/>
          <table:table-cell table:number-columns-repeated="8" table:style-name="ce29"/>
          <table:table-cell table:style-name="ce1"/>
          <table:table-cell office:value-type="string" table:style-name="ce31">
            <text:p>中 華 民 國 109 年 7 月 底</text:p>
          </table:table-cell>
          <table:table-cell table:style-name="ce30"/>
          <table:table-cell table:number-columns-repeated="9" table:style-name="ce29"/>
          <table:table-cell table:number-columns-repeated="3" table:style-name="ce1"/>
          <table:table-cell office:value-type="string" table:style-name="ce28">
            <text:p>單位：人；％</text:p>
          </table:table-cell>
          <table:table-cell table:number-columns-repeated="16359" table:style-name="ce1"/>
        </table:table-row>
        <table:table-row table:style-name="ro38">
          <table:table-cell office:value-type="string" table:number-columns-spanned="1" table:number-rows-spanned="3" table:style-name="ce375">
            <text:p>區域別</text:p>
          </table:table-cell>
          <table:table-cell office:value-type="string" table:number-columns-spanned="4" table:number-rows-spanned="2" table:style-name="ce372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72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7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72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72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73">
            <text:p>20歲以上</text:p>
          </table:table-cell>
          <table:covered-table-cell table:number-columns-repeated="3"/>
          <table:table-cell table:number-columns-repeated="16359" table:style-name="ce7"/>
        </table:table-row>
        <table:table-row table:style-name="ro39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7"/>
        </table:table-row>
        <table:table-row table:style-name="ro16">
          <table:covered-table-cell/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7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5">
            <text:p>％</text:p>
          </table:table-cell>
          <table:table-cell table:number-columns-repeated="16359" table:style-name="ce7"/>
        </table:table-row>
        <table:table-row table:style-name="ro40">
          <table:table-cell office:value-type="string" table:style-name="ce24">
            <text:p>總 <text:s text:c="5"/>計</text:p>
          </table:table-cell>
          <table:table-cell office:value-type="float" office:value="23578705" table:style-name="ce23">
            <text:p>23,578,705</text:p>
          </table:table-cell>
          <table:table-cell office:value-type="float" office:value="11685947" table:style-name="ce21">
            <text:p>11,685,947</text:p>
          </table:table-cell>
          <table:table-cell office:value-type="float" office:value="11892758" table:style-name="ce21">
            <text:p>11,892,758</text:p>
          </table:table-cell>
          <table:table-cell office:value-type="float" office:value="100" table:style-name="ce22">
            <text:p>100.00</text:p>
          </table:table-cell>
          <table:table-cell office:value-type="float" office:value="2983208" table:style-name="ce21">
            <text:p>2,983,208</text:p>
          </table:table-cell>
          <table:table-cell office:value-type="float" office:value="1549318" table:style-name="ce21">
            <text:p>1,549,318</text:p>
          </table:table-cell>
          <table:table-cell office:value-type="float" office:value="1433890" table:style-name="ce21">
            <text:p>1,433,890</text:p>
          </table:table-cell>
          <table:table-cell office:value-type="float" office:value="12.652128265738089" table:style-name="ce22">
            <text:p>12.65</text:p>
          </table:table-cell>
          <table:table-cell office:value-type="float" office:value="16887974" table:style-name="ce21">
            <text:p>16,887,974</text:p>
          </table:table-cell>
          <table:table-cell office:value-type="float" office:value="8445412" table:style-name="ce21">
            <text:p>8,445,412</text:p>
          </table:table-cell>
          <table:table-cell office:value-type="float" office:value="8442562" table:style-name="ce21">
            <text:p>8,442,562</text:p>
          </table:table-cell>
          <table:table-cell office:value-type="float" office:value="71.623840240589971" table:style-name="ce22">
            <text:p>71.62</text:p>
          </table:table-cell>
          <table:table-cell office:value-type="float" office:value="3707523" table:style-name="ce21">
            <text:p>3,707,523</text:p>
          </table:table-cell>
          <table:table-cell office:value-type="float" office:value="1691217" table:style-name="ce21">
            <text:p>1,691,217</text:p>
          </table:table-cell>
          <table:table-cell office:value-type="float" office:value="2016306" table:style-name="ce21">
            <text:p>2,016,306</text:p>
          </table:table-cell>
          <table:table-cell office:value-type="float" office:value="15.724031493671939" table:style-name="ce22">
            <text:p>15.72</text:p>
          </table:table-cell>
          <table:table-cell office:value-type="float" office:value="10384826" table:style-name="ce21">
            <text:p>10,384,826</text:p>
          </table:table-cell>
          <table:table-cell office:value-type="float" office:value="5230031" table:style-name="ce21">
            <text:p>5,230,031</text:p>
          </table:table-cell>
          <table:table-cell office:value-type="float" office:value="5154795" table:style-name="ce21">
            <text:p>5,154,795</text:p>
          </table:table-cell>
          <table:table-cell office:value-type="float" office:value="44.043241560552204" table:style-name="ce22">
            <text:p>44.04</text:p>
          </table:table-cell>
          <table:table-cell office:value-type="float" office:value="19392653" table:style-name="ce21">
            <text:p>19,392,653</text:p>
          </table:table-cell>
          <table:table-cell office:value-type="float" office:value="9508738" table:style-name="ce21">
            <text:p>9,508,738</text:p>
          </table:table-cell>
          <table:table-cell office:value-type="float" office:value="9883915" table:style-name="ce21">
            <text:p>9,883,915</text:p>
          </table:table-cell>
          <table:table-cell office:value-type="float" office:value="82.246471975454128" table:style-name="ce20">
            <text:p>82.25</text:p>
          </table:table-cell>
          <table:table-cell table:style-name="ce19"/>
          <table:table-cell table:number-columns-repeated="16358" table:style-name="ce18"/>
        </table:table-row>
        <table:table-row table:style-name="ro24">
          <table:table-cell office:value-type="string" table:style-name="ce17">
            <text:p>新 北 市</text:p>
          </table:table-cell>
          <table:table-cell office:value-type="float" office:value="4027481" table:style-name="ce16">
            <text:p>4,027,481</text:p>
          </table:table-cell>
          <table:table-cell office:value-type="float" office:value="1966995" table:style-name="ce14">
            <text:p>1,966,995</text:p>
          </table:table-cell>
          <table:table-cell office:value-type="float" office:value="2060486" table:style-name="ce14">
            <text:p>2,060,486</text:p>
          </table:table-cell>
          <table:table-cell office:value-type="float" office:value="100" table:style-name="ce15">
            <text:p>100.00</text:p>
          </table:table-cell>
          <table:table-cell office:value-type="float" office:value="484566" table:style-name="ce14">
            <text:p>484,566</text:p>
          </table:table-cell>
          <table:table-cell office:value-type="float" office:value="251170" table:style-name="ce14">
            <text:p>251,170</text:p>
          </table:table-cell>
          <table:table-cell office:value-type="float" office:value="233396" table:style-name="ce14">
            <text:p>233,396</text:p>
          </table:table-cell>
          <table:table-cell office:value-type="float" office:value="12.031490651352545" table:style-name="ce15">
            <text:p>12.03</text:p>
          </table:table-cell>
          <table:table-cell office:value-type="float" office:value="2941380" table:style-name="ce14">
            <text:p>2,941,380</text:p>
          </table:table-cell>
          <table:table-cell office:value-type="float" office:value="1444191" table:style-name="ce14">
            <text:p>1,444,191</text:p>
          </table:table-cell>
          <table:table-cell office:value-type="float" office:value="1497189" table:style-name="ce14">
            <text:p>1,497,189</text:p>
          </table:table-cell>
          <table:table-cell office:value-type="float" office:value="73.032746771493152" table:style-name="ce15">
            <text:p>73.03</text:p>
          </table:table-cell>
          <table:table-cell office:value-type="float" office:value="601535" table:style-name="ce14">
            <text:p>601,535</text:p>
          </table:table-cell>
          <table:table-cell office:value-type="float" office:value="271634" table:style-name="ce14">
            <text:p>271,634</text:p>
          </table:table-cell>
          <table:table-cell office:value-type="float" office:value="329901" table:style-name="ce14">
            <text:p>329,901</text:p>
          </table:table-cell>
          <table:table-cell office:value-type="float" office:value="14.935762577154305" table:style-name="ce15">
            <text:p>14.94</text:p>
          </table:table-cell>
          <table:table-cell office:value-type="float" office:value="1803480" table:style-name="ce14">
            <text:p>1,803,480</text:p>
          </table:table-cell>
          <table:table-cell office:value-type="float" office:value="902989" table:style-name="ce14">
            <text:p>902,989</text:p>
          </table:table-cell>
          <table:table-cell office:value-type="float" office:value="900491" table:style-name="ce14">
            <text:p>900,491</text:p>
          </table:table-cell>
          <table:table-cell office:value-type="float" office:value="44.779354638792832" table:style-name="ce15">
            <text:p>44.78</text:p>
          </table:table-cell>
          <table:table-cell office:value-type="float" office:value="3345715" table:style-name="ce14">
            <text:p>3,345,715</text:p>
          </table:table-cell>
          <table:table-cell office:value-type="float" office:value="1612924" table:style-name="ce14">
            <text:p>1,612,924</text:p>
          </table:table-cell>
          <table:table-cell office:value-type="float" office:value="1732791" table:style-name="ce14">
            <text:p>1,732,791</text:p>
          </table:table-cell>
          <table:table-cell office:value-type="float" office:value="83.072148571278177" table:style-name="ce13">
            <text:p>83.07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臺 北 市</text:p>
          </table:table-cell>
          <table:table-cell office:value-type="float" office:value="2620037" table:style-name="ce16">
            <text:p>2,620,037</text:p>
          </table:table-cell>
          <table:table-cell office:value-type="float" office:value="1247311" table:style-name="ce222">
            <text:p>1,247,311</text:p>
          </table:table-cell>
          <table:table-cell office:value-type="float" office:value="1372726" table:style-name="ce222">
            <text:p>1,372,726</text:p>
          </table:table-cell>
          <table:table-cell office:value-type="float" office:value="100" table:style-name="ce223">
            <text:p>100.00</text:p>
          </table:table-cell>
          <table:table-cell office:value-type="float" office:value="348508" table:style-name="ce222">
            <text:p>348,508</text:p>
          </table:table-cell>
          <table:table-cell office:value-type="float" office:value="180392" table:style-name="ce222">
            <text:p>180,392</text:p>
          </table:table-cell>
          <table:table-cell office:value-type="float" office:value="168116" table:style-name="ce222">
            <text:p>168,116</text:p>
          </table:table-cell>
          <table:table-cell office:value-type="float" office:value="13.301644213421412" table:style-name="ce223">
            <text:p>13.30</text:p>
          </table:table-cell>
          <table:table-cell office:value-type="float" office:value="1783805" table:style-name="ce222">
            <text:p>1,783,805</text:p>
          </table:table-cell>
          <table:table-cell office:value-type="float" office:value="850002" table:style-name="ce222">
            <text:p>850,002</text:p>
          </table:table-cell>
          <table:table-cell office:value-type="float" office:value="933803" table:style-name="ce222">
            <text:p>933,803</text:p>
          </table:table-cell>
          <table:table-cell office:value-type="float" office:value="68.083198825054751" table:style-name="ce223">
            <text:p>68.08</text:p>
          </table:table-cell>
          <table:table-cell office:value-type="float" office:value="487724" table:style-name="ce222">
            <text:p>487,724</text:p>
          </table:table-cell>
          <table:table-cell office:value-type="float" office:value="216917" table:style-name="ce222">
            <text:p>216,917</text:p>
          </table:table-cell>
          <table:table-cell office:value-type="float" office:value="270807" table:style-name="ce14">
            <text:p>270,807</text:p>
          </table:table-cell>
          <table:table-cell office:value-type="float" office:value="18.615156961523827" table:style-name="ce15">
            <text:p>18.62</text:p>
          </table:table-cell>
          <table:table-cell office:value-type="float" office:value="1085090" table:style-name="ce14">
            <text:p>1,085,090</text:p>
          </table:table-cell>
          <table:table-cell office:value-type="float" office:value="521084" table:style-name="ce14">
            <text:p>521,084</text:p>
          </table:table-cell>
          <table:table-cell office:value-type="float" office:value="564006" table:style-name="ce14">
            <text:p>564,006</text:p>
          </table:table-cell>
          <table:table-cell office:value-type="float" office:value="41.415063985737604" table:style-name="ce15">
            <text:p>41.42</text:p>
          </table:table-cell>
          <table:table-cell office:value-type="float" office:value="2158493" table:style-name="ce14">
            <text:p>2,158,493</text:p>
          </table:table-cell>
          <table:table-cell office:value-type="float" office:value="1007998" table:style-name="ce14">
            <text:p>1,007,998</text:p>
          </table:table-cell>
          <table:table-cell office:value-type="float" office:value="1150495" table:style-name="ce14">
            <text:p>1,150,495</text:p>
          </table:table-cell>
          <table:table-cell office:value-type="float" office:value="82.384065568539683" table:style-name="ce13">
            <text:p>82.38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桃 園 市</text:p>
          </table:table-cell>
          <table:table-cell office:value-type="float" office:value="2260043" table:style-name="ce16">
            <text:p>2,260,043</text:p>
          </table:table-cell>
          <table:table-cell office:value-type="float" office:value="1120507" table:style-name="ce222">
            <text:p>1,120,507</text:p>
          </table:table-cell>
          <table:table-cell office:value-type="float" office:value="1139536" table:style-name="ce222">
            <text:p>1,139,536</text:p>
          </table:table-cell>
          <table:table-cell office:value-type="float" office:value="100" table:style-name="ce223">
            <text:p>100.00</text:p>
          </table:table-cell>
          <table:table-cell office:value-type="float" office:value="332620" table:style-name="ce222">
            <text:p>332,620</text:p>
          </table:table-cell>
          <table:table-cell office:value-type="float" office:value="173028" table:style-name="ce222">
            <text:p>173,028</text:p>
          </table:table-cell>
          <table:table-cell office:value-type="float" office:value="159592" table:style-name="ce222">
            <text:p>159,592</text:p>
          </table:table-cell>
          <table:table-cell office:value-type="float" office:value="14.717419093353534" table:style-name="ce223">
            <text:p>14.72</text:p>
          </table:table-cell>
          <table:table-cell office:value-type="float" office:value="1643776" table:style-name="ce222">
            <text:p>1,643,776</text:p>
          </table:table-cell>
          <table:table-cell office:value-type="float" office:value="817402" table:style-name="ce222">
            <text:p>817,402</text:p>
          </table:table-cell>
          <table:table-cell office:value-type="float" office:value="826374" table:style-name="ce222">
            <text:p>826,374</text:p>
          </table:table-cell>
          <table:table-cell office:value-type="float" office:value="72.732067487211523" table:style-name="ce223">
            <text:p>72.73</text:p>
          </table:table-cell>
          <table:table-cell office:value-type="float" office:value="283647" table:style-name="ce222">
            <text:p>283,647</text:p>
          </table:table-cell>
          <table:table-cell office:value-type="float" office:value="130077" table:style-name="ce222">
            <text:p>130,077</text:p>
          </table:table-cell>
          <table:table-cell office:value-type="float" office:value="153570" table:style-name="ce14">
            <text:p>153,570</text:p>
          </table:table-cell>
          <table:table-cell office:value-type="float" office:value="12.550513419434939" table:style-name="ce15">
            <text:p>12.55</text:p>
          </table:table-cell>
          <table:table-cell office:value-type="float" office:value="1047662" table:style-name="ce14">
            <text:p>1,047,662</text:p>
          </table:table-cell>
          <table:table-cell office:value-type="float" office:value="524186" table:style-name="ce14">
            <text:p>524,186</text:p>
          </table:table-cell>
          <table:table-cell office:value-type="float" office:value="523476" table:style-name="ce14">
            <text:p>523,476</text:p>
          </table:table-cell>
          <table:table-cell office:value-type="float" office:value="46.35584367200093" table:style-name="ce15">
            <text:p>46.36</text:p>
          </table:table-cell>
          <table:table-cell office:value-type="float" office:value="1800850" table:style-name="ce14">
            <text:p>1,800,850</text:p>
          </table:table-cell>
          <table:table-cell office:value-type="float" office:value="881226" table:style-name="ce14">
            <text:p>881,226</text:p>
          </table:table-cell>
          <table:table-cell office:value-type="float" office:value="919624" table:style-name="ce14">
            <text:p>919,624</text:p>
          </table:table-cell>
          <table:table-cell office:value-type="float" office:value="79.68211224299715" table:style-name="ce13">
            <text:p>79.68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7">
            <text:p>臺 中 市</text:p>
          </table:table-cell>
          <table:table-cell office:value-type="float" office:value="2816792" table:style-name="ce16">
            <text:p>2,816,792</text:p>
          </table:table-cell>
          <table:table-cell office:value-type="float" office:value="1384080" table:style-name="ce222">
            <text:p>1,384,080</text:p>
          </table:table-cell>
          <table:table-cell office:value-type="float" office:value="1432712" table:style-name="ce222">
            <text:p>1,432,712</text:p>
          </table:table-cell>
          <table:table-cell office:value-type="float" office:value="100" table:style-name="ce223">
            <text:p>100.00</text:p>
          </table:table-cell>
          <table:table-cell office:value-type="float" office:value="397149" table:style-name="ce222">
            <text:p>397,149</text:p>
          </table:table-cell>
          <table:table-cell office:value-type="float" office:value="206209" table:style-name="ce222">
            <text:p>206,209</text:p>
          </table:table-cell>
          <table:table-cell office:value-type="float" office:value="190940" table:style-name="ce222">
            <text:p>190,940</text:p>
          </table:table-cell>
          <table:table-cell office:value-type="float" office:value="14.099337118253674" table:style-name="ce223">
            <text:p>14.10</text:p>
          </table:table-cell>
          <table:table-cell office:value-type="float" office:value="2045225" table:style-name="ce222">
            <text:p>2,045,225</text:p>
          </table:table-cell>
          <table:table-cell office:value-type="float" office:value="1007137" table:style-name="ce222">
            <text:p>1,007,137</text:p>
          </table:table-cell>
          <table:table-cell office:value-type="float" office:value="1038088" table:style-name="ce222">
            <text:p>1,038,088</text:p>
          </table:table-cell>
          <table:table-cell office:value-type="float" office:value="72.608307606667438" table:style-name="ce223">
            <text:p>72.61</text:p>
          </table:table-cell>
          <table:table-cell office:value-type="float" office:value="374418" table:style-name="ce222">
            <text:p>374,418</text:p>
          </table:table-cell>
          <table:table-cell office:value-type="float" office:value="170734" table:style-name="ce222">
            <text:p>170,734</text:p>
          </table:table-cell>
          <table:table-cell office:value-type="float" office:value="203684" table:style-name="ce14">
            <text:p>203,684</text:p>
          </table:table-cell>
          <table:table-cell office:value-type="float" office:value="13.292355275078885" table:style-name="ce15">
            <text:p>13.29</text:p>
          </table:table-cell>
          <table:table-cell office:value-type="float" office:value="1287226" table:style-name="ce14">
            <text:p>1,287,226</text:p>
          </table:table-cell>
          <table:table-cell office:value-type="float" office:value="640328" table:style-name="ce14">
            <text:p>640,328</text:p>
          </table:table-cell>
          <table:table-cell office:value-type="float" office:value="646898" table:style-name="ce14">
            <text:p>646,898</text:p>
          </table:table-cell>
          <table:table-cell office:value-type="float" office:value="45.698297921891282" table:style-name="ce15">
            <text:p>45.70</text:p>
          </table:table-cell>
          <table:table-cell office:value-type="float" office:value="2265619" table:style-name="ce14">
            <text:p>2,265,619</text:p>
          </table:table-cell>
          <table:table-cell office:value-type="float" office:value="1098111" table:style-name="ce14">
            <text:p>1,098,111</text:p>
          </table:table-cell>
          <table:table-cell office:value-type="float" office:value="1167508" table:style-name="ce14">
            <text:p>1,167,508</text:p>
          </table:table-cell>
          <table:table-cell office:value-type="float" office:value="80.432598502125813" table:style-name="ce13">
            <text:p>80.43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臺 南 市</text:p>
          </table:table-cell>
          <table:table-cell office:value-type="float" office:value="1877294" table:style-name="ce16">
            <text:p>1,877,294</text:p>
          </table:table-cell>
          <table:table-cell office:value-type="float" office:value="935206" table:style-name="ce222">
            <text:p>935,206</text:p>
          </table:table-cell>
          <table:table-cell office:value-type="float" office:value="942088" table:style-name="ce222">
            <text:p>942,088</text:p>
          </table:table-cell>
          <table:table-cell office:value-type="float" office:value="100" table:style-name="ce223">
            <text:p>100.00</text:p>
          </table:table-cell>
          <table:table-cell office:value-type="float" office:value="225339" table:style-name="ce222">
            <text:p>225,339</text:p>
          </table:table-cell>
          <table:table-cell office:value-type="float" office:value="116862" table:style-name="ce222">
            <text:p>116,862</text:p>
          </table:table-cell>
          <table:table-cell office:value-type="float" office:value="108477" table:style-name="ce222">
            <text:p>108,477</text:p>
          </table:table-cell>
          <table:table-cell office:value-type="float" office:value="12.003394247251629" table:style-name="ce223">
            <text:p>12.00</text:p>
          </table:table-cell>
          <table:table-cell office:value-type="float" office:value="1348737" table:style-name="ce222">
            <text:p>1,348,737</text:p>
          </table:table-cell>
          <table:table-cell office:value-type="float" office:value="679108" table:style-name="ce222">
            <text:p>679,108</text:p>
          </table:table-cell>
          <table:table-cell office:value-type="float" office:value="669629" table:style-name="ce222">
            <text:p>669,629</text:p>
          </table:table-cell>
          <table:table-cell office:value-type="float" office:value="71.84474035500034" table:style-name="ce223">
            <text:p>71.84</text:p>
          </table:table-cell>
          <table:table-cell office:value-type="float" office:value="303218" table:style-name="ce222">
            <text:p>303,218</text:p>
          </table:table-cell>
          <table:table-cell office:value-type="float" office:value="139236" table:style-name="ce222">
            <text:p>139,236</text:p>
          </table:table-cell>
          <table:table-cell office:value-type="float" office:value="163982" table:style-name="ce14">
            <text:p>163,982</text:p>
          </table:table-cell>
          <table:table-cell office:value-type="float" office:value="16.151865397748036" table:style-name="ce15">
            <text:p>16.15</text:p>
          </table:table-cell>
          <table:table-cell office:value-type="float" office:value="821920" table:style-name="ce14">
            <text:p>821,920</text:p>
          </table:table-cell>
          <table:table-cell office:value-type="float" office:value="416294" table:style-name="ce14">
            <text:p>416,294</text:p>
          </table:table-cell>
          <table:table-cell office:value-type="float" office:value="405626" table:style-name="ce14">
            <text:p>405,626</text:p>
          </table:table-cell>
          <table:table-cell office:value-type="float" office:value="43.782167311033859" table:style-name="ce15">
            <text:p>43.78</text:p>
          </table:table-cell>
          <table:table-cell office:value-type="float" office:value="1561415" table:style-name="ce14">
            <text:p>1,561,415</text:p>
          </table:table-cell>
          <table:table-cell office:value-type="float" office:value="771121" table:style-name="ce14">
            <text:p>771,121</text:p>
          </table:table-cell>
          <table:table-cell office:value-type="float" office:value="790294" table:style-name="ce14">
            <text:p>790,294</text:p>
          </table:table-cell>
          <table:table-cell office:value-type="float" office:value="83.173706409331729" table:style-name="ce13">
            <text:p>83.17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高 雄 市</text:p>
          </table:table-cell>
          <table:table-cell office:value-type="float" office:value="2770654" table:style-name="ce16">
            <text:p>2,770,654</text:p>
          </table:table-cell>
          <table:table-cell office:value-type="float" office:value="1367387" table:style-name="ce222">
            <text:p>1,367,387</text:p>
          </table:table-cell>
          <table:table-cell office:value-type="float" office:value="1403267" table:style-name="ce222">
            <text:p>1,403,267</text:p>
          </table:table-cell>
          <table:table-cell office:value-type="float" office:value="100" table:style-name="ce223">
            <text:p>100.00</text:p>
          </table:table-cell>
          <table:table-cell office:value-type="float" office:value="325308" table:style-name="ce222">
            <text:p>325,308</text:p>
          </table:table-cell>
          <table:table-cell office:value-type="float" office:value="168846" table:style-name="ce222">
            <text:p>168,846</text:p>
          </table:table-cell>
          <table:table-cell office:value-type="float" office:value="156462" table:style-name="ce222">
            <text:p>156,462</text:p>
          </table:table-cell>
          <table:table-cell office:value-type="float" office:value="11.741199009331371" table:style-name="ce223">
            <text:p>11.74</text:p>
          </table:table-cell>
          <table:table-cell office:value-type="float" office:value="1994347" table:style-name="ce222">
            <text:p>1,994,347</text:p>
          </table:table-cell>
          <table:table-cell office:value-type="float" office:value="993720" table:style-name="ce222">
            <text:p>993,720</text:p>
          </table:table-cell>
          <table:table-cell office:value-type="float" office:value="1000627" table:style-name="ce222">
            <text:p>1,000,627</text:p>
          </table:table-cell>
          <table:table-cell office:value-type="float" office:value="71.981091828860627" table:style-name="ce223">
            <text:p>71.98</text:p>
          </table:table-cell>
          <table:table-cell office:value-type="float" office:value="450999" table:style-name="ce222">
            <text:p>450,999</text:p>
          </table:table-cell>
          <table:table-cell office:value-type="float" office:value="204821" table:style-name="ce222">
            <text:p>204,821</text:p>
          </table:table-cell>
          <table:table-cell office:value-type="float" office:value="246178" table:style-name="ce14">
            <text:p>246,178</text:p>
          </table:table-cell>
          <table:table-cell office:value-type="float" office:value="16.277709161808009" table:style-name="ce15">
            <text:p>16.28</text:p>
          </table:table-cell>
          <table:table-cell office:value-type="float" office:value="1222083" table:style-name="ce14">
            <text:p>1,222,083</text:p>
          </table:table-cell>
          <table:table-cell office:value-type="float" office:value="614773" table:style-name="ce14">
            <text:p>614,773</text:p>
          </table:table-cell>
          <table:table-cell office:value-type="float" office:value="607310" table:style-name="ce14">
            <text:p>607,310</text:p>
          </table:table-cell>
          <table:table-cell office:value-type="float" office:value="44.108105884025939" table:style-name="ce15">
            <text:p>44.11</text:p>
          </table:table-cell>
          <table:table-cell office:value-type="float" office:value="2309393" table:style-name="ce14">
            <text:p>2,309,393</text:p>
          </table:table-cell>
          <table:table-cell office:value-type="float" office:value="1127805" table:style-name="ce14">
            <text:p>1,127,805</text:p>
          </table:table-cell>
          <table:table-cell office:value-type="float" office:value="1181588" table:style-name="ce14">
            <text:p>1,181,588</text:p>
          </table:table-cell>
          <table:table-cell office:value-type="float" office:value="83.351908971672401" table:style-name="ce13">
            <text:p>83.35</text:p>
          </table:table-cell>
          <table:table-cell table:number-columns-repeated="16359" table:style-name="ce7"/>
        </table:table-row>
        <table:table-row table:style-name="ro41">
          <table:table-cell office:value-type="string" table:style-name="ce17">
            <text:p><text:s/>臺 灣 省<text:s/></text:p>
          </table:table-cell>
          <table:table-cell office:value-type="float" office:value="7053653" table:style-name="ce16">
            <text:p>7,053,653</text:p>
          </table:table-cell>
          <table:table-cell office:value-type="float" office:value="3587250" table:style-name="ce222">
            <text:p>3,587,250</text:p>
          </table:table-cell>
          <table:table-cell office:value-type="float" office:value="3466403" table:style-name="ce222">
            <text:p>3,466,403</text:p>
          </table:table-cell>
          <table:table-cell office:value-type="float" office:value="100" table:style-name="ce223">
            <text:p>100.00</text:p>
          </table:table-cell>
          <table:table-cell office:value-type="float" office:value="855564" table:style-name="ce222">
            <text:p>855,564</text:p>
          </table:table-cell>
          <table:table-cell office:value-type="float" office:value="445452" table:style-name="ce222">
            <text:p>445,452</text:p>
          </table:table-cell>
          <table:table-cell office:value-type="float" office:value="410112" table:style-name="ce222">
            <text:p>410,112</text:p>
          </table:table-cell>
          <table:table-cell office:value-type="float" office:value="12.129374665864624" table:style-name="ce223">
            <text:p>12.13</text:p>
          </table:table-cell>
          <table:table-cell office:value-type="float" office:value="5013429" table:style-name="ce222">
            <text:p>5,013,429</text:p>
          </table:table-cell>
          <table:table-cell office:value-type="float" office:value="2594340" table:style-name="ce222">
            <text:p>2,594,340</text:p>
          </table:table-cell>
          <table:table-cell office:value-type="float" office:value="2419089" table:style-name="ce222">
            <text:p>2,419,089</text:p>
          </table:table-cell>
          <table:table-cell office:value-type="float" office:value="71.075639813866658" table:style-name="ce223">
            <text:p>71.08</text:p>
          </table:table-cell>
          <table:table-cell office:value-type="float" office:value="1184660" table:style-name="ce222">
            <text:p>1,184,660</text:p>
          </table:table-cell>
          <table:table-cell office:value-type="float" office:value="547458" table:style-name="ce222">
            <text:p>547,458</text:p>
          </table:table-cell>
          <table:table-cell office:value-type="float" office:value="637202" table:style-name="ce14">
            <text:p>637,202</text:p>
          </table:table-cell>
          <table:table-cell office:value-type="float" office:value="16.794985520268717" table:style-name="ce15">
            <text:p>16.79</text:p>
          </table:table-cell>
          <table:table-cell office:value-type="float" office:value="3047565" table:style-name="ce14">
            <text:p>3,047,565</text:p>
          </table:table-cell>
          <table:table-cell office:value-type="float" office:value="1575198" table:style-name="ce14">
            <text:p>1,575,198</text:p>
          </table:table-cell>
          <table:table-cell office:value-type="float" office:value="1472367" table:style-name="ce14">
            <text:p>1,472,367</text:p>
          </table:table-cell>
          <table:table-cell office:value-type="float" office:value="43.205485157832399" table:style-name="ce15">
            <text:p>43.21</text:p>
          </table:table-cell>
          <table:table-cell office:value-type="float" office:value="5819161" table:style-name="ce14">
            <text:p>5,819,161</text:p>
          </table:table-cell>
          <table:table-cell office:value-type="float" office:value="2943143" table:style-name="ce14">
            <text:p>2,943,143</text:p>
          </table:table-cell>
          <table:table-cell office:value-type="float" office:value="2876018" table:style-name="ce14">
            <text:p>2,876,018</text:p>
          </table:table-cell>
          <table:table-cell office:value-type="float" office:value="82.498543662411521" table:style-name="ce13">
            <text:p>82.50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宜 蘭 縣</text:p>
          </table:table-cell>
          <table:table-cell office:value-type="float" office:value="453760" table:style-name="ce11">
            <text:p>453,760</text:p>
          </table:table-cell>
          <table:table-cell office:value-type="float" office:value="228783" table:style-name="ce224">
            <text:p>228,783</text:p>
          </table:table-cell>
          <table:table-cell office:value-type="float" office:value="224977" table:style-name="ce224">
            <text:p>224,977</text:p>
          </table:table-cell>
          <table:table-cell office:value-type="float" office:value="100" table:style-name="ce225">
            <text:p>100.00</text:p>
          </table:table-cell>
          <table:table-cell office:value-type="float" office:value="53328" table:style-name="ce224">
            <text:p>53,328</text:p>
          </table:table-cell>
          <table:table-cell office:value-type="float" office:value="27585" table:style-name="ce224">
            <text:p>27,585</text:p>
          </table:table-cell>
          <table:table-cell office:value-type="float" office:value="25743" table:style-name="ce224">
            <text:p>25,743</text:p>
          </table:table-cell>
          <table:table-cell office:value-type="float" office:value="11.7524682651622" table:style-name="ce225">
            <text:p>11.75</text:p>
          </table:table-cell>
          <table:table-cell office:value-type="float" office:value="323489" table:style-name="ce224">
            <text:p>323,489</text:p>
          </table:table-cell>
          <table:table-cell office:value-type="float" office:value="165617" table:style-name="ce224">
            <text:p>165,617</text:p>
          </table:table-cell>
          <table:table-cell office:value-type="float" office:value="157872" table:style-name="ce224">
            <text:p>157,872</text:p>
          </table:table-cell>
          <table:table-cell office:value-type="float" office:value="71.29077045133991" table:style-name="ce225">
            <text:p>71.29</text:p>
          </table:table-cell>
          <table:table-cell office:value-type="float" office:value="76943" table:style-name="ce224">
            <text:p>76,943</text:p>
          </table:table-cell>
          <table:table-cell office:value-type="float" office:value="35581" table:style-name="ce224">
            <text:p>35,581</text:p>
          </table:table-cell>
          <table:table-cell office:value-type="float" office:value="41362" table:style-name="ce9">
            <text:p>41,362</text:p>
          </table:table-cell>
          <table:table-cell office:value-type="float" office:value="16.956761283497883" table:style-name="ce10">
            <text:p>16.96</text:p>
          </table:table-cell>
          <table:table-cell office:value-type="float" office:value="194788" table:style-name="ce9">
            <text:p>194,788</text:p>
          </table:table-cell>
          <table:table-cell office:value-type="float" office:value="100148" table:style-name="ce9">
            <text:p>100,148</text:p>
          </table:table-cell>
          <table:table-cell office:value-type="float" office:value="94640" table:style-name="ce9">
            <text:p>94,640</text:p>
          </table:table-cell>
          <table:table-cell office:value-type="float" office:value="42.927538787023977" table:style-name="ce10">
            <text:p>42.93</text:p>
          </table:table-cell>
          <table:table-cell office:value-type="float" office:value="376921" table:style-name="ce9">
            <text:p>376,921</text:p>
          </table:table-cell>
          <table:table-cell office:value-type="float" office:value="188944" table:style-name="ce9">
            <text:p>188,944</text:p>
          </table:table-cell>
          <table:table-cell office:value-type="float" office:value="187977" table:style-name="ce9">
            <text:p>187,977</text:p>
          </table:table-cell>
          <table:table-cell office:value-type="float" office:value="83.066158321579692" table:style-name="ce8">
            <text:p>83.07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新 竹 縣</text:p>
          </table:table-cell>
          <table:table-cell office:value-type="float" office:value="567807" table:style-name="ce11">
            <text:p>567,807</text:p>
          </table:table-cell>
          <table:table-cell office:value-type="float" office:value="289726" table:style-name="ce224">
            <text:p>289,726</text:p>
          </table:table-cell>
          <table:table-cell office:value-type="float" office:value="278081" table:style-name="ce224">
            <text:p>278,081</text:p>
          </table:table-cell>
          <table:table-cell office:value-type="float" office:value="100" table:style-name="ce225">
            <text:p>100.00</text:p>
          </table:table-cell>
          <table:table-cell office:value-type="float" office:value="91852" table:style-name="ce224">
            <text:p>91,852</text:p>
          </table:table-cell>
          <table:table-cell office:value-type="float" office:value="47698" table:style-name="ce224">
            <text:p>47,698</text:p>
          </table:table-cell>
          <table:table-cell office:value-type="float" office:value="44154" table:style-name="ce224">
            <text:p>44,154</text:p>
          </table:table-cell>
          <table:table-cell office:value-type="float" office:value="16.176623394921162" table:style-name="ce225">
            <text:p>16.18</text:p>
          </table:table-cell>
          <table:table-cell office:value-type="float" office:value="403320" table:style-name="ce224">
            <text:p>403,320</text:p>
          </table:table-cell>
          <table:table-cell office:value-type="float" office:value="207401" table:style-name="ce224">
            <text:p>207,401</text:p>
          </table:table-cell>
          <table:table-cell office:value-type="float" office:value="195919" table:style-name="ce224">
            <text:p>195,919</text:p>
          </table:table-cell>
          <table:table-cell office:value-type="float" office:value="71.031177847402375" table:style-name="ce225">
            <text:p>71.03</text:p>
          </table:table-cell>
          <table:table-cell office:value-type="float" office:value="72635" table:style-name="ce224">
            <text:p>72,635</text:p>
          </table:table-cell>
          <table:table-cell office:value-type="float" office:value="34627" table:style-name="ce224">
            <text:p>34,627</text:p>
          </table:table-cell>
          <table:table-cell office:value-type="float" office:value="38008" table:style-name="ce9">
            <text:p>38,008</text:p>
          </table:table-cell>
          <table:table-cell office:value-type="float" office:value="12.792198757676465" table:style-name="ce10">
            <text:p>12.79</text:p>
          </table:table-cell>
          <table:table-cell office:value-type="float" office:value="258427" table:style-name="ce9">
            <text:p>258,427</text:p>
          </table:table-cell>
          <table:table-cell office:value-type="float" office:value="132014" table:style-name="ce9">
            <text:p>132,014</text:p>
          </table:table-cell>
          <table:table-cell office:value-type="float" office:value="126413" table:style-name="ce9">
            <text:p>126,413</text:p>
          </table:table-cell>
          <table:table-cell office:value-type="float" office:value="45.513176132030779" table:style-name="ce10">
            <text:p>45.51</text:p>
          </table:table-cell>
          <table:table-cell office:value-type="float" office:value="443109" table:style-name="ce9">
            <text:p>443,109</text:p>
          </table:table-cell>
          <table:table-cell office:value-type="float" office:value="224712" table:style-name="ce9">
            <text:p>224,712</text:p>
          </table:table-cell>
          <table:table-cell office:value-type="float" office:value="218397" table:style-name="ce9">
            <text:p>218,397</text:p>
          </table:table-cell>
          <table:table-cell office:value-type="float" office:value="78.038664546227849" table:style-name="ce8">
            <text:p>78.04</text:p>
          </table:table-cell>
          <table:table-cell table:number-columns-repeated="16359" table:style-name="ce7"/>
        </table:table-row>
        <table:table-row table:style-name="ro16">
          <table:table-cell office:value-type="string" table:style-name="ce12">
            <text:p>苗 栗 縣</text:p>
          </table:table-cell>
          <table:table-cell office:value-type="float" office:value="543803" table:style-name="ce11">
            <text:p>543,803</text:p>
          </table:table-cell>
          <table:table-cell office:value-type="float" office:value="280342" table:style-name="ce224">
            <text:p>280,342</text:p>
          </table:table-cell>
          <table:table-cell office:value-type="float" office:value="263461" table:style-name="ce224">
            <text:p>263,461</text:p>
          </table:table-cell>
          <table:table-cell office:value-type="float" office:value="100" table:style-name="ce225">
            <text:p>100.00</text:p>
          </table:table-cell>
          <table:table-cell office:value-type="float" office:value="66175" table:style-name="ce224">
            <text:p>66,175</text:p>
          </table:table-cell>
          <table:table-cell office:value-type="float" office:value="34253" table:style-name="ce224">
            <text:p>34,253</text:p>
          </table:table-cell>
          <table:table-cell office:value-type="float" office:value="31922" table:style-name="ce224">
            <text:p>31,922</text:p>
          </table:table-cell>
          <table:table-cell office:value-type="float" office:value="12.168928821650487" table:style-name="ce225">
            <text:p>12.17</text:p>
          </table:table-cell>
          <table:table-cell office:value-type="float" office:value="385662" table:style-name="ce224">
            <text:p>385,662</text:p>
          </table:table-cell>
          <table:table-cell office:value-type="float" office:value="202449" table:style-name="ce224">
            <text:p>202,449</text:p>
          </table:table-cell>
          <table:table-cell office:value-type="float" office:value="183213" table:style-name="ce224">
            <text:p>183,213</text:p>
          </table:table-cell>
          <table:table-cell office:value-type="float" office:value="70.919432220859392" table:style-name="ce225">
            <text:p>70.92</text:p>
          </table:table-cell>
          <table:table-cell office:value-type="float" office:value="91966" table:style-name="ce224">
            <text:p>91,966</text:p>
          </table:table-cell>
          <table:table-cell office:value-type="float" office:value="43640" table:style-name="ce224">
            <text:p>43,640</text:p>
          </table:table-cell>
          <table:table-cell office:value-type="float" office:value="48326" table:style-name="ce9">
            <text:p>48,326</text:p>
          </table:table-cell>
          <table:table-cell office:value-type="float" office:value="16.911638957490123" table:style-name="ce10">
            <text:p>16.91</text:p>
          </table:table-cell>
          <table:table-cell office:value-type="float" office:value="235388" table:style-name="ce9">
            <text:p>235,388</text:p>
          </table:table-cell>
          <table:table-cell office:value-type="float" office:value="123329" table:style-name="ce9">
            <text:p>123,329</text:p>
          </table:table-cell>
          <table:table-cell office:value-type="float" office:value="112059" table:style-name="ce9">
            <text:p>112,059</text:p>
          </table:table-cell>
          <table:table-cell office:value-type="float" office:value="43.285528031290745" table:style-name="ce10">
            <text:p>43.29</text:p>
          </table:table-cell>
          <table:table-cell office:value-type="float" office:value="448148" table:style-name="ce9">
            <text:p>448,148</text:p>
          </table:table-cell>
          <table:table-cell office:value-type="float" office:value="230372" table:style-name="ce9">
            <text:p>230,372</text:p>
          </table:table-cell>
          <table:table-cell office:value-type="float" office:value="217776" table:style-name="ce9">
            <text:p>217,776</text:p>
          </table:table-cell>
          <table:table-cell office:value-type="float" office:value="82.40999038254661" table:style-name="ce8">
            <text:p>82.41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彰 化 縣</text:p>
          </table:table-cell>
          <table:table-cell office:value-type="float" office:value="1269395" table:style-name="ce11">
            <text:p>1,269,395</text:p>
          </table:table-cell>
          <table:table-cell office:value-type="float" office:value="645423" table:style-name="ce224">
            <text:p>645,423</text:p>
          </table:table-cell>
          <table:table-cell office:value-type="float" office:value="623972" table:style-name="ce224">
            <text:p>623,972</text:p>
          </table:table-cell>
          <table:table-cell office:value-type="float" office:value="100" table:style-name="ce225">
            <text:p>100.00</text:p>
          </table:table-cell>
          <table:table-cell office:value-type="float" office:value="161141" table:style-name="ce224">
            <text:p>161,141</text:p>
          </table:table-cell>
          <table:table-cell office:value-type="float" office:value="84261" table:style-name="ce224">
            <text:p>84,261</text:p>
          </table:table-cell>
          <table:table-cell office:value-type="float" office:value="76880" table:style-name="ce224">
            <text:p>76,880</text:p>
          </table:table-cell>
          <table:table-cell office:value-type="float" office:value="12.69431500833074" table:style-name="ce225">
            <text:p>12.69</text:p>
          </table:table-cell>
          <table:table-cell office:value-type="float" office:value="900817" table:style-name="ce224">
            <text:p>900,817</text:p>
          </table:table-cell>
          <table:table-cell office:value-type="float" office:value="465543" table:style-name="ce224">
            <text:p>465,543</text:p>
          </table:table-cell>
          <table:table-cell office:value-type="float" office:value="435274" table:style-name="ce224">
            <text:p>435,274</text:p>
          </table:table-cell>
          <table:table-cell office:value-type="float" office:value="70.964278258540475" table:style-name="ce225">
            <text:p>70.96</text:p>
          </table:table-cell>
          <table:table-cell office:value-type="float" office:value="207437" table:style-name="ce224">
            <text:p>207,437</text:p>
          </table:table-cell>
          <table:table-cell office:value-type="float" office:value="95619" table:style-name="ce224">
            <text:p>95,619</text:p>
          </table:table-cell>
          <table:table-cell office:value-type="float" office:value="111818" table:style-name="ce9">
            <text:p>111,818</text:p>
          </table:table-cell>
          <table:table-cell office:value-type="float" office:value="16.341406733128775" table:style-name="ce10">
            <text:p>16.34</text:p>
          </table:table-cell>
          <table:table-cell office:value-type="float" office:value="559567" table:style-name="ce9">
            <text:p>559,567</text:p>
          </table:table-cell>
          <table:table-cell office:value-type="float" office:value="289276" table:style-name="ce9">
            <text:p>289,276</text:p>
          </table:table-cell>
          <table:table-cell office:value-type="float" office:value="270291" table:style-name="ce9">
            <text:p>270,291</text:p>
          </table:table-cell>
          <table:table-cell office:value-type="float" office:value="44.081393104589196" table:style-name="ce10">
            <text:p>44.08</text:p>
          </table:table-cell>
          <table:table-cell office:value-type="float" office:value="1037657" table:style-name="ce9">
            <text:p>1,037,657</text:p>
          </table:table-cell>
          <table:table-cell office:value-type="float" office:value="524120" table:style-name="ce9">
            <text:p>524,120</text:p>
          </table:table-cell>
          <table:table-cell office:value-type="float" office:value="513537" table:style-name="ce9">
            <text:p>513,537</text:p>
          </table:table-cell>
          <table:table-cell office:value-type="float" office:value="81.744216733168159" table:style-name="ce8">
            <text:p>81.74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2">
            <text:p>南 投 縣</text:p>
          </table:table-cell>
          <table:table-cell office:value-type="float" office:value="492410" table:style-name="ce11">
            <text:p>492,410</text:p>
          </table:table-cell>
          <table:table-cell office:value-type="float" office:value="251702" table:style-name="ce224">
            <text:p>251,702</text:p>
          </table:table-cell>
          <table:table-cell office:value-type="float" office:value="240708" table:style-name="ce224">
            <text:p>240,708</text:p>
          </table:table-cell>
          <table:table-cell office:value-type="float" office:value="100" table:style-name="ce225">
            <text:p>100.00</text:p>
          </table:table-cell>
          <table:table-cell office:value-type="float" office:value="52721" table:style-name="ce224">
            <text:p>52,721</text:p>
          </table:table-cell>
          <table:table-cell office:value-type="float" office:value="27412" table:style-name="ce224">
            <text:p>27,412</text:p>
          </table:table-cell>
          <table:table-cell office:value-type="float" office:value="25309" table:style-name="ce224">
            <text:p>25,309</text:p>
          </table:table-cell>
          <table:table-cell office:value-type="float" office:value="10.706728133059848" table:style-name="ce225">
            <text:p>10.71</text:p>
          </table:table-cell>
          <table:table-cell office:value-type="float" office:value="349521" table:style-name="ce224">
            <text:p>349,521</text:p>
          </table:table-cell>
          <table:table-cell office:value-type="float" office:value="181926" table:style-name="ce224">
            <text:p>181,926</text:p>
          </table:table-cell>
          <table:table-cell office:value-type="float" office:value="167595" table:style-name="ce224">
            <text:p>167,595</text:p>
          </table:table-cell>
          <table:table-cell office:value-type="float" office:value="70.981702240003258" table:style-name="ce225">
            <text:p>70.98</text:p>
          </table:table-cell>
          <table:table-cell office:value-type="float" office:value="90168" table:style-name="ce224">
            <text:p>90,168</text:p>
          </table:table-cell>
          <table:table-cell office:value-type="float" office:value="42364" table:style-name="ce224">
            <text:p>42,364</text:p>
          </table:table-cell>
          <table:table-cell office:value-type="float" office:value="47804" table:style-name="ce9">
            <text:p>47,804</text:p>
          </table:table-cell>
          <table:table-cell office:value-type="float" office:value="18.311569626936901" table:style-name="ce10">
            <text:p>18.31</text:p>
          </table:table-cell>
          <table:table-cell office:value-type="float" office:value="205701" table:style-name="ce9">
            <text:p>205,701</text:p>
          </table:table-cell>
          <table:table-cell office:value-type="float" office:value="107730" table:style-name="ce9">
            <text:p>107,730</text:p>
          </table:table-cell>
          <table:table-cell office:value-type="float" office:value="97971" table:style-name="ce9">
            <text:p>97,971</text:p>
          </table:table-cell>
          <table:table-cell office:value-type="float" office:value="41.774334396133305" table:style-name="ce10">
            <text:p>41.77</text:p>
          </table:table-cell>
          <table:table-cell office:value-type="float" office:value="413613" table:style-name="ce9">
            <text:p>413,613</text:p>
          </table:table-cell>
          <table:table-cell office:value-type="float" office:value="210784" table:style-name="ce9">
            <text:p>210,784</text:p>
          </table:table-cell>
          <table:table-cell office:value-type="float" office:value="202829" table:style-name="ce9">
            <text:p>202,829</text:p>
          </table:table-cell>
          <table:table-cell office:value-type="float" office:value="83.997684856115839" table:style-name="ce8">
            <text:p>84.00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雲 林 縣</text:p>
          </table:table-cell>
          <table:table-cell office:value-type="float" office:value="678896" table:style-name="ce11">
            <text:p>678,896</text:p>
          </table:table-cell>
          <table:table-cell office:value-type="float" office:value="351312" table:style-name="ce224">
            <text:p>351,312</text:p>
          </table:table-cell>
          <table:table-cell office:value-type="float" office:value="327584" table:style-name="ce224">
            <text:p>327,584</text:p>
          </table:table-cell>
          <table:table-cell office:value-type="float" office:value="100" table:style-name="ce225">
            <text:p>100.00</text:p>
          </table:table-cell>
          <table:table-cell office:value-type="float" office:value="75765" table:style-name="ce224">
            <text:p>75,765</text:p>
          </table:table-cell>
          <table:table-cell office:value-type="float" office:value="39392" table:style-name="ce224">
            <text:p>39,392</text:p>
          </table:table-cell>
          <table:table-cell office:value-type="float" office:value="36373" table:style-name="ce224">
            <text:p>36,373</text:p>
          </table:table-cell>
          <table:table-cell office:value-type="float" office:value="11.160030402300206" table:style-name="ce225">
            <text:p>11.16</text:p>
          </table:table-cell>
          <table:table-cell office:value-type="float" office:value="475440" table:style-name="ce224">
            <text:p>475,440</text:p>
          </table:table-cell>
          <table:table-cell office:value-type="float" office:value="253347" table:style-name="ce224">
            <text:p>253,347</text:p>
          </table:table-cell>
          <table:table-cell office:value-type="float" office:value="222093" table:style-name="ce224">
            <text:p>222,093</text:p>
          </table:table-cell>
          <table:table-cell office:value-type="float" office:value="70.031345007188136" table:style-name="ce225">
            <text:p>70.03</text:p>
          </table:table-cell>
          <table:table-cell office:value-type="float" office:value="127691" table:style-name="ce224">
            <text:p>127,691</text:p>
          </table:table-cell>
          <table:table-cell office:value-type="float" office:value="58573" table:style-name="ce224">
            <text:p>58,573</text:p>
          </table:table-cell>
          <table:table-cell office:value-type="float" office:value="69118" table:style-name="ce9">
            <text:p>69,118</text:p>
          </table:table-cell>
          <table:table-cell office:value-type="float" office:value="18.808624590511656" table:style-name="ce10">
            <text:p>18.81</text:p>
          </table:table-cell>
          <table:table-cell office:value-type="float" office:value="286103" table:style-name="ce9">
            <text:p>286,103</text:p>
          </table:table-cell>
          <table:table-cell office:value-type="float" office:value="150139" table:style-name="ce9">
            <text:p>150,139</text:p>
          </table:table-cell>
          <table:table-cell office:value-type="float" office:value="135964" table:style-name="ce9">
            <text:p>135,964</text:p>
          </table:table-cell>
          <table:table-cell office:value-type="float" office:value="42.142389997878908" table:style-name="ce10">
            <text:p>42.14</text:p>
          </table:table-cell>
          <table:table-cell office:value-type="float" office:value="566100" table:style-name="ce9">
            <text:p>566,100</text:p>
          </table:table-cell>
          <table:table-cell office:value-type="float" office:value="292491" table:style-name="ce9">
            <text:p>292,491</text:p>
          </table:table-cell>
          <table:table-cell office:value-type="float" office:value="273609" table:style-name="ce9">
            <text:p>273,609</text:p>
          </table:table-cell>
          <table:table-cell office:value-type="float" office:value="83.385378614692087" table:style-name="ce8">
            <text:p>83.39</text:p>
          </table:table-cell>
          <table:table-cell table:number-columns-repeated="16359" table:style-name="ce7"/>
        </table:table-row>
        <table:table-row table:style-name="ro16">
          <table:table-cell office:value-type="string" table:style-name="ce12">
            <text:p>嘉 義 縣</text:p>
          </table:table-cell>
          <table:table-cell office:value-type="float" office:value="500897" table:style-name="ce11">
            <text:p>500,897</text:p>
          </table:table-cell>
          <table:table-cell office:value-type="float" office:value="259947" table:style-name="ce224">
            <text:p>259,947</text:p>
          </table:table-cell>
          <table:table-cell office:value-type="float" office:value="240950" table:style-name="ce224">
            <text:p>240,950</text:p>
          </table:table-cell>
          <table:table-cell office:value-type="float" office:value="100" table:style-name="ce225">
            <text:p>100.00</text:p>
          </table:table-cell>
          <table:table-cell office:value-type="float" office:value="45592" table:style-name="ce224">
            <text:p>45,592</text:p>
          </table:table-cell>
          <table:table-cell office:value-type="float" office:value="23708" table:style-name="ce224">
            <text:p>23,708</text:p>
          </table:table-cell>
          <table:table-cell office:value-type="float" office:value="21884" table:style-name="ce224">
            <text:p>21,884</text:p>
          </table:table-cell>
          <table:table-cell office:value-type="float" office:value="9.1020708848326102" table:style-name="ce225">
            <text:p>9.10</text:p>
          </table:table-cell>
          <table:table-cell office:value-type="float" office:value="354941" table:style-name="ce224">
            <text:p>354,941</text:p>
          </table:table-cell>
          <table:table-cell office:value-type="float" office:value="189774" table:style-name="ce224">
            <text:p>189,774</text:p>
          </table:table-cell>
          <table:table-cell office:value-type="float" office:value="165167" table:style-name="ce224">
            <text:p>165,167</text:p>
          </table:table-cell>
          <table:table-cell office:value-type="float" office:value="70.861075231035514" table:style-name="ce225">
            <text:p>70.86</text:p>
          </table:table-cell>
          <table:table-cell office:value-type="float" office:value="100364" table:style-name="ce224">
            <text:p>100,364</text:p>
          </table:table-cell>
          <table:table-cell office:value-type="float" office:value="46465" table:style-name="ce224">
            <text:p>46,465</text:p>
          </table:table-cell>
          <table:table-cell office:value-type="float" office:value="53899" table:style-name="ce9">
            <text:p>53,899</text:p>
          </table:table-cell>
          <table:table-cell office:value-type="float" office:value="20.036853884131865" table:style-name="ce10">
            <text:p>20.04</text:p>
          </table:table-cell>
          <table:table-cell office:value-type="float" office:value="206923" table:style-name="ce9">
            <text:p>206,923</text:p>
          </table:table-cell>
          <table:table-cell office:value-type="float" office:value="109103" table:style-name="ce9">
            <text:p>109,103</text:p>
          </table:table-cell>
          <table:table-cell office:value-type="float" office:value="97820" table:style-name="ce9">
            <text:p>97,820</text:p>
          </table:table-cell>
          <table:table-cell office:value-type="float" office:value="41.310488982764923" table:style-name="ce10">
            <text:p>41.31</text:p>
          </table:table-cell>
          <table:table-cell office:value-type="float" office:value="429018" table:style-name="ce9">
            <text:p>429,018</text:p>
          </table:table-cell>
          <table:table-cell office:value-type="float" office:value="222394" table:style-name="ce9">
            <text:p>222,394</text:p>
          </table:table-cell>
          <table:table-cell office:value-type="float" office:value="206624" table:style-name="ce9">
            <text:p>206,624</text:p>
          </table:table-cell>
          <table:table-cell office:value-type="float" office:value="85.649944000463179" table:style-name="ce8">
            <text:p>85.65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屏 東 縣</text:p>
          </table:table-cell>
          <table:table-cell office:value-type="float" office:value="815367" table:style-name="ce11">
            <text:p>815,367</text:p>
          </table:table-cell>
          <table:table-cell office:value-type="float" office:value="415541" table:style-name="ce224">
            <text:p>415,541</text:p>
          </table:table-cell>
          <table:table-cell office:value-type="float" office:value="399826" table:style-name="ce224">
            <text:p>399,826</text:p>
          </table:table-cell>
          <table:table-cell office:value-type="float" office:value="100" table:style-name="ce225">
            <text:p>100.00</text:p>
          </table:table-cell>
          <table:table-cell office:value-type="float" office:value="85170" table:style-name="ce224">
            <text:p>85,170</text:p>
          </table:table-cell>
          <table:table-cell office:value-type="float" office:value="44400" table:style-name="ce224">
            <text:p>44,400</text:p>
          </table:table-cell>
          <table:table-cell office:value-type="float" office:value="40770" table:style-name="ce224">
            <text:p>40,770</text:p>
          </table:table-cell>
          <table:table-cell office:value-type="float" office:value="10.445603022933231" table:style-name="ce225">
            <text:p>10.45</text:p>
          </table:table-cell>
          <table:table-cell office:value-type="float" office:value="586288" table:style-name="ce224">
            <text:p>586,288</text:p>
          </table:table-cell>
          <table:table-cell office:value-type="float" office:value="303845" table:style-name="ce224">
            <text:p>303,845</text:p>
          </table:table-cell>
          <table:table-cell office:value-type="float" office:value="282443" table:style-name="ce224">
            <text:p>282,443</text:p>
          </table:table-cell>
          <table:table-cell office:value-type="float" office:value="71.904798698009614" table:style-name="ce225">
            <text:p>71.90</text:p>
          </table:table-cell>
          <table:table-cell office:value-type="float" office:value="143909" table:style-name="ce224">
            <text:p>143,909</text:p>
          </table:table-cell>
          <table:table-cell office:value-type="float" office:value="67296" table:style-name="ce224">
            <text:p>67,296</text:p>
          </table:table-cell>
          <table:table-cell office:value-type="float" office:value="76613" table:style-name="ce9">
            <text:p>76,613</text:p>
          </table:table-cell>
          <table:table-cell office:value-type="float" office:value="17.649598279057159" table:style-name="ce10">
            <text:p>17.65</text:p>
          </table:table-cell>
          <table:table-cell office:value-type="float" office:value="349595" table:style-name="ce9">
            <text:p>349,595</text:p>
          </table:table-cell>
          <table:table-cell office:value-type="float" office:value="182472" table:style-name="ce9">
            <text:p>182,472</text:p>
          </table:table-cell>
          <table:table-cell office:value-type="float" office:value="167123" table:style-name="ce9">
            <text:p>167,123</text:p>
          </table:table-cell>
          <table:table-cell office:value-type="float" office:value="42.875784769312467" table:style-name="ce10">
            <text:p>42.88</text:p>
          </table:table-cell>
          <table:table-cell office:value-type="float" office:value="689179" table:style-name="ce9">
            <text:p>689,179</text:p>
          </table:table-cell>
          <table:table-cell office:value-type="float" office:value="349820" table:style-name="ce9">
            <text:p>349,820</text:p>
          </table:table-cell>
          <table:table-cell office:value-type="float" office:value="339359" table:style-name="ce9">
            <text:p>339,359</text:p>
          </table:table-cell>
          <table:table-cell office:value-type="float" office:value="84.523778862769774" table:style-name="ce8">
            <text:p>84.52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2">
            <text:p>臺 東 縣</text:p>
          </table:table-cell>
          <table:table-cell office:value-type="float" office:value="215768" table:style-name="ce11">
            <text:p>215,768</text:p>
          </table:table-cell>
          <table:table-cell office:value-type="float" office:value="110942" table:style-name="ce224">
            <text:p>110,942</text:p>
          </table:table-cell>
          <table:table-cell office:value-type="float" office:value="104826" table:style-name="ce224">
            <text:p>104,826</text:p>
          </table:table-cell>
          <table:table-cell office:value-type="float" office:value="100" table:style-name="ce225">
            <text:p>100.00</text:p>
          </table:table-cell>
          <table:table-cell office:value-type="float" office:value="24816" table:style-name="ce224">
            <text:p>24,816</text:p>
          </table:table-cell>
          <table:table-cell office:value-type="float" office:value="13017" table:style-name="ce224">
            <text:p>13,017</text:p>
          </table:table-cell>
          <table:table-cell office:value-type="float" office:value="11799" table:style-name="ce224">
            <text:p>11,799</text:p>
          </table:table-cell>
          <table:table-cell office:value-type="float" office:value="11.501242074821104" table:style-name="ce225">
            <text:p>11.50</text:p>
          </table:table-cell>
          <table:table-cell office:value-type="float" office:value="153980" table:style-name="ce224">
            <text:p>153,980</text:p>
          </table:table-cell>
          <table:table-cell office:value-type="float" office:value="81192" table:style-name="ce224">
            <text:p>81,192</text:p>
          </table:table-cell>
          <table:table-cell office:value-type="float" office:value="72788" table:style-name="ce224">
            <text:p>72,788</text:p>
          </table:table-cell>
          <table:table-cell office:value-type="float" office:value="71.363686922991363" table:style-name="ce225">
            <text:p>71.36</text:p>
          </table:table-cell>
          <table:table-cell office:value-type="float" office:value="36972" table:style-name="ce224">
            <text:p>36,972</text:p>
          </table:table-cell>
          <table:table-cell office:value-type="float" office:value="16733" table:style-name="ce224">
            <text:p>16,733</text:p>
          </table:table-cell>
          <table:table-cell office:value-type="float" office:value="20239" table:style-name="ce9">
            <text:p>20,239</text:p>
          </table:table-cell>
          <table:table-cell office:value-type="float" office:value="17.135071002187534" table:style-name="ce10">
            <text:p>17.14</text:p>
          </table:table-cell>
          <table:table-cell office:value-type="float" office:value="91110" table:style-name="ce9">
            <text:p>91,110</text:p>
          </table:table-cell>
          <table:table-cell office:value-type="float" office:value="48030" table:style-name="ce9">
            <text:p>48,030</text:p>
          </table:table-cell>
          <table:table-cell office:value-type="float" office:value="43080" table:style-name="ce9">
            <text:p>43,080</text:p>
          </table:table-cell>
          <table:table-cell office:value-type="float" office:value="42.225909309999629" table:style-name="ce10">
            <text:p>42.23</text:p>
          </table:table-cell>
          <table:table-cell office:value-type="float" office:value="179588" table:style-name="ce9">
            <text:p>179,588</text:p>
          </table:table-cell>
          <table:table-cell office:value-type="float" office:value="91979" table:style-name="ce9">
            <text:p>91,979</text:p>
          </table:table-cell>
          <table:table-cell office:value-type="float" office:value="87609" table:style-name="ce9">
            <text:p>87,609</text:p>
          </table:table-cell>
          <table:table-cell office:value-type="float" office:value="83.23198991509399" table:style-name="ce8">
            <text:p>83.23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花 蓮 縣</text:p>
          </table:table-cell>
          <table:table-cell office:value-type="float" office:value="325058" table:style-name="ce11">
            <text:p>325,058</text:p>
          </table:table-cell>
          <table:table-cell office:value-type="float" office:value="164433" table:style-name="ce224">
            <text:p>164,433</text:p>
          </table:table-cell>
          <table:table-cell office:value-type="float" office:value="160625" table:style-name="ce224">
            <text:p>160,625</text:p>
          </table:table-cell>
          <table:table-cell office:value-type="float" office:value="100" table:style-name="ce225">
            <text:p>100.00</text:p>
          </table:table-cell>
          <table:table-cell office:value-type="float" office:value="38234" table:style-name="ce224">
            <text:p>38,234</text:p>
          </table:table-cell>
          <table:table-cell office:value-type="float" office:value="20055" table:style-name="ce224">
            <text:p>20,055</text:p>
          </table:table-cell>
          <table:table-cell office:value-type="float" office:value="18179" table:style-name="ce224">
            <text:p>18,179</text:p>
          </table:table-cell>
          <table:table-cell office:value-type="float" office:value="11.762208590466933" table:style-name="ce225">
            <text:p>11.76</text:p>
          </table:table-cell>
          <table:table-cell office:value-type="float" office:value="231195" table:style-name="ce224">
            <text:p>231,195</text:p>
          </table:table-cell>
          <table:table-cell office:value-type="float" office:value="118825" table:style-name="ce224">
            <text:p>118,825</text:p>
          </table:table-cell>
          <table:table-cell office:value-type="float" office:value="112370" table:style-name="ce224">
            <text:p>112,370</text:p>
          </table:table-cell>
          <table:table-cell office:value-type="float" office:value="71.124230137390867" table:style-name="ce225">
            <text:p>71.12</text:p>
          </table:table-cell>
          <table:table-cell office:value-type="float" office:value="55629" table:style-name="ce224">
            <text:p>55,629</text:p>
          </table:table-cell>
          <table:table-cell office:value-type="float" office:value="25553" table:style-name="ce224">
            <text:p>25,553</text:p>
          </table:table-cell>
          <table:table-cell office:value-type="float" office:value="30076" table:style-name="ce9">
            <text:p>30,076</text:p>
          </table:table-cell>
          <table:table-cell office:value-type="float" office:value="17.113561272142203" table:style-name="ce10">
            <text:p>17.11</text:p>
          </table:table-cell>
          <table:table-cell office:value-type="float" office:value="138221" table:style-name="ce9">
            <text:p>138,221</text:p>
          </table:table-cell>
          <table:table-cell office:value-type="float" office:value="71306" table:style-name="ce9">
            <text:p>71,306</text:p>
          </table:table-cell>
          <table:table-cell office:value-type="float" office:value="66915" table:style-name="ce9">
            <text:p>66,915</text:p>
          </table:table-cell>
          <table:table-cell office:value-type="float" office:value="42.521949928935761" table:style-name="ce10">
            <text:p>42.52</text:p>
          </table:table-cell>
          <table:table-cell office:value-type="float" office:value="270066" table:style-name="ce9">
            <text:p>270,066</text:p>
          </table:table-cell>
          <table:table-cell office:value-type="float" office:value="135591" table:style-name="ce9">
            <text:p>135,591</text:p>
          </table:table-cell>
          <table:table-cell office:value-type="float" office:value="134475" table:style-name="ce9">
            <text:p>134,475</text:p>
          </table:table-cell>
          <table:table-cell office:value-type="float" office:value="83.082403755637458" table:style-name="ce8">
            <text:p>83.08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澎 湖 縣</text:p>
          </table:table-cell>
          <table:table-cell office:value-type="float" office:value="105174" table:style-name="ce11">
            <text:p>105,174</text:p>
          </table:table-cell>
          <table:table-cell office:value-type="float" office:value="54136" table:style-name="ce224">
            <text:p>54,136</text:p>
          </table:table-cell>
          <table:table-cell office:value-type="float" office:value="51038" table:style-name="ce224">
            <text:p>51,038</text:p>
          </table:table-cell>
          <table:table-cell office:value-type="float" office:value="100" table:style-name="ce225">
            <text:p>100.00</text:p>
          </table:table-cell>
          <table:table-cell office:value-type="float" office:value="10895" table:style-name="ce224">
            <text:p>10,895</text:p>
          </table:table-cell>
          <table:table-cell office:value-type="float" office:value="5733" table:style-name="ce224">
            <text:p>5,733</text:p>
          </table:table-cell>
          <table:table-cell office:value-type="float" office:value="5162" table:style-name="ce224">
            <text:p>5,162</text:p>
          </table:table-cell>
          <table:table-cell office:value-type="float" office:value="10.359024093407115" table:style-name="ce225">
            <text:p>10.36</text:p>
          </table:table-cell>
          <table:table-cell office:value-type="float" office:value="76527" table:style-name="ce224">
            <text:p>76,527</text:p>
          </table:table-cell>
          <table:table-cell office:value-type="float" office:value="40153" table:style-name="ce224">
            <text:p>40,153</text:p>
          </table:table-cell>
          <table:table-cell office:value-type="float" office:value="36374" table:style-name="ce224">
            <text:p>36,374</text:p>
          </table:table-cell>
          <table:table-cell office:value-type="float" office:value="72.762279650864286" table:style-name="ce225">
            <text:p>72.76</text:p>
          </table:table-cell>
          <table:table-cell office:value-type="float" office:value="17752" table:style-name="ce224">
            <text:p>17,752</text:p>
          </table:table-cell>
          <table:table-cell office:value-type="float" office:value="8250" table:style-name="ce224">
            <text:p>8,250</text:p>
          </table:table-cell>
          <table:table-cell office:value-type="float" office:value="9502" table:style-name="ce9">
            <text:p>9,502</text:p>
          </table:table-cell>
          <table:table-cell office:value-type="float" office:value="16.878696255728602" table:style-name="ce10">
            <text:p>16.88</text:p>
          </table:table-cell>
          <table:table-cell office:value-type="float" office:value="47842" table:style-name="ce9">
            <text:p>47,842</text:p>
          </table:table-cell>
          <table:table-cell office:value-type="float" office:value="24909" table:style-name="ce9">
            <text:p>24,909</text:p>
          </table:table-cell>
          <table:table-cell office:value-type="float" office:value="22933" table:style-name="ce9">
            <text:p>22,933</text:p>
          </table:table-cell>
          <table:table-cell office:value-type="float" office:value="45.488428699108148" table:style-name="ce10">
            <text:p>45.49</text:p>
          </table:table-cell>
          <table:table-cell office:value-type="float" office:value="88865" table:style-name="ce9">
            <text:p>88,865</text:p>
          </table:table-cell>
          <table:table-cell office:value-type="float" office:value="45516" table:style-name="ce9">
            <text:p>45,516</text:p>
          </table:table-cell>
          <table:table-cell office:value-type="float" office:value="43349" table:style-name="ce9">
            <text:p>43,349</text:p>
          </table:table-cell>
          <table:table-cell office:value-type="float" office:value="84.49331583851523" table:style-name="ce8">
            <text:p>84.49</text:p>
          </table:table-cell>
          <table:table-cell table:number-columns-repeated="16359" table:style-name="ce7"/>
        </table:table-row>
        <table:table-row table:style-name="ro29">
          <table:table-cell office:value-type="string" table:style-name="ce12">
            <text:p>基 隆 市</text:p>
          </table:table-cell>
          <table:table-cell office:value-type="float" office:value="368372" table:style-name="ce11">
            <text:p>368,372</text:p>
          </table:table-cell>
          <table:table-cell office:value-type="float" office:value="183758" table:style-name="ce224">
            <text:p>183,758</text:p>
          </table:table-cell>
          <table:table-cell office:value-type="float" office:value="184614" table:style-name="ce224">
            <text:p>184,614</text:p>
          </table:table-cell>
          <table:table-cell office:value-type="float" office:value="100" table:style-name="ce225">
            <text:p>100.00</text:p>
          </table:table-cell>
          <table:table-cell office:value-type="float" office:value="37853" table:style-name="ce224">
            <text:p>37,853</text:p>
          </table:table-cell>
          <table:table-cell office:value-type="float" office:value="19580" table:style-name="ce224">
            <text:p>19,580</text:p>
          </table:table-cell>
          <table:table-cell office:value-type="float" office:value="18273" table:style-name="ce224">
            <text:p>18,273</text:p>
          </table:table-cell>
          <table:table-cell office:value-type="float" office:value="10.2757538575136" table:style-name="ce225">
            <text:p>10.28</text:p>
          </table:table-cell>
          <table:table-cell office:value-type="float" office:value="267620" table:style-name="ce224">
            <text:p>267,620</text:p>
          </table:table-cell>
          <table:table-cell office:value-type="float" office:value="135789" table:style-name="ce224">
            <text:p>135,789</text:p>
          </table:table-cell>
          <table:table-cell office:value-type="float" office:value="131831" table:style-name="ce224">
            <text:p>131,831</text:p>
          </table:table-cell>
          <table:table-cell office:value-type="float" office:value="72.649387032673502" table:style-name="ce225">
            <text:p>72.65</text:p>
          </table:table-cell>
          <table:table-cell office:value-type="float" office:value="62899" table:style-name="ce224">
            <text:p>62,899</text:p>
          </table:table-cell>
          <table:table-cell office:value-type="float" office:value="28389" table:style-name="ce224">
            <text:p>28,389</text:p>
          </table:table-cell>
          <table:table-cell office:value-type="float" office:value="34510" table:style-name="ce9">
            <text:p>34,510</text:p>
          </table:table-cell>
          <table:table-cell office:value-type="float" office:value="17.074859109812905" table:style-name="ce10">
            <text:p>17.07</text:p>
          </table:table-cell>
          <table:table-cell office:value-type="float" office:value="157172" table:style-name="ce9">
            <text:p>157,172</text:p>
          </table:table-cell>
          <table:table-cell office:value-type="float" office:value="80617" table:style-name="ce9">
            <text:p>80,617</text:p>
          </table:table-cell>
          <table:table-cell office:value-type="float" office:value="76555" table:style-name="ce9">
            <text:p>76,555</text:p>
          </table:table-cell>
          <table:table-cell office:value-type="float" office:value="42.666652188548532" table:style-name="ce10">
            <text:p>42.67</text:p>
          </table:table-cell>
          <table:table-cell office:value-type="float" office:value="312925" table:style-name="ce9">
            <text:p>312,925</text:p>
          </table:table-cell>
          <table:table-cell office:value-type="float" office:value="154934" table:style-name="ce9">
            <text:p>154,934</text:p>
          </table:table-cell>
          <table:table-cell office:value-type="float" office:value="157991" table:style-name="ce9">
            <text:p>157,991</text:p>
          </table:table-cell>
          <table:table-cell office:value-type="float" office:value="84.948095946488877" table:style-name="ce8">
            <text:p>84.95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新 竹 市</text:p>
          </table:table-cell>
          <table:table-cell office:value-type="float" office:value="450113" table:style-name="ce11">
            <text:p>450,113</text:p>
          </table:table-cell>
          <table:table-cell office:value-type="float" office:value="221972" table:style-name="ce224">
            <text:p>221,972</text:p>
          </table:table-cell>
          <table:table-cell office:value-type="float" office:value="228141" table:style-name="ce224">
            <text:p>228,141</text:p>
          </table:table-cell>
          <table:table-cell office:value-type="float" office:value="100" table:style-name="ce225">
            <text:p>100.00</text:p>
          </table:table-cell>
          <table:table-cell office:value-type="float" office:value="76498" table:style-name="ce224">
            <text:p>76,498</text:p>
          </table:table-cell>
          <table:table-cell office:value-type="float" office:value="39829" table:style-name="ce224">
            <text:p>39,829</text:p>
          </table:table-cell>
          <table:table-cell office:value-type="float" office:value="36669" table:style-name="ce224">
            <text:p>36,669</text:p>
          </table:table-cell>
          <table:table-cell office:value-type="float" office:value="16.995287849939906" table:style-name="ce225">
            <text:p>17.00</text:p>
          </table:table-cell>
          <table:table-cell office:value-type="float" office:value="315718" table:style-name="ce224">
            <text:p>315,718</text:p>
          </table:table-cell>
          <table:table-cell office:value-type="float" office:value="156441" table:style-name="ce224">
            <text:p>156,441</text:p>
          </table:table-cell>
          <table:table-cell office:value-type="float" office:value="159277" table:style-name="ce224">
            <text:p>159,277</text:p>
          </table:table-cell>
          <table:table-cell office:value-type="float" office:value="70.141942134530666" table:style-name="ce225">
            <text:p>70.14</text:p>
          </table:table-cell>
          <table:table-cell office:value-type="float" office:value="57897" table:style-name="ce224">
            <text:p>57,897</text:p>
          </table:table-cell>
          <table:table-cell office:value-type="float" office:value="25702" table:style-name="ce224">
            <text:p>25,702</text:p>
          </table:table-cell>
          <table:table-cell office:value-type="float" office:value="32195" table:style-name="ce9">
            <text:p>32,195</text:p>
          </table:table-cell>
          <table:table-cell office:value-type="float" office:value="12.862770015529435" table:style-name="ce10">
            <text:p>12.86</text:p>
          </table:table-cell>
          <table:table-cell office:value-type="float" office:value="202087" table:style-name="ce9">
            <text:p>202,087</text:p>
          </table:table-cell>
          <table:table-cell office:value-type="float" office:value="100187" table:style-name="ce9">
            <text:p>100,187</text:p>
          </table:table-cell>
          <table:table-cell office:value-type="float" office:value="101900" table:style-name="ce9">
            <text:p>101,900</text:p>
          </table:table-cell>
          <table:table-cell office:value-type="float" office:value="44.896948099699408" table:style-name="ce10">
            <text:p>44.90</text:p>
          </table:table-cell>
          <table:table-cell office:value-type="float" office:value="348106" table:style-name="ce9">
            <text:p>348,106</text:p>
          </table:table-cell>
          <table:table-cell office:value-type="float" office:value="168883" table:style-name="ce9">
            <text:p>168,883</text:p>
          </table:table-cell>
          <table:table-cell office:value-type="float" office:value="179223" table:style-name="ce9">
            <text:p>179,223</text:p>
          </table:table-cell>
          <table:table-cell office:value-type="float" office:value="77.337468591220428" table:style-name="ce8">
            <text:p>77.34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嘉 義 市</text:p>
          </table:table-cell>
          <table:table-cell office:value-type="float" office:value="266833" table:style-name="ce11">
            <text:p>266,833</text:p>
          </table:table-cell>
          <table:table-cell office:value-type="float" office:value="129233" table:style-name="ce224">
            <text:p>129,233</text:p>
          </table:table-cell>
          <table:table-cell office:value-type="float" office:value="137600" table:style-name="ce224">
            <text:p>137,600</text:p>
          </table:table-cell>
          <table:table-cell office:value-type="float" office:value="100" table:style-name="ce225">
            <text:p>100.00</text:p>
          </table:table-cell>
          <table:table-cell office:value-type="float" office:value="35524" table:style-name="ce224">
            <text:p>35,524</text:p>
          </table:table-cell>
          <table:table-cell office:value-type="float" office:value="18529" table:style-name="ce224">
            <text:p>18,529</text:p>
          </table:table-cell>
          <table:table-cell office:value-type="float" office:value="16995" table:style-name="ce224">
            <text:p>16,995</text:p>
          </table:table-cell>
          <table:table-cell office:value-type="float" office:value="13.313195894061082" table:style-name="ce225">
            <text:p>13.31</text:p>
          </table:table-cell>
          <table:table-cell office:value-type="float" office:value="188911" table:style-name="ce224">
            <text:p>188,911</text:p>
          </table:table-cell>
          <table:table-cell office:value-type="float" office:value="92038" table:style-name="ce224">
            <text:p>92,038</text:p>
          </table:table-cell>
          <table:table-cell office:value-type="float" office:value="96873" table:style-name="ce224">
            <text:p>96,873</text:p>
          </table:table-cell>
          <table:table-cell office:value-type="float" office:value="70.797465081155636" table:style-name="ce225">
            <text:p>70.80</text:p>
          </table:table-cell>
          <table:table-cell office:value-type="float" office:value="42398" table:style-name="ce224">
            <text:p>42,398</text:p>
          </table:table-cell>
          <table:table-cell office:value-type="float" office:value="18666" table:style-name="ce224">
            <text:p>18,666</text:p>
          </table:table-cell>
          <table:table-cell office:value-type="float" office:value="23732" table:style-name="ce9">
            <text:p>23,732</text:p>
          </table:table-cell>
          <table:table-cell office:value-type="float" office:value="15.889339024783292" table:style-name="ce10">
            <text:p>15.89</text:p>
          </table:table-cell>
          <table:table-cell office:value-type="float" office:value="114641" table:style-name="ce9">
            <text:p>114,641</text:p>
          </table:table-cell>
          <table:table-cell office:value-type="float" office:value="55938" table:style-name="ce9">
            <text:p>55,938</text:p>
          </table:table-cell>
          <table:table-cell office:value-type="float" office:value="58703" table:style-name="ce9">
            <text:p>58,703</text:p>
          </table:table-cell>
          <table:table-cell office:value-type="float" office:value="42.963576469177347" table:style-name="ce10">
            <text:p>42.96</text:p>
          </table:table-cell>
          <table:table-cell office:value-type="float" office:value="215866" table:style-name="ce9">
            <text:p>215,866</text:p>
          </table:table-cell>
          <table:table-cell office:value-type="float" office:value="102603" table:style-name="ce9">
            <text:p>102,603</text:p>
          </table:table-cell>
          <table:table-cell office:value-type="float" office:value="113263" table:style-name="ce9">
            <text:p>113,263</text:p>
          </table:table-cell>
          <table:table-cell office:value-type="float" office:value="80.899289068443565" table:style-name="ce8">
            <text:p>80.90</text:p>
          </table:table-cell>
          <table:table-cell table:number-columns-repeated="16359" table:style-name="ce7"/>
        </table:table-row>
        <table:table-row table:style-name="ro42">
          <table:table-cell office:value-type="string" table:style-name="ce17">
            <text:p>福 建 省</text:p>
          </table:table-cell>
          <table:table-cell office:value-type="float" office:value="152751" table:style-name="ce16">
            <text:p>152,751</text:p>
          </table:table-cell>
          <table:table-cell office:value-type="float" office:value="77211" table:style-name="ce222">
            <text:p>77,211</text:p>
          </table:table-cell>
          <table:table-cell office:value-type="float" office:value="75540" table:style-name="ce222">
            <text:p>75,540</text:p>
          </table:table-cell>
          <table:table-cell office:value-type="float" office:value="100" table:style-name="ce223">
            <text:p>100.00</text:p>
          </table:table-cell>
          <table:table-cell office:value-type="float" office:value="14154" table:style-name="ce222">
            <text:p>14,154</text:p>
          </table:table-cell>
          <table:table-cell office:value-type="float" office:value="7359" table:style-name="ce222">
            <text:p>7,359</text:p>
          </table:table-cell>
          <table:table-cell office:value-type="float" office:value="6795" table:style-name="ce222">
            <text:p>6,795</text:p>
          </table:table-cell>
          <table:table-cell office:value-type="float" office:value="9.2660604513227405" table:style-name="ce223">
            <text:p>9.27</text:p>
          </table:table-cell>
          <table:table-cell office:value-type="float" office:value="117275" table:style-name="ce222">
            <text:p>117,275</text:p>
          </table:table-cell>
          <table:table-cell office:value-type="float" office:value="59512" table:style-name="ce222">
            <text:p>59,512</text:p>
          </table:table-cell>
          <table:table-cell office:value-type="float" office:value="57763" table:style-name="ce222">
            <text:p>57,763</text:p>
          </table:table-cell>
          <table:table-cell office:value-type="float" office:value="76.775274793618379" table:style-name="ce223">
            <text:p>76.78</text:p>
          </table:table-cell>
          <table:table-cell office:value-type="float" office:value="21322" table:style-name="ce222">
            <text:p>21,322</text:p>
          </table:table-cell>
          <table:table-cell office:value-type="float" office:value="10340" table:style-name="ce222">
            <text:p>10,340</text:p>
          </table:table-cell>
          <table:table-cell office:value-type="float" office:value="10982" table:style-name="ce14">
            <text:p>10,982</text:p>
          </table:table-cell>
          <table:table-cell office:value-type="float" office:value="13.958664755058885" table:style-name="ce15">
            <text:p>13.96</text:p>
          </table:table-cell>
          <table:table-cell office:value-type="float" office:value="69800" table:style-name="ce14">
            <text:p>69,800</text:p>
          </table:table-cell>
          <table:table-cell office:value-type="float" office:value="35179" table:style-name="ce14">
            <text:p>35,179</text:p>
          </table:table-cell>
          <table:table-cell office:value-type="float" office:value="34621" table:style-name="ce14">
            <text:p>34,621</text:p>
          </table:table-cell>
          <table:table-cell office:value-type="float" office:value="45.695281863948516" table:style-name="ce15">
            <text:p>45.70</text:p>
          </table:table-cell>
          <table:table-cell office:value-type="float" office:value="132007" table:style-name="ce14">
            <text:p>132,007</text:p>
          </table:table-cell>
          <table:table-cell office:value-type="float" office:value="66410" table:style-name="ce14">
            <text:p>66,410</text:p>
          </table:table-cell>
          <table:table-cell office:value-type="float" office:value="65597" table:style-name="ce14">
            <text:p>65,597</text:p>
          </table:table-cell>
          <table:table-cell office:value-type="float" office:value="86.41972883974573" table:style-name="ce13">
            <text:p>86.42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金 門 縣</text:p>
          </table:table-cell>
          <table:table-cell office:value-type="float" office:value="139628" table:style-name="ce11">
            <text:p>139,628</text:p>
          </table:table-cell>
          <table:table-cell office:value-type="float" office:value="69673" table:style-name="ce224">
            <text:p>69,673</text:p>
          </table:table-cell>
          <table:table-cell office:value-type="float" office:value="69955" table:style-name="ce224">
            <text:p>69,955</text:p>
          </table:table-cell>
          <table:table-cell office:value-type="float" office:value="100" table:style-name="ce225">
            <text:p>100.00</text:p>
          </table:table-cell>
          <table:table-cell office:value-type="float" office:value="12625" table:style-name="ce224">
            <text:p>12,625</text:p>
          </table:table-cell>
          <table:table-cell office:value-type="float" office:value="6543" table:style-name="ce224">
            <text:p>6,543</text:p>
          </table:table-cell>
          <table:table-cell office:value-type="float" office:value="6082" table:style-name="ce224">
            <text:p>6,082</text:p>
          </table:table-cell>
          <table:table-cell office:value-type="float" office:value="9.041882716933566" table:style-name="ce225">
            <text:p>9.04</text:p>
          </table:table-cell>
          <table:table-cell office:value-type="float" office:value="107308" table:style-name="ce224">
            <text:p>107,308</text:p>
          </table:table-cell>
          <table:table-cell office:value-type="float" office:value="53670" table:style-name="ce224">
            <text:p>53,670</text:p>
          </table:table-cell>
          <table:table-cell office:value-type="float" office:value="53638" table:style-name="ce224">
            <text:p>53,638</text:p>
          </table:table-cell>
          <table:table-cell office:value-type="float" office:value="76.852780244650063" table:style-name="ce225">
            <text:p>76.85</text:p>
          </table:table-cell>
          <table:table-cell office:value-type="float" office:value="19695" table:style-name="ce224">
            <text:p>19,695</text:p>
          </table:table-cell>
          <table:table-cell office:value-type="float" office:value="9460" table:style-name="ce224">
            <text:p>9,460</text:p>
          </table:table-cell>
          <table:table-cell office:value-type="float" office:value="10235" table:style-name="ce9">
            <text:p>10,235</text:p>
          </table:table-cell>
          <table:table-cell office:value-type="float" office:value="14.105337038416362" table:style-name="ce10">
            <text:p>14.11</text:p>
          </table:table-cell>
          <table:table-cell office:value-type="float" office:value="63632" table:style-name="ce9">
            <text:p>63,632</text:p>
          </table:table-cell>
          <table:table-cell office:value-type="float" office:value="31611" table:style-name="ce9">
            <text:p>31,611</text:p>
          </table:table-cell>
          <table:table-cell office:value-type="float" office:value="32021" table:style-name="ce9">
            <text:p>32,021</text:p>
          </table:table-cell>
          <table:table-cell office:value-type="float" office:value="45.572521270805282" table:style-name="ce10">
            <text:p>45.57</text:p>
          </table:table-cell>
          <table:table-cell office:value-type="float" office:value="120972" table:style-name="ce9">
            <text:p>120,972</text:p>
          </table:table-cell>
          <table:table-cell office:value-type="float" office:value="60004" table:style-name="ce9">
            <text:p>60,004</text:p>
          </table:table-cell>
          <table:table-cell office:value-type="float" office:value="60968" table:style-name="ce9">
            <text:p>60,968</text:p>
          </table:table-cell>
          <table:table-cell office:value-type="float" office:value="86.638783052109886" table:style-name="ce8">
            <text:p>86.64</text:p>
          </table:table-cell>
          <table:table-cell table:number-columns-repeated="16359" table:style-name="ce7"/>
        </table:table-row>
        <table:table-row table:style-name="ro43">
          <table:table-cell office:value-type="string" table:style-name="ce196">
            <text:p>連 江 縣</text:p>
          </table:table-cell>
          <table:table-cell office:value-type="float" office:value="13123" table:style-name="ce197">
            <text:p>13,123</text:p>
          </table:table-cell>
          <table:table-cell office:value-type="float" office:value="7538" table:style-name="ce226">
            <text:p>7,538</text:p>
          </table:table-cell>
          <table:table-cell office:value-type="float" office:value="5585" table:style-name="ce226">
            <text:p>5,585</text:p>
          </table:table-cell>
          <table:table-cell office:value-type="float" office:value="100" table:style-name="ce227">
            <text:p>100.00</text:p>
          </table:table-cell>
          <table:table-cell office:value-type="float" office:value="1529" table:style-name="ce226">
            <text:p>1,529</text:p>
          </table:table-cell>
          <table:table-cell office:value-type="float" office:value="816" table:style-name="ce226">
            <text:p>816</text:p>
          </table:table-cell>
          <table:table-cell office:value-type="float" office:value="713" table:style-name="ce226">
            <text:p>713</text:p>
          </table:table-cell>
          <table:table-cell office:value-type="float" office:value="11.651299245599329" table:style-name="ce227">
            <text:p>11.65</text:p>
          </table:table-cell>
          <table:table-cell office:value-type="float" office:value="9967" table:style-name="ce226">
            <text:p>9,967</text:p>
          </table:table-cell>
          <table:table-cell office:value-type="float" office:value="5842" table:style-name="ce226">
            <text:p>5,842</text:p>
          </table:table-cell>
          <table:table-cell office:value-type="float" office:value="4125" table:style-name="ce226">
            <text:p>4,125</text:p>
          </table:table-cell>
          <table:table-cell office:value-type="float" office:value="75.950621047016682" table:style-name="ce227">
            <text:p>75.95</text:p>
          </table:table-cell>
          <table:table-cell office:value-type="float" office:value="1627" table:style-name="ce226">
            <text:p>1,627</text:p>
          </table:table-cell>
          <table:table-cell office:value-type="float" office:value="880" table:style-name="ce226">
            <text:p>880</text:p>
          </table:table-cell>
          <table:table-cell office:value-type="float" office:value="747" table:style-name="ce198">
            <text:p>747</text:p>
          </table:table-cell>
          <table:table-cell office:value-type="float" office:value="12.398079707383983" table:style-name="ce199">
            <text:p>12.40</text:p>
          </table:table-cell>
          <table:table-cell office:value-type="float" office:value="6168" table:style-name="ce198">
            <text:p>6,168</text:p>
          </table:table-cell>
          <table:table-cell office:value-type="float" office:value="3568" table:style-name="ce198">
            <text:p>3,568</text:p>
          </table:table-cell>
          <table:table-cell office:value-type="float" office:value="2600" table:style-name="ce198">
            <text:p>2,600</text:p>
          </table:table-cell>
          <table:table-cell office:value-type="float" office:value="47.00144783967081" table:style-name="ce199">
            <text:p>47.00</text:p>
          </table:table-cell>
          <table:table-cell office:value-type="float" office:value="11035" table:style-name="ce198">
            <text:p>11,035</text:p>
          </table:table-cell>
          <table:table-cell office:value-type="float" office:value="6406" table:style-name="ce198">
            <text:p>6,406</text:p>
          </table:table-cell>
          <table:table-cell office:value-type="float" office:value="4629" table:style-name="ce198">
            <text:p>4,629</text:p>
          </table:table-cell>
          <table:table-cell office:value-type="float" office:value="84.089004038710655" table:style-name="ce200">
            <text:p>84.09</text:p>
          </table:table-cell>
          <table:table-cell table:number-columns-repeated="16359" table:style-name="ce7"/>
        </table:table-row>
        <table:table-row table:style-name="ro34">
          <table:table-cell table:style-name="ce6"/>
          <table:table-cell table:style-name="ce4"/>
          <table:table-cell table:number-columns-repeated="13" table:style-name="ce228"/>
          <table:table-cell table:number-columns-repeated="9" table:style-name="ce4"/>
          <table:table-cell office:value-type="string" office:string-value="                內政部戶政司 民國 109 年 8 月 6 日編製" table:formula="of:=['年月別新(結婚性別)'.AE53]" table:style-name="ce5">
            <text:p><text:s text:c="16"/>內政部戶政司 民國 109 年 8 月 6 日編製</text:p>
          </table:table-cell>
          <table:table-cell table:number-columns-repeated="16359" table:style-name="ce4"/>
        </table:table-row>
        <table:table-row table:style-name="ro12">
          <table:table-cell table:style-name="ce3"/>
          <table:table-cell table:style-name="ce2"/>
          <table:table-cell table:number-columns-repeated="13" table:style-name="ce229"/>
          <table:table-cell table:number-columns-repeated="16369" table:style-name="ce2"/>
        </table:table-row>
        <table:table-row table:number-rows-repeated="1048544" table:style-name="ro12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3" table:default-cell-style-name="ce154"/>
        <table:table-column table:style-name="co16" table:number-columns-repeated="5" table:default-cell-style-name="ce154"/>
        <table:table-column table:style-name="co24" table:default-cell-style-name="ce154"/>
        <table:table-column table:style-name="co14" table:default-cell-style-name="ce154"/>
        <table:table-column table:style-name="co16" table:number-columns-repeated="2" table:default-cell-style-name="ce154"/>
        <table:table-column table:style-name="co37" table:number-columns-repeated="3" table:default-cell-style-name="ce154"/>
        <table:table-column table:style-name="co16" table:number-columns-repeated="16371" table:default-cell-style-name="ce154"/>
        <table:table-row table:style-name="ro12">
          <table:table-cell table:style-name="ce154">
            <draw:frame draw:z-index="1" draw:id="id0" draw:style-name="a0" draw:name="Object 70" svg:x="0.04167in" svg:y="0.01042in" svg:width="6.75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5" table:style-name="ro12">
          <table:table-cell table:number-columns-repeated="16384"/>
        </table:table-row>
        <table:table-row table:style-name="ro12">
          <table:table-cell table:style-name="ce154">
            <draw:frame draw:z-index="2" draw:id="id1" draw:style-name="a1" draw:name="Object 72" svg:x="0.0625in" svg:y="0.02083in" svg:width="6.84375in" svg:height="9.8854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2">
          <table:table-cell table:number-columns-repeated="16384"/>
        </table:table-row>
        <table:table-row table:style-name="ro44">
          <table:table-cell table:number-columns-repeated="16384"/>
        </table:table-row>
        <table:table-row table:number-rows-repeated="44" table:style-name="ro12">
          <table:table-cell table:number-columns-repeated="16384"/>
        </table:table-row>
        <table:table-row table:style-name="ro23">
          <table:table-cell table:number-columns-repeated="16384"/>
        </table:table-row>
        <table:table-row table:number-rows-repeated="1048482" table:style-name="ro12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當月速報連結-資料分析數字" table:style-name="ta5">
        <table:table-source xlink:href="file:///D:/袖0/01--速（月）報/6.速(月)報套印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縣市排序-公式" table:style-name="ta5">
        <table:table-source xlink:href="file:///D:/袖0/01--速（月）報/6.速(月)報套印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06-人口增加&amp;生死結離-公式" table:style-name="ta5">
        <table:table-source xlink:href="file:///D:/袖0/01--速（月）報/6.速(月)報套印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原始速報-公式" table:style-name="ta5">
        <table:table-source xlink:href="file:///D:/袖0/01--速（月）報/6.速(月)報套印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1(160)" table:style-name="ta5">
        <table:table-source xlink:href="file:///D:/袖0/01--速（月）報/6.速(月)報套印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2(170)" table:style-name="ta5">
        <table:table-source xlink:href="file:///D:/袖0/01--速（月）報/6.速(月)報套印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2" table:style-name="ta5">
        <table:table-source xlink:href="file://192.168.167.105/d/Documents%20and%20Settings/Administrator/桌面/95-08.xls" table:table-name="縣市別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1" table:style-name="ta5">
        <table:table-source xlink:href="file://192.168.167.105/d/Documents%20and%20Settings/Administrator/桌面/95-08.xls" table:table-name="縣市別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2" table:style-name="ta5">
        <table:table-source xlink:href="file:///C:/Documents%20and%20Settings/Administrator/桌面/95-08.xls" table:table-name="縣市別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1" table:style-name="ta5">
        <table:table-source xlink:href="file:///C:/Documents%20and%20Settings/Administrator/桌面/95-08.xls" table:table-name="縣市別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說明" table:style-name="ta5">
        <table:table-source xlink:href="file:///D:/超峰/25.速報、月報/01.速(月)報製作-雪珠/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60" table:style-name="ta5">
        <table:table-source xlink:href="file:///D:/超峰/25.速報、月報/01.速(月)報製作-雪珠/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70" table:style-name="ta5">
        <table:table-source xlink:href="file:///D:/超峰/25.速報、月報/01.速(月)報製作-雪珠/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B0" table:style-name="ta5">
        <table:table-source xlink:href="file:///D:/超峰/25.速報、月報/01.速(月)報製作-雪珠/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月別新(結婚性別)" table:style-name="ta5">
        <table:table-source xlink:href="file:///D:/超峰/25.速報、月報/01.速(月)報製作-雪珠/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縣市別新" table:style-name="ta5">
        <table:table-source xlink:href="file:///D:/超峰/25.速報、月報/01.速(月)報製作-雪珠/各月(新)/速報公式(6月).xls" table:table-name="01-縣市別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齡結構" table:style-name="ta5">
        <table:table-source xlink:href="file:///D:/超峰/25.速報、月報/01.速(月)報製作-雪珠/各月(新)/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1" table:style-name="ta5">
        <table:table-source xlink:href="file:///D:/超峰/25.速報、月報/01.速(月)報製作-雪珠/各月(新)/速報公式(6月).xls" table:table-name="01資料分析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年月別" table:style-name="ta5">
        <table:table-source xlink:href="file:///D:/超峰/25.速報、月報/01.速(月)報製作-雪珠/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縣市別" table:style-name="ta5">
        <table:table-source xlink:href="file:///D:/超峰/25.速報、月報/01.速(月)報製作-雪珠/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4-單一年齡" table:style-name="ta5">
        <table:table-source xlink:href="file:///D:/超峰/25.速報、月報/01.速(月)報製作-雪珠/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5-年齡結構" table:style-name="ta5">
        <table:table-source xlink:href="file:///D:/超峰/25.速報、月報/01.速(月)報製作-雪珠/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6-人口增加&amp;生死結離" table:style-name="ta5">
        <table:table-source xlink:href="file:///D:/超峰/25.速報、月報/01.速(月)報製作-雪珠/各月(新)/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年月別" table:style-name="ta5">
        <table:table-source xlink:href="file:///D:/超峰/25.速報、月報/01.速(月)報製作-雪珠/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縣市別" table:style-name="ta5">
        <table:table-source xlink:href="file:///D:/超峰/25.速報、月報/01.速(月)報製作-雪珠/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年月別-新" table:style-name="ta5">
        <table:table-source xlink:href="file:///D:/超峰/25.速報、月報/01.速(月)報製作-雪珠/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縣市別-新" table:style-name="ta5">
        <table:table-source xlink:href="file:///D:/超峰/25.速報、月報/01.速(月)報製作-雪珠/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1-遷徙" table:style-name="ta5">
        <table:table-source xlink:href="file:///D:/超峰/25.速報、月報/01.速(月)報製作-雪珠/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" table:style-name="ta5">
        <table:table-source xlink:href="file:///D:/超峰/25.速報、月報/01.速(月)報製作-雪珠/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number:number-style style:name="N75P0">
      <number:number number:decimal-places="0" number:min-integer-digits="1">
        <number:embedded-text number:position="0"> </number:embedded-text>
      </number:number>
    </number:number-style>
    <number:number-style style:name="N75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75P0"/>
    </number:number-style>
    <number:number-style style:name="N76P0">
      <number:number number:decimal-places="2" number:min-integer-digits="1" number:grouping="true"/>
    </number:number-style>
    <number:number-style style:name="N76P1">
      <number:text>－   </number:text>
      <number:number number:decimal-places="2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77P2">
      <number:text> - </number:text>
    </number:text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78P2">
      <number:text> - </number:text>
    </number:text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 </number:text>
      <number:number number:decimal-places="2" number:min-integer-digits="1" number:grouping="true"/>
      <number:text> </number:text>
    </number:number-style>
    <number:number-style style:name="N79P1">
      <number:text>-</number:text>
      <number:number number:decimal-places="2" number:min-integer-digits="1" number:grouping="true"/>
      <number:text> </number:text>
    </number:number-style>
    <number:number-style style:name="N7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9">
      <number:text> </number:text>
      <number:text-content/>
      <number:text> </number:text>
      <style:map style:condition="value()&gt;0" style:apply-style-name="N79P0"/>
      <style:map style:condition="value()&lt;0" style:apply-style-name="N79P1"/>
      <style:map style:condition="value()=0" style:apply-style-name="N79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32_2" style:display-name="千分位 2" style:family="table-cell" style:data-style-name="N79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2_32_4" style:display-name="千分位[0] 2 4" style:family="table-cell" style:data-style-name="N33"/>
    <style:style style:name="_21315__20998__20301__91_0_93__32_3" style:display-name="千分位[0] 3" style:family="table-cell" style:data-style-name="N77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78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32_7" style:display-name="千分位[0] 7" style:family="table-cell" style:data-style-name="N33"/>
    <style:style style:name="_30334__20998__27604__32_2" style:display-name="百分比 2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8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溫麗華</meta:initial-creator>
    <dc:creator>周柏妤</dc:creator>
    <meta:creation-date>2019-06-04T12:02:08Z</meta:creation-date>
    <dc:date>2020-08-06T00:18:03Z</dc:date>
    <meta:print-date>2020-08-06T00:10:33Z</meta:print-date>
  </office:meta>
</office:document-meta>
</file>